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xample1" table:style-name="ta1">
        <table:shapes>
          <draw:frame draw:z-index="0" draw:style-name="gr1" draw:text-style-name="P1" svg:width="30.238cm" svg:height="17.008cm" svg:x="14.389cm" svg:y="1.161cm">
            <draw:object draw:notify-on-update-of-ranges="Example1.A2:Example1.A152 Example1.B2:Example1.B152 Example1.E1:Example1.E1 Example1.E2:Example1.E152 Example1.D2:Example1.D15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size</text:p>
          </table:table-cell>
        </table:table-row>
        <table:table-row table:style-name="ro1">
          <table:table-cell office:value-type="float" office:value="0.26265" calcext:value-type="float">
            <text:p>0.26265</text:p>
          </table:table-cell>
          <table:table-cell office:value-type="float" office:value="-0.425458" calcext:value-type="float">
            <text:p>-0.425458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218198" calcext:value-type="float">
            <text:p>-0.218198</text:p>
          </table:table-cell>
          <table:table-cell office:value-type="float" office:value="-0.449877" calcext:value-type="float">
            <text:p>-0.449877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364963" calcext:value-type="float">
            <text:p>-0.364963</text:p>
          </table:table-cell>
          <table:table-cell office:value-type="float" office:value="-0.341763" calcext:value-type="float">
            <text:p>-0.341763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02276" calcext:value-type="float">
            <text:p>0.102276</text:p>
          </table:table-cell>
          <table:table-cell office:value-type="float" office:value="0.489428" calcext:value-type="float">
            <text:p>0.489428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85443" calcext:value-type="float">
            <text:p>0.285443</text:p>
          </table:table-cell>
          <table:table-cell office:value-type="float" office:value="0.410515" calcext:value-type="float">
            <text:p>0.410515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91249" calcext:value-type="float">
            <text:p>0.191249</text:p>
          </table:table-cell>
          <table:table-cell office:value-type="float" office:value="0.461978" calcext:value-type="float">
            <text:p>0.461978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80253" calcext:value-type="float">
            <text:p>0.180253</text:p>
          </table:table-cell>
          <table:table-cell office:value-type="float" office:value="-0.466378" calcext:value-type="float">
            <text:p>-0.466378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225571" calcext:value-type="float">
            <text:p>-0.225571</text:p>
          </table:table-cell>
          <table:table-cell office:value-type="float" office:value="-0.446226" calcext:value-type="float">
            <text:p>-0.446226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253147" calcext:value-type="float">
            <text:p>-0.253147</text:p>
          </table:table-cell>
          <table:table-cell office:value-type="float" office:value="0.43118" calcext:value-type="float">
            <text:p>0.43118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88944" calcext:value-type="float">
            <text:p>0.288944</text:p>
          </table:table-cell>
          <table:table-cell office:value-type="float" office:value="-0.408058" calcext:value-type="float">
            <text:p>-0.408058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444965" calcext:value-type="float">
            <text:p>0.00444965</text:p>
          </table:table-cell>
          <table:table-cell office:value-type="float" office:value="0.49998" calcext:value-type="float">
            <text:p>0.49998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0806969" calcext:value-type="float">
            <text:p>-0.0806969</text:p>
          </table:table-cell>
          <table:table-cell office:value-type="float" office:value="0.493445" calcext:value-type="float">
            <text:p>0.493445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710919" calcext:value-type="float">
            <text:p>0.0710919</text:p>
          </table:table-cell>
          <table:table-cell office:value-type="float" office:value="-0.49492" calcext:value-type="float">
            <text:p>-0.49492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328478" calcext:value-type="float">
            <text:p>-0.328478</text:p>
          </table:table-cell>
          <table:table-cell office:value-type="float" office:value="-0.376964" calcext:value-type="float">
            <text:p>-0.376964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11549" calcext:value-type="float">
            <text:p>-0.11549</text:p>
          </table:table-cell>
          <table:table-cell office:value-type="float" office:value="0.486479" calcext:value-type="float">
            <text:p>0.486479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230261" calcext:value-type="float">
            <text:p>-0.230261</text:p>
          </table:table-cell>
          <table:table-cell office:value-type="float" office:value="-0.443824" calcext:value-type="float">
            <text:p>-0.443824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363153" calcext:value-type="float">
            <text:p>-0.363153</text:p>
          </table:table-cell>
          <table:table-cell office:value-type="float" office:value="-0.343686" calcext:value-type="float">
            <text:p>-0.343686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729399" calcext:value-type="float">
            <text:p>0.0729399</text:p>
          </table:table-cell>
          <table:table-cell office:value-type="float" office:value="0.494651" calcext:value-type="float">
            <text:p>0.494651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05999" calcext:value-type="float">
            <text:p>0.305999</text:p>
          </table:table-cell>
          <table:table-cell office:value-type="float" office:value="-0.39543" calcext:value-type="float">
            <text:p>-0.39543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108344" calcext:value-type="float">
            <text:p>-0.108344</text:p>
          </table:table-cell>
          <table:table-cell office:value-type="float" office:value="-0.48812" calcext:value-type="float">
            <text:p>-0.48812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10922" calcext:value-type="float">
            <text:p>0.410922</text:p>
          </table:table-cell>
          <table:table-cell office:value-type="float" office:value="0.284857" calcext:value-type="float">
            <text:p>0.284857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00502109" calcext:value-type="float">
            <text:p>-0.00502109</text:p>
          </table:table-cell>
          <table:table-cell office:value-type="float" office:value="0.499975" calcext:value-type="float">
            <text:p>0.499975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160468" calcext:value-type="float">
            <text:p>-0.160468</text:p>
          </table:table-cell>
          <table:table-cell office:value-type="float" office:value="0.47355" calcext:value-type="float">
            <text:p>0.47355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0924583" calcext:value-type="float">
            <text:p>-0.0924583</text:p>
          </table:table-cell>
          <table:table-cell office:value-type="float" office:value="-0.491377" calcext:value-type="float">
            <text:p>-0.491377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213527" calcext:value-type="float">
            <text:p>-0.213527</text:p>
          </table:table-cell>
          <table:table-cell office:value-type="float" office:value="0.452113" calcext:value-type="float">
            <text:p>0.452113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17951" calcext:value-type="float">
            <text:p>0.417951</text:p>
          </table:table-cell>
          <table:table-cell office:value-type="float" office:value="-0.274439" calcext:value-type="float">
            <text:p>-0.274439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041836" calcext:value-type="float">
            <text:p>-0.041836</text:p>
          </table:table-cell>
          <table:table-cell office:value-type="float" office:value="0.498247" calcext:value-type="float">
            <text:p>0.498247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385619" calcext:value-type="float">
            <text:p>-0.385619</text:p>
          </table:table-cell>
          <table:table-cell office:value-type="float" office:value="0.318274" calcext:value-type="float">
            <text:p>0.318274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64982" calcext:value-type="float">
            <text:p>0.464982</text:p>
          </table:table-cell>
          <table:table-cell office:value-type="float" office:value="0.183825" calcext:value-type="float">
            <text:p>0.183825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52203" calcext:value-type="float">
            <text:p>0.152203</text:p>
          </table:table-cell>
          <table:table-cell office:value-type="float" office:value="-0.476271" calcext:value-type="float">
            <text:p>-0.476271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61559" calcext:value-type="float">
            <text:p>0.461559</text:p>
          </table:table-cell>
          <table:table-cell office:value-type="float" office:value="0.192258" calcext:value-type="float">
            <text:p>0.192258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638319" calcext:value-type="float">
            <text:p>0.0638319</text:p>
          </table:table-cell>
          <table:table-cell office:value-type="float" office:value="0.495909" calcext:value-type="float">
            <text:p>0.495909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80853" calcext:value-type="float">
            <text:p>0.280853</text:p>
          </table:table-cell>
          <table:table-cell office:value-type="float" office:value="0.413668" calcext:value-type="float">
            <text:p>0.413668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413151" calcext:value-type="float">
            <text:p>-0.413151</text:p>
          </table:table-cell>
          <table:table-cell office:value-type="float" office:value="0.281614" calcext:value-type="float">
            <text:p>0.281614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571784" calcext:value-type="float">
            <text:p>0.0571784</text:p>
          </table:table-cell>
          <table:table-cell office:value-type="float" office:value="0.49672" calcext:value-type="float">
            <text:p>0.49672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22943" calcext:value-type="float">
            <text:p>0.222943</text:p>
          </table:table-cell>
          <table:table-cell office:value-type="float" office:value="-0.447545" calcext:value-type="float">
            <text:p>-0.447545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95814" calcext:value-type="float">
            <text:p>0.195814</text:p>
          </table:table-cell>
          <table:table-cell office:value-type="float" office:value="0.460062" calcext:value-type="float">
            <text:p>0.460062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84071" calcext:value-type="float">
            <text:p>0.384071</text:p>
          </table:table-cell>
          <table:table-cell office:value-type="float" office:value="0.32014" calcext:value-type="float">
            <text:p>0.32014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150372" calcext:value-type="float">
            <text:p>-0.150372</text:p>
          </table:table-cell>
          <table:table-cell office:value-type="float" office:value="0.476852" calcext:value-type="float">
            <text:p>0.476852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489385" calcext:value-type="float">
            <text:p>-0.489385</text:p>
          </table:table-cell>
          <table:table-cell office:value-type="float" office:value="-0.10248" calcext:value-type="float">
            <text:p>-0.10248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00656" calcext:value-type="float">
            <text:p>0.200656</text:p>
          </table:table-cell>
          <table:table-cell office:value-type="float" office:value="-0.457971" calcext:value-type="float">
            <text:p>-0.457971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197135" calcext:value-type="float">
            <text:p>-0.197135</text:p>
          </table:table-cell>
          <table:table-cell office:value-type="float" office:value="-0.459497" calcext:value-type="float">
            <text:p>-0.459497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20039" calcext:value-type="float">
            <text:p>0.120039</text:p>
          </table:table-cell>
          <table:table-cell office:value-type="float" office:value="-0.485377" calcext:value-type="float">
            <text:p>-0.485377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57091" calcext:value-type="float">
            <text:p>0.257091</text:p>
          </table:table-cell>
          <table:table-cell office:value-type="float" office:value="0.428841" calcext:value-type="float">
            <text:p>0.428841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98126" calcext:value-type="float">
            <text:p>0.398126</text:p>
          </table:table-cell>
          <table:table-cell office:value-type="float" office:value="0.302483" calcext:value-type="float">
            <text:p>0.302483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902951" calcext:value-type="float">
            <text:p>0.0902951</text:p>
          </table:table-cell>
          <table:table-cell office:value-type="float" office:value="0.491779" calcext:value-type="float">
            <text:p>0.491779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321974" calcext:value-type="float">
            <text:p>-0.321974</text:p>
          </table:table-cell>
          <table:table-cell office:value-type="float" office:value="0.382534" calcext:value-type="float">
            <text:p>0.382534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0553061" calcext:value-type="float">
            <text:p>-0.0553061</text:p>
          </table:table-cell>
          <table:table-cell office:value-type="float" office:value="-0.496932" calcext:value-type="float">
            <text:p>-0.496932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11629" calcext:value-type="float">
            <text:p>-0.11629</text:p>
          </table:table-cell>
          <table:table-cell office:value-type="float" office:value="-0.486289" calcext:value-type="float">
            <text:p>-0.486289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483446" calcext:value-type="float">
            <text:p>-0.483446</text:p>
          </table:table-cell>
          <table:table-cell office:value-type="float" office:value="0.127592" calcext:value-type="float">
            <text:p>0.127592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7.05865" calcext:value-type="float">
            <text:p>-7.05865</text:p>
          </table:table-cell>
          <table:table-cell office:value-type="float" office:value="-7.08346" calcext:value-type="float">
            <text:p>-7.08346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1.0717" calcext:value-type="float">
            <text:p>-1.0717</text:p>
          </table:table-cell>
          <table:table-cell office:value-type="float" office:value="9.94241" calcext:value-type="float">
            <text:p>9.94241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12466" calcext:value-type="float">
            <text:p>6.12466</text:p>
          </table:table-cell>
          <table:table-cell office:value-type="float" office:value="7.90497" calcext:value-type="float">
            <text:p>7.90497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02199" calcext:value-type="float">
            <text:p>8.02199</text:p>
          </table:table-cell>
          <table:table-cell office:value-type="float" office:value="-5.97056" calcext:value-type="float">
            <text:p>-5.97056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6.32752" calcext:value-type="float">
            <text:p>-6.32752</text:p>
          </table:table-cell>
          <table:table-cell office:value-type="float" office:value="7.74355" calcext:value-type="float">
            <text:p>7.74355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35613" calcext:value-type="float">
            <text:p>6.35613</text:p>
          </table:table-cell>
          <table:table-cell office:value-type="float" office:value="-7.72008" calcext:value-type="float">
            <text:p>-7.72008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38054" calcext:value-type="float">
            <text:p>9.38054</text:p>
          </table:table-cell>
          <table:table-cell office:value-type="float" office:value="3.46489" calcext:value-type="float">
            <text:p>3.46489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.26526" calcext:value-type="float">
            <text:p>-4.26526</text:p>
          </table:table-cell>
          <table:table-cell office:value-type="float" office:value="-9.04475" calcext:value-type="float">
            <text:p>-9.04475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6.17843" calcext:value-type="float">
            <text:p>-6.17843</text:p>
          </table:table-cell>
          <table:table-cell office:value-type="float" office:value="-7.86302" calcext:value-type="float">
            <text:p>-7.86302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.14881" calcext:value-type="float">
            <text:p>4.14881</text:p>
          </table:table-cell>
          <table:table-cell office:value-type="float" office:value="-9.09876" calcext:value-type="float">
            <text:p>-9.09876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6739" calcext:value-type="float">
            <text:p>1.6739</text:p>
          </table:table-cell>
          <table:table-cell office:value-type="float" office:value="-9.85891" calcext:value-type="float">
            <text:p>-9.85891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94531" calcext:value-type="float">
            <text:p>5.94531</text:p>
          </table:table-cell>
          <table:table-cell office:value-type="float" office:value="8.04073" calcext:value-type="float">
            <text:p>8.04073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21603" calcext:value-type="float">
            <text:p>9.21603</text:p>
          </table:table-cell>
          <table:table-cell office:value-type="float" office:value="-3.88133" calcext:value-type="float">
            <text:p>-3.88133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.47909" calcext:value-type="float">
            <text:p>-3.47909</text:p>
          </table:table-cell>
          <table:table-cell office:value-type="float" office:value="9.37528" calcext:value-type="float">
            <text:p>9.37528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19024" calcext:value-type="float">
            <text:p>5.19024</text:p>
          </table:table-cell>
          <table:table-cell office:value-type="float" office:value="-8.54759" calcext:value-type="float">
            <text:p>-8.54759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13058" calcext:value-type="float">
            <text:p>9.13058</text:p>
          </table:table-cell>
          <table:table-cell office:value-type="float" office:value="4.0783" calcext:value-type="float">
            <text:p>4.0783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7468" calcext:value-type="float">
            <text:p>0.27468</text:p>
          </table:table-cell>
          <table:table-cell office:value-type="float" office:value="9.99623" calcext:value-type="float">
            <text:p>9.99623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90512" calcext:value-type="float">
            <text:p>5.90512</text:p>
          </table:table-cell>
          <table:table-cell office:value-type="float" office:value="8.07029" calcext:value-type="float">
            <text:p>8.07029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1.92337" calcext:value-type="float">
            <text:p>-1.92337</text:p>
          </table:table-cell>
          <table:table-cell office:value-type="float" office:value="9.81329" calcext:value-type="float">
            <text:p>9.81329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9.89548" calcext:value-type="float">
            <text:p>-9.89548</text:p>
          </table:table-cell>
          <table:table-cell office:value-type="float" office:value="1.44205" calcext:value-type="float">
            <text:p>1.44205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78738" calcext:value-type="float">
            <text:p>0.978738</text:p>
          </table:table-cell>
          <table:table-cell office:value-type="float" office:value="-9.95199" calcext:value-type="float">
            <text:p>-9.95199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8.68171" calcext:value-type="float">
            <text:p>-8.68171</text:p>
          </table:table-cell>
          <table:table-cell office:value-type="float" office:value="-4.96265" calcext:value-type="float">
            <text:p>-4.96265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577988" calcext:value-type="float">
            <text:p>-0.577988</text:p>
          </table:table-cell>
          <table:table-cell office:value-type="float" office:value="-9.98328" calcext:value-type="float">
            <text:p>-9.98328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89738" calcext:value-type="float">
            <text:p>1.89738</text:p>
          </table:table-cell>
          <table:table-cell office:value-type="float" office:value="-9.81835" calcext:value-type="float">
            <text:p>-9.81835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5.9083" calcext:value-type="float">
            <text:p>-5.9083</text:p>
          </table:table-cell>
          <table:table-cell office:value-type="float" office:value="-8.06796" calcext:value-type="float">
            <text:p>-8.06796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.92923" calcext:value-type="float">
            <text:p>3.92923</text:p>
          </table:table-cell>
          <table:table-cell office:value-type="float" office:value="9.19572" calcext:value-type="float">
            <text:p>9.19572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.89767" calcext:value-type="float">
            <text:p>4.89767</text:p>
          </table:table-cell>
          <table:table-cell office:value-type="float" office:value="8.71853" calcext:value-type="float">
            <text:p>8.71853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.88782" calcext:value-type="float">
            <text:p>-3.88782</text:p>
          </table:table-cell>
          <table:table-cell office:value-type="float" office:value="9.2133" calcext:value-type="float">
            <text:p>9.2133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13594" calcext:value-type="float">
            <text:p>7.13594</text:p>
          </table:table-cell>
          <table:table-cell office:value-type="float" office:value="-7.0056" calcext:value-type="float">
            <text:p>-7.0056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9.61737" calcext:value-type="float">
            <text:p>-9.61737</text:p>
          </table:table-cell>
          <table:table-cell office:value-type="float" office:value="-2.73975" calcext:value-type="float">
            <text:p>-2.73975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7.40113" calcext:value-type="float">
            <text:p>-7.40113</text:p>
          </table:table-cell>
          <table:table-cell office:value-type="float" office:value="-6.72483" calcext:value-type="float">
            <text:p>-6.72483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09087" calcext:value-type="float">
            <text:p>1.09087</text:p>
          </table:table-cell>
          <table:table-cell office:value-type="float" office:value="-9.94032" calcext:value-type="float">
            <text:p>-9.94032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6.35904" calcext:value-type="float">
            <text:p>-6.35904</text:p>
          </table:table-cell>
          <table:table-cell office:value-type="float" office:value="7.71768" calcext:value-type="float">
            <text:p>7.71768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.30001" calcext:value-type="float">
            <text:p>2.30001</text:p>
          </table:table-cell>
          <table:table-cell office:value-type="float" office:value="-9.7319" calcext:value-type="float">
            <text:p>-9.7319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205693" calcext:value-type="float">
            <text:p>0.0205693</text:p>
          </table:table-cell>
          <table:table-cell office:value-type="float" office:value="9.99998" calcext:value-type="float">
            <text:p>9.99998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3821" calcext:value-type="float">
            <text:p>6.3821</text:p>
          </table:table-cell>
          <table:table-cell office:value-type="float" office:value="7.69862" calcext:value-type="float">
            <text:p>7.69862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9.20459" calcext:value-type="float">
            <text:p>-9.20459</text:p>
          </table:table-cell>
          <table:table-cell office:value-type="float" office:value="3.90839" calcext:value-type="float">
            <text:p>3.90839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424" calcext:value-type="float">
            <text:p>1.4424</text:p>
          </table:table-cell>
          <table:table-cell office:value-type="float" office:value="-9.89543" calcext:value-type="float">
            <text:p>-9.89543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65748" calcext:value-type="float">
            <text:p>8.65748</text:p>
          </table:table-cell>
          <table:table-cell office:value-type="float" office:value="-5.0048" calcext:value-type="float">
            <text:p>-5.0048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39334" calcext:value-type="float">
            <text:p>5.39334</text:p>
          </table:table-cell>
          <table:table-cell office:value-type="float" office:value="8.42092" calcext:value-type="float">
            <text:p>8.42092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78626" calcext:value-type="float">
            <text:p>1.78626</text:p>
          </table:table-cell>
          <table:table-cell office:value-type="float" office:value="-9.83917" calcext:value-type="float">
            <text:p>-9.83917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.0056" calcext:value-type="float">
            <text:p>3.0056</text:p>
          </table:table-cell>
          <table:table-cell office:value-type="float" office:value="9.53763" calcext:value-type="float">
            <text:p>9.53763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70891" calcext:value-type="float">
            <text:p>0.870891</text:p>
          </table:table-cell>
          <table:table-cell office:value-type="float" office:value="-9.96201" calcext:value-type="float">
            <text:p>-9.96201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34106" calcext:value-type="float">
            <text:p>5.34106</text:p>
          </table:table-cell>
          <table:table-cell office:value-type="float" office:value="-8.45418" calcext:value-type="float">
            <text:p>-8.45418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.31449" calcext:value-type="float">
            <text:p>4.31449</text:p>
          </table:table-cell>
          <table:table-cell office:value-type="float" office:value="-9.02137" calcext:value-type="float">
            <text:p>-9.02137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181442" calcext:value-type="float">
            <text:p>-0.181442</text:p>
          </table:table-cell>
          <table:table-cell office:value-type="float" office:value="-9.99835" calcext:value-type="float">
            <text:p>-9.99835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1252" calcext:value-type="float">
            <text:p>7.1252</text:p>
          </table:table-cell>
          <table:table-cell office:value-type="float" office:value="7.01652" calcext:value-type="float">
            <text:p>7.01652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8.44328" calcext:value-type="float">
            <text:p>-8.44328</text:p>
          </table:table-cell>
          <table:table-cell office:value-type="float" office:value="-5.35826" calcext:value-type="float">
            <text:p>-5.35826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1.73695" calcext:value-type="float">
            <text:p>-1.73695</text:p>
          </table:table-cell>
          <table:table-cell office:value-type="float" office:value="-9.84799" calcext:value-type="float">
            <text:p>-9.84799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5.19778" calcext:value-type="float">
            <text:p>-5.19778</text:p>
          </table:table-cell>
          <table:table-cell office:value-type="float" office:value="-8.54301" calcext:value-type="float">
            <text:p>-8.54301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.0802" calcext:value-type="float">
            <text:p>22.0802</text:p>
          </table:table-cell>
          <table:table-cell office:value-type="float" office:value="22.266" calcext:value-type="float">
            <text:p>22.266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.6304" calcext:value-type="float">
            <text:p>24.6304</text:p>
          </table:table-cell>
          <table:table-cell office:value-type="float" office:value="21.0171" calcext:value-type="float">
            <text:p>21.0171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.7172" calcext:value-type="float">
            <text:p>23.7172</text:p>
          </table:table-cell>
          <table:table-cell office:value-type="float" office:value="21.2113" calcext:value-type="float">
            <text:p>21.2113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.1205" calcext:value-type="float">
            <text:p>21.1205</text:p>
          </table:table-cell>
          <table:table-cell office:value-type="float" office:value="25.9743" calcext:value-type="float">
            <text:p>25.9743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.1928" calcext:value-type="float">
            <text:p>21.1928</text:p>
          </table:table-cell>
          <table:table-cell office:value-type="float" office:value="26.2268" calcext:value-type="float">
            <text:p>26.2268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.4714" calcext:value-type="float">
            <text:p>22.4714</text:p>
          </table:table-cell>
          <table:table-cell office:value-type="float" office:value="21.9006" calcext:value-type="float">
            <text:p>21.9006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.2294" calcext:value-type="float">
            <text:p>25.2294</text:p>
          </table:table-cell>
          <table:table-cell office:value-type="float" office:value="21.0066" calcext:value-type="float">
            <text:p>21.0066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.7088" calcext:value-type="float">
            <text:p>24.7088</text:p>
          </table:table-cell>
          <table:table-cell office:value-type="float" office:value="28.9894" calcext:value-type="float">
            <text:p>28.9894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.5798" calcext:value-type="float">
            <text:p>23.5798</text:p>
          </table:table-cell>
          <table:table-cell office:value-type="float" office:value="21.2606" calcext:value-type="float">
            <text:p>21.2606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.2167" calcext:value-type="float">
            <text:p>21.2167</text:p>
          </table:table-cell>
          <table:table-cell office:value-type="float" office:value="26.2987" calcext:value-type="float">
            <text:p>26.2987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.4555" calcext:value-type="float">
            <text:p>24.4555</text:p>
          </table:table-cell>
          <table:table-cell office:value-type="float" office:value="21.0372" calcext:value-type="float">
            <text:p>21.0372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.1122" calcext:value-type="float">
            <text:p>21.1122</text:p>
          </table:table-cell>
          <table:table-cell office:value-type="float" office:value="25.9406" calcext:value-type="float">
            <text:p>25.9406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.3267" calcext:value-type="float">
            <text:p>25.3267</text:p>
          </table:table-cell>
          <table:table-cell office:value-type="float" office:value="28.9866" calcext:value-type="float">
            <text:p>28.9866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.5957" calcext:value-type="float">
            <text:p>23.5957</text:p>
          </table:table-cell>
          <table:table-cell office:value-type="float" office:value="21.2546" calcext:value-type="float">
            <text:p>21.2546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.7755" calcext:value-type="float">
            <text:p>24.7755</text:p>
          </table:table-cell>
          <table:table-cell office:value-type="float" office:value="21.0063" calcext:value-type="float">
            <text:p>21.0063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.1448" calcext:value-type="float">
            <text:p>28.1448</text:p>
          </table:table-cell>
          <table:table-cell office:value-type="float" office:value="22.5281" calcext:value-type="float">
            <text:p>22.5281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.558" calcext:value-type="float">
            <text:p>21.558</text:p>
          </table:table-cell>
          <table:table-cell office:value-type="float" office:value="27.0378" calcext:value-type="float">
            <text:p>27.0378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.2852" calcext:value-type="float">
            <text:p>24.2852</text:p>
          </table:table-cell>
          <table:table-cell office:value-type="float" office:value="21.0644" calcext:value-type="float">
            <text:p>21.0644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.3585" calcext:value-type="float">
            <text:p>28.3585</text:p>
          </table:table-cell>
          <table:table-cell office:value-type="float" office:value="22.8274" calcext:value-type="float">
            <text:p>22.8274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.6645" calcext:value-type="float">
            <text:p>21.6645</text:p>
          </table:table-cell>
          <table:table-cell office:value-type="float" office:value="22.7922" calcext:value-type="float">
            <text:p>22.7922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.2211" calcext:value-type="float">
            <text:p>27.2211</text:p>
          </table:table-cell>
          <table:table-cell office:value-type="float" office:value="21.6733" calcext:value-type="float">
            <text:p>21.6733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.3094" calcext:value-type="float">
            <text:p>25.3094</text:p>
          </table:table-cell>
          <table:table-cell office:value-type="float" office:value="21.012" calcext:value-type="float">
            <text:p>21.012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.0659" calcext:value-type="float">
            <text:p>26.0659</text:p>
          </table:table-cell>
          <table:table-cell office:value-type="float" office:value="21.1446" calcext:value-type="float">
            <text:p>21.1446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.4862" calcext:value-type="float">
            <text:p>23.4862</text:p>
          </table:table-cell>
          <table:table-cell office:value-type="float" office:value="21.2975" calcext:value-type="float">
            <text:p>21.2975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.6253" calcext:value-type="float">
            <text:p>28.6253</text:p>
          </table:table-cell>
          <table:table-cell office:value-type="float" office:value="26.6904" calcext:value-type="float">
            <text:p>26.6904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.6435" calcext:value-type="float">
            <text:p>24.6435</text:p>
          </table:table-cell>
          <table:table-cell office:value-type="float" office:value="21.0159" calcext:value-type="float">
            <text:p>21.0159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.5388" calcext:value-type="float">
            <text:p>26.5388</text:p>
          </table:table-cell>
          <table:table-cell office:value-type="float" office:value="28.6921" calcext:value-type="float">
            <text:p>28.6921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.9926" calcext:value-type="float">
            <text:p>26.9926</text:p>
          </table:table-cell>
          <table:table-cell office:value-type="float" office:value="28.4684" calcext:value-type="float">
            <text:p>28.4684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.5809" calcext:value-type="float">
            <text:p>28.5809</text:p>
          </table:table-cell>
          <table:table-cell office:value-type="float" office:value="23.2175" calcext:value-type="float">
            <text:p>23.2175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.3494" calcext:value-type="float">
            <text:p>25.3494</text:p>
          </table:table-cell>
          <table:table-cell office:value-type="float" office:value="28.9847" calcext:value-type="float">
            <text:p>28.9847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.7979" calcext:value-type="float">
            <text:p>21.7979</text:p>
          </table:table-cell>
          <table:table-cell office:value-type="float" office:value="22.6028" calcext:value-type="float">
            <text:p>22.6028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.4688" calcext:value-type="float">
            <text:p>21.4688</text:p>
          </table:table-cell>
          <table:table-cell office:value-type="float" office:value="23.121" calcext:value-type="float">
            <text:p>23.121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.3074" calcext:value-type="float">
            <text:p>24.3074</text:p>
          </table:table-cell>
          <table:table-cell office:value-type="float" office:value="28.9396" calcext:value-type="float">
            <text:p>28.9396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.5178" calcext:value-type="float">
            <text:p>25.5178</text:p>
          </table:table-cell>
          <table:table-cell office:value-type="float" office:value="21.0337" calcext:value-type="float">
            <text:p>21.0337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.9522" calcext:value-type="float">
            <text:p>25.9522</text:p>
          </table:table-cell>
          <table:table-cell office:value-type="float" office:value="28.885" calcext:value-type="float">
            <text:p>28.885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.3882" calcext:value-type="float">
            <text:p>22.3882</text:p>
          </table:table-cell>
          <table:table-cell office:value-type="float" office:value="28.0296" calcext:value-type="float">
            <text:p>28.0296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.8667" calcext:value-type="float">
            <text:p>22.8667</text:p>
          </table:table-cell>
          <table:table-cell office:value-type="float" office:value="21.6164" calcext:value-type="float">
            <text:p>21.6164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.8428" calcext:value-type="float">
            <text:p>25.8428</text:p>
          </table:table-cell>
          <table:table-cell office:value-type="float" office:value="28.9102" calcext:value-type="float">
            <text:p>28.9102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.4236" calcext:value-type="float">
            <text:p>28.4236</text:p>
          </table:table-cell>
          <table:table-cell office:value-type="float" office:value="22.9314" calcext:value-type="float">
            <text:p>22.9314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.3086" calcext:value-type="float">
            <text:p>25.3086</text:p>
          </table:table-cell>
          <table:table-cell office:value-type="float" office:value="28.9881" calcext:value-type="float">
            <text:p>28.9881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.8485" calcext:value-type="float">
            <text:p>25.8485</text:p>
          </table:table-cell>
          <table:table-cell office:value-type="float" office:value="28.909" calcext:value-type="float">
            <text:p>28.909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.5806" calcext:value-type="float">
            <text:p>22.5806</text:p>
          </table:table-cell>
          <table:table-cell office:value-type="float" office:value="21.8147" calcext:value-type="float">
            <text:p>21.8147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.4445" calcext:value-type="float">
            <text:p>23.4445</text:p>
          </table:table-cell>
          <table:table-cell office:value-type="float" office:value="28.6852" calcext:value-type="float">
            <text:p>28.6852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.393" calcext:value-type="float">
            <text:p>24.393</text:p>
          </table:table-cell>
          <table:table-cell office:value-type="float" office:value="28.9537" calcext:value-type="float">
            <text:p>28.9537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.1738" calcext:value-type="float">
            <text:p>25.1738</text:p>
          </table:table-cell>
          <table:table-cell office:value-type="float" office:value="21.0038" calcext:value-type="float">
            <text:p>21.0038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.7343" calcext:value-type="float">
            <text:p>28.7343</text:p>
          </table:table-cell>
          <table:table-cell office:value-type="float" office:value="26.4336" calcext:value-type="float">
            <text:p>26.4336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.1376" calcext:value-type="float">
            <text:p>26.1376</text:p>
          </table:table-cell>
          <table:table-cell office:value-type="float" office:value="28.8348" calcext:value-type="float">
            <text:p>28.8348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.4427" calcext:value-type="float">
            <text:p>24.4427</text:p>
          </table:table-cell>
          <table:table-cell office:value-type="float" office:value="21.039" calcext:value-type="float">
            <text:p>21.039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.9976" calcext:value-type="float">
            <text:p>27.9976</text:p>
          </table:table-cell>
          <table:table-cell office:value-type="float" office:value="22.3515" calcext:value-type="float">
            <text:p>22.3515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.0368" calcext:value-type="float">
            <text:p>25.0368</text:p>
          </table:table-cell>
          <table:table-cell office:value-type="float" office:value="21.0002" calcext:value-type="float">
            <text:p>21.0002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00" calcext:value-type="float">
            <text:p>20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</table:table>
      <table:table table:name="StarSky" table:style-name="ta1">
        <table:shapes>
          <draw:frame draw:z-index="0" draw:style-name="gr1" draw:text-style-name="P1" svg:width="32.974cm" svg:height="18.547cm" svg:x="14.033cm" svg:y="1.694cm">
            <draw:object draw:notify-on-update-of-ranges="StarSky.A2:StarSky.A202 StarSky.B2:StarSky.B202 StarSky.E1:StarSky.E1 StarSky.E2:StarSky.E202 StarSky.D2:StarSky.D20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size</text:p>
          </table:table-cell>
        </table:table-row>
        <table:table-row table:style-name="ro1">
          <table:table-cell office:value-type="float" office:value="-75.6343" calcext:value-type="float">
            <text:p>-75.6343</text:p>
          </table:table-cell>
          <table:table-cell office:value-type="float" office:value="-30.054" calcext:value-type="float">
            <text:p>-30.054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88.5967" calcext:value-type="float">
            <text:p>-88.5967</text:p>
          </table:table-cell>
          <table:table-cell office:value-type="float" office:value="-4.21491" calcext:value-type="float">
            <text:p>-4.21491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.7318" calcext:value-type="float">
            <text:p>42.7318</text:p>
          </table:table-cell>
          <table:table-cell office:value-type="float" office:value="4.72559" calcext:value-type="float">
            <text:p>4.72559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.7832" calcext:value-type="float">
            <text:p>54.7832</text:p>
          </table:table-cell>
          <table:table-cell office:value-type="float" office:value="52.1888" calcext:value-type="float">
            <text:p>52.1888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16.7704" calcext:value-type="float">
            <text:p>-16.7704</text:p>
          </table:table-cell>
          <table:table-cell office:value-type="float" office:value="44.2336" calcext:value-type="float">
            <text:p>44.2336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8686" calcext:value-type="float">
            <text:p>15.8686</text:p>
          </table:table-cell>
          <table:table-cell office:value-type="float" office:value="83.08" calcext:value-type="float">
            <text:p>83.08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0358" calcext:value-type="float">
            <text:p>98.0358</text:p>
          </table:table-cell>
          <table:table-cell office:value-type="float" office:value="78.4924" calcext:value-type="float">
            <text:p>78.4924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.3821" calcext:value-type="float">
            <text:p>37.3821</text:p>
          </table:table-cell>
          <table:table-cell office:value-type="float" office:value="-21.9477" calcext:value-type="float">
            <text:p>-21.9477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.8309" calcext:value-type="float">
            <text:p>75.8309</text:p>
          </table:table-cell>
          <table:table-cell office:value-type="float" office:value="-38.7403" calcext:value-type="float">
            <text:p>-38.7403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9.3218" calcext:value-type="float">
            <text:p>69.3218</text:p>
          </table:table-cell>
          <table:table-cell office:value-type="float" office:value="-52.1246" calcext:value-type="float">
            <text:p>-52.1246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24.4136" calcext:value-type="float">
            <text:p>-24.4136</text:p>
          </table:table-cell>
          <table:table-cell office:value-type="float" office:value="43.5368" calcext:value-type="float">
            <text:p>43.5368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.0005" calcext:value-type="float">
            <text:p>22.0005</text:p>
          </table:table-cell>
          <table:table-cell office:value-type="float" office:value="-27.4708" calcext:value-type="float">
            <text:p>-27.4708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97.6456" calcext:value-type="float">
            <text:p>-97.6456</text:p>
          </table:table-cell>
          <table:table-cell office:value-type="float" office:value="-40.0361" calcext:value-type="float">
            <text:p>-40.0361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92.0622" calcext:value-type="float">
            <text:p>-92.0622</text:p>
          </table:table-cell>
          <table:table-cell office:value-type="float" office:value="-44.4207" calcext:value-type="float">
            <text:p>-44.4207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58.3925" calcext:value-type="float">
            <text:p>-58.3925</text:p>
          </table:table-cell>
          <table:table-cell office:value-type="float" office:value="-44.6745" calcext:value-type="float">
            <text:p>-44.6745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5.7971" calcext:value-type="float">
            <text:p>-45.7971</text:p>
          </table:table-cell>
          <table:table-cell office:value-type="float" office:value="-74.6223" calcext:value-type="float">
            <text:p>-74.6223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.0829" calcext:value-type="float">
            <text:p>60.0829</text:p>
          </table:table-cell>
          <table:table-cell office:value-type="float" office:value="-36.623" calcext:value-type="float">
            <text:p>-36.623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55.2343" calcext:value-type="float">
            <text:p>-55.2343</text:p>
          </table:table-cell>
          <table:table-cell office:value-type="float" office:value="22.2682" calcext:value-type="float">
            <text:p>22.2682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.7843" calcext:value-type="float">
            <text:p>72.7843</text:p>
          </table:table-cell>
          <table:table-cell office:value-type="float" office:value="12.3683" calcext:value-type="float">
            <text:p>12.3683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.6477" calcext:value-type="float">
            <text:p>53.6477</text:p>
          </table:table-cell>
          <table:table-cell office:value-type="float" office:value="64.7338" calcext:value-type="float">
            <text:p>64.7338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69.0985" calcext:value-type="float">
            <text:p>-69.0985</text:p>
          </table:table-cell>
          <table:table-cell office:value-type="float" office:value="-3.97628" calcext:value-type="float">
            <text:p>-3.97628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.3518" calcext:value-type="float">
            <text:p>42.3518</text:p>
          </table:table-cell>
          <table:table-cell office:value-type="float" office:value="-6.35938" calcext:value-type="float">
            <text:p>-6.35938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5381" calcext:value-type="float">
            <text:p>11.5381</text:p>
          </table:table-cell>
          <table:table-cell office:value-type="float" office:value="81.9717" calcext:value-type="float">
            <text:p>81.9717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.5821" calcext:value-type="float">
            <text:p>22.5821</text:p>
          </table:table-cell>
          <table:table-cell office:value-type="float" office:value="-91.6367" calcext:value-type="float">
            <text:p>-91.6367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.25241" calcext:value-type="float">
            <text:p>-3.25241</text:p>
          </table:table-cell>
          <table:table-cell office:value-type="float" office:value="-77.9206" calcext:value-type="float">
            <text:p>-77.9206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.4948" calcext:value-type="float">
            <text:p>53.4948</text:p>
          </table:table-cell>
          <table:table-cell office:value-type="float" office:value="-36.9009" calcext:value-type="float">
            <text:p>-36.9009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.5717" calcext:value-type="float">
            <text:p>43.5717</text:p>
          </table:table-cell>
          <table:table-cell office:value-type="float" office:value="88.0037" calcext:value-type="float">
            <text:p>88.0037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6.7839" calcext:value-type="float">
            <text:p>-46.7839</text:p>
          </table:table-cell>
          <table:table-cell office:value-type="float" office:value="6.39777" calcext:value-type="float">
            <text:p>6.39777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.327" calcext:value-type="float">
            <text:p>54.327</text:p>
          </table:table-cell>
          <table:table-cell office:value-type="float" office:value="69.729" calcext:value-type="float">
            <text:p>69.729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.8853" calcext:value-type="float">
            <text:p>53.8853</text:p>
          </table:table-cell>
          <table:table-cell office:value-type="float" office:value="-81.182" calcext:value-type="float">
            <text:p>-81.182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81.6007" calcext:value-type="float">
            <text:p>-81.6007</text:p>
          </table:table-cell>
          <table:table-cell office:value-type="float" office:value="77.583" calcext:value-type="float">
            <text:p>77.583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84.3477" calcext:value-type="float">
            <text:p>-84.3477</text:p>
          </table:table-cell>
          <table:table-cell office:value-type="float" office:value="35.0341" calcext:value-type="float">
            <text:p>35.0341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64.962" calcext:value-type="float">
            <text:p>-64.962</text:p>
          </table:table-cell>
          <table:table-cell office:value-type="float" office:value="-71.256" calcext:value-type="float">
            <text:p>-71.256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96.9492" calcext:value-type="float">
            <text:p>-96.9492</text:p>
          </table:table-cell>
          <table:table-cell office:value-type="float" office:value="48.9232" calcext:value-type="float">
            <text:p>48.9232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4.656" calcext:value-type="float">
            <text:p>84.656</text:p>
          </table:table-cell>
          <table:table-cell office:value-type="float" office:value="-68.5775" calcext:value-type="float">
            <text:p>-68.5775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97.3009" calcext:value-type="float">
            <text:p>-97.3009</text:p>
          </table:table-cell>
          <table:table-cell office:value-type="float" office:value="-77.9574" calcext:value-type="float">
            <text:p>-77.9574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8.72027" calcext:value-type="float">
            <text:p>-8.72027</text:p>
          </table:table-cell>
          <table:table-cell office:value-type="float" office:value="75.9481" calcext:value-type="float">
            <text:p>75.9481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.9639" calcext:value-type="float">
            <text:p>64.9639</text:p>
          </table:table-cell>
          <table:table-cell office:value-type="float" office:value="-46.5123" calcext:value-type="float">
            <text:p>-46.5123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9.0027" calcext:value-type="float">
            <text:p>69.0027</text:p>
          </table:table-cell>
          <table:table-cell office:value-type="float" office:value="-18.4754" calcext:value-type="float">
            <text:p>-18.4754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0.1721" calcext:value-type="float">
            <text:p>80.1721</text:p>
          </table:table-cell>
          <table:table-cell office:value-type="float" office:value="-6.31489" calcext:value-type="float">
            <text:p>-6.31489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.1168" calcext:value-type="float">
            <text:p>19.1168</text:p>
          </table:table-cell>
          <table:table-cell office:value-type="float" office:value="63.4558" calcext:value-type="float">
            <text:p>63.4558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55.8429" calcext:value-type="float">
            <text:p>-55.8429</text:p>
          </table:table-cell>
          <table:table-cell office:value-type="float" office:value="-4.07381" calcext:value-type="float">
            <text:p>-4.07381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7.5872" calcext:value-type="float">
            <text:p>67.5872</text:p>
          </table:table-cell>
          <table:table-cell office:value-type="float" office:value="82.2795" calcext:value-type="float">
            <text:p>82.2795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4.4333" calcext:value-type="float">
            <text:p>-34.4333</text:p>
          </table:table-cell>
          <table:table-cell office:value-type="float" office:value="64.1781" calcext:value-type="float">
            <text:p>64.1781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95.3798" calcext:value-type="float">
            <text:p>-95.3798</text:p>
          </table:table-cell>
          <table:table-cell office:value-type="float" office:value="-10.2547" calcext:value-type="float">
            <text:p>-10.2547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.077" calcext:value-type="float">
            <text:p>93.077</text:p>
          </table:table-cell>
          <table:table-cell office:value-type="float" office:value="65.684" calcext:value-type="float">
            <text:p>65.684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.8314" calcext:value-type="float">
            <text:p>51.8314</text:p>
          </table:table-cell>
          <table:table-cell office:value-type="float" office:value="-10.3185" calcext:value-type="float">
            <text:p>-10.3185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1.2447" calcext:value-type="float">
            <text:p>-31.2447</text:p>
          </table:table-cell>
          <table:table-cell office:value-type="float" office:value="35.6582" calcext:value-type="float">
            <text:p>35.6582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90857" calcext:value-type="float">
            <text:p>6.90857</text:p>
          </table:table-cell>
          <table:table-cell office:value-type="float" office:value="-3.16338" calcext:value-type="float">
            <text:p>-3.16338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.5711" calcext:value-type="float">
            <text:p>41.5711</text:p>
          </table:table-cell>
          <table:table-cell office:value-type="float" office:value="31.7047" calcext:value-type="float">
            <text:p>31.7047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50.8844" calcext:value-type="float">
            <text:p>-50.8844</text:p>
          </table:table-cell>
          <table:table-cell office:value-type="float" office:value="89.4095" calcext:value-type="float">
            <text:p>89.4095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20.7497" calcext:value-type="float">
            <text:p>-20.7497</text:p>
          </table:table-cell>
          <table:table-cell office:value-type="float" office:value="50.8262" calcext:value-type="float">
            <text:p>50.8262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51.0454" calcext:value-type="float">
            <text:p>-51.0454</text:p>
          </table:table-cell>
          <table:table-cell office:value-type="float" office:value="88.5709" calcext:value-type="float">
            <text:p>88.5709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64.6803" calcext:value-type="float">
            <text:p>-64.6803</text:p>
          </table:table-cell>
          <table:table-cell office:value-type="float" office:value="42.313" calcext:value-type="float">
            <text:p>42.313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51.5219" calcext:value-type="float">
            <text:p>-51.5219</text:p>
          </table:table-cell>
          <table:table-cell office:value-type="float" office:value="3.21572" calcext:value-type="float">
            <text:p>3.21572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4.073" calcext:value-type="float">
            <text:p>94.073</text:p>
          </table:table-cell>
          <table:table-cell office:value-type="float" office:value="85.4145" calcext:value-type="float">
            <text:p>85.4145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60.6313" calcext:value-type="float">
            <text:p>-60.6313</text:p>
          </table:table-cell>
          <table:table-cell office:value-type="float" office:value="28.7435" calcext:value-type="float">
            <text:p>28.7435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53.7064" calcext:value-type="float">
            <text:p>-53.7064</text:p>
          </table:table-cell>
          <table:table-cell office:value-type="float" office:value="2.252" calcext:value-type="float">
            <text:p>2.252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.8685" calcext:value-type="float">
            <text:p>51.8685</text:p>
          </table:table-cell>
          <table:table-cell office:value-type="float" office:value="-71.9299" calcext:value-type="float">
            <text:p>-71.9299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6.30999" calcext:value-type="float">
            <text:p>-6.30999</text:p>
          </table:table-cell>
          <table:table-cell office:value-type="float" office:value="10.4581" calcext:value-type="float">
            <text:p>10.4581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96.6101" calcext:value-type="float">
            <text:p>-96.6101</text:p>
          </table:table-cell>
          <table:table-cell office:value-type="float" office:value="66.2837" calcext:value-type="float">
            <text:p>66.2837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83.3451" calcext:value-type="float">
            <text:p>-83.3451</text:p>
          </table:table-cell>
          <table:table-cell office:value-type="float" office:value="17.4156" calcext:value-type="float">
            <text:p>17.4156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.7235" calcext:value-type="float">
            <text:p>76.7235</text:p>
          </table:table-cell>
          <table:table-cell office:value-type="float" office:value="-3.70717" calcext:value-type="float">
            <text:p>-3.70717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.2073" calcext:value-type="float">
            <text:p>30.2073</text:p>
          </table:table-cell>
          <table:table-cell office:value-type="float" office:value="-0.303495" calcext:value-type="float">
            <text:p>-0.303495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.5481" calcext:value-type="float">
            <text:p>93.5481</text:p>
          </table:table-cell>
          <table:table-cell office:value-type="float" office:value="13.6366" calcext:value-type="float">
            <text:p>13.6366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.3316" calcext:value-type="float">
            <text:p>78.3316</text:p>
          </table:table-cell>
          <table:table-cell office:value-type="float" office:value="97.8421" calcext:value-type="float">
            <text:p>97.8421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.8572" calcext:value-type="float">
            <text:p>21.8572</text:p>
          </table:table-cell>
          <table:table-cell office:value-type="float" office:value="59.4241" calcext:value-type="float">
            <text:p>59.4241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56.5526" calcext:value-type="float">
            <text:p>-56.5526</text:p>
          </table:table-cell>
          <table:table-cell office:value-type="float" office:value="-19.4578" calcext:value-type="float">
            <text:p>-19.4578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8.0564" calcext:value-type="float">
            <text:p>-38.0564</text:p>
          </table:table-cell>
          <table:table-cell office:value-type="float" office:value="12.4632" calcext:value-type="float">
            <text:p>12.4632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4.3292" calcext:value-type="float">
            <text:p>84.3292</text:p>
          </table:table-cell>
          <table:table-cell office:value-type="float" office:value="-79.4087" calcext:value-type="float">
            <text:p>-79.4087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99.9209" calcext:value-type="float">
            <text:p>-99.9209</text:p>
          </table:table-cell>
          <table:table-cell office:value-type="float" office:value="-63.0009" calcext:value-type="float">
            <text:p>-63.0009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.3407" calcext:value-type="float">
            <text:p>32.3407</text:p>
          </table:table-cell>
          <table:table-cell office:value-type="float" office:value="45.3128" calcext:value-type="float">
            <text:p>45.3128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.2487" calcext:value-type="float">
            <text:p>41.2487</text:p>
          </table:table-cell>
          <table:table-cell office:value-type="float" office:value="5.70782" calcext:value-type="float">
            <text:p>5.70782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.16477" calcext:value-type="float">
            <text:p>-3.16477</text:p>
          </table:table-cell>
          <table:table-cell office:value-type="float" office:value="-9.29461" calcext:value-type="float">
            <text:p>-9.29461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78.0003" calcext:value-type="float">
            <text:p>-78.0003</text:p>
          </table:table-cell>
          <table:table-cell office:value-type="float" office:value="-14.657" calcext:value-type="float">
            <text:p>-14.657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.8079" calcext:value-type="float">
            <text:p>32.8079</text:p>
          </table:table-cell>
          <table:table-cell office:value-type="float" office:value="20.317" calcext:value-type="float">
            <text:p>20.317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20.4892" calcext:value-type="float">
            <text:p>-20.4892</text:p>
          </table:table-cell>
          <table:table-cell office:value-type="float" office:value="62.262" calcext:value-type="float">
            <text:p>62.262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8.238" calcext:value-type="float">
            <text:p>-38.238</text:p>
          </table:table-cell>
          <table:table-cell office:value-type="float" office:value="75.4289" calcext:value-type="float">
            <text:p>75.4289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76.3487" calcext:value-type="float">
            <text:p>-76.3487</text:p>
          </table:table-cell>
          <table:table-cell office:value-type="float" office:value="87.9595" calcext:value-type="float">
            <text:p>87.9595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60.6669" calcext:value-type="float">
            <text:p>-60.6669</text:p>
          </table:table-cell>
          <table:table-cell office:value-type="float" office:value="-59.8272" calcext:value-type="float">
            <text:p>-59.8272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13.4712" calcext:value-type="float">
            <text:p>-13.4712</text:p>
          </table:table-cell>
          <table:table-cell office:value-type="float" office:value="91.6177" calcext:value-type="float">
            <text:p>91.6177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95.169" calcext:value-type="float">
            <text:p>-95.169</text:p>
          </table:table-cell>
          <table:table-cell office:value-type="float" office:value="68.748" calcext:value-type="float">
            <text:p>68.748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61.9831" calcext:value-type="float">
            <text:p>-61.9831</text:p>
          </table:table-cell>
          <table:table-cell office:value-type="float" office:value="17.6036" calcext:value-type="float">
            <text:p>17.6036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.4122" calcext:value-type="float">
            <text:p>16.4122</text:p>
          </table:table-cell>
          <table:table-cell office:value-type="float" office:value="87.9636" calcext:value-type="float">
            <text:p>87.9636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9.8823" calcext:value-type="float">
            <text:p>79.8823</text:p>
          </table:table-cell>
          <table:table-cell office:value-type="float" office:value="-14.0651" calcext:value-type="float">
            <text:p>-14.0651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61248" calcext:value-type="float">
            <text:p>5.61248</text:p>
          </table:table-cell>
          <table:table-cell office:value-type="float" office:value="-47.543" calcext:value-type="float">
            <text:p>-47.543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.8053" calcext:value-type="float">
            <text:p>55.8053</text:p>
          </table:table-cell>
          <table:table-cell office:value-type="float" office:value="50.1859" calcext:value-type="float">
            <text:p>50.1859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14.4439" calcext:value-type="float">
            <text:p>-14.4439</text:p>
          </table:table-cell>
          <table:table-cell office:value-type="float" office:value="33.8425" calcext:value-type="float">
            <text:p>33.8425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3.7461" calcext:value-type="float">
            <text:p>63.7461</text:p>
          </table:table-cell>
          <table:table-cell office:value-type="float" office:value="-37.3244" calcext:value-type="float">
            <text:p>-37.3244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11.2809" calcext:value-type="float">
            <text:p>-11.2809</text:p>
          </table:table-cell>
          <table:table-cell office:value-type="float" office:value="-11.4814" calcext:value-type="float">
            <text:p>-11.4814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.1757" calcext:value-type="float">
            <text:p>30.1757</text:p>
          </table:table-cell>
          <table:table-cell office:value-type="float" office:value="82.9237" calcext:value-type="float">
            <text:p>82.9237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2.2103" calcext:value-type="float">
            <text:p>-42.2103</text:p>
          </table:table-cell>
          <table:table-cell office:value-type="float" office:value="84.8413" calcext:value-type="float">
            <text:p>84.8413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70.3682" calcext:value-type="float">
            <text:p>-70.3682</text:p>
          </table:table-cell>
          <table:table-cell office:value-type="float" office:value="-26.9307" calcext:value-type="float">
            <text:p>-26.9307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9.18843" calcext:value-type="float">
            <text:p>-9.18843</text:p>
          </table:table-cell>
          <table:table-cell office:value-type="float" office:value="-22.7622" calcext:value-type="float">
            <text:p>-22.7622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56.2859" calcext:value-type="float">
            <text:p>-56.2859</text:p>
          </table:table-cell>
          <table:table-cell office:value-type="float" office:value="64.3856" calcext:value-type="float">
            <text:p>64.3856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.8446" calcext:value-type="float">
            <text:p>75.8446</text:p>
          </table:table-cell>
          <table:table-cell office:value-type="float" office:value="-32.5332" calcext:value-type="float">
            <text:p>-32.5332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.8266" calcext:value-type="float">
            <text:p>75.8266</text:p>
          </table:table-cell>
          <table:table-cell office:value-type="float" office:value="3.71033" calcext:value-type="float">
            <text:p>3.71033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.90368" calcext:value-type="float">
            <text:p>4.90368</text:p>
          </table:table-cell>
          <table:table-cell office:value-type="float" office:value="91.9323" calcext:value-type="float">
            <text:p>91.9323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.4988" calcext:value-type="float">
            <text:p>53.4988</text:p>
          </table:table-cell>
          <table:table-cell office:value-type="float" office:value="-58.3132" calcext:value-type="float">
            <text:p>-58.3132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8865" calcext:value-type="float">
            <text:p>99.8865</text:p>
          </table:table-cell>
          <table:table-cell office:value-type="float" office:value="79.6218" calcext:value-type="float">
            <text:p>79.6218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27.3747" calcext:value-type="float">
            <text:p>-27.3747</text:p>
          </table:table-cell>
          <table:table-cell office:value-type="float" office:value="-27.124" calcext:value-type="float">
            <text:p>-27.124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.3673" calcext:value-type="float">
            <text:p>74.3673</text:p>
          </table:table-cell>
          <table:table-cell office:value-type="float" office:value="-72.6209" calcext:value-type="float">
            <text:p>-72.6209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7646" calcext:value-type="float">
            <text:p>71.7646</text:p>
          </table:table-cell>
          <table:table-cell office:value-type="float" office:value="-55.8889" calcext:value-type="float">
            <text:p>-55.8889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8.5243" calcext:value-type="float">
            <text:p>-48.5243</text:p>
          </table:table-cell>
          <table:table-cell office:value-type="float" office:value="67.4084" calcext:value-type="float">
            <text:p>67.4084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8157" calcext:value-type="float">
            <text:p>71.8157</text:p>
          </table:table-cell>
          <table:table-cell office:value-type="float" office:value="2.25903" calcext:value-type="float">
            <text:p>2.25903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55.8043" calcext:value-type="float">
            <text:p>-55.8043</text:p>
          </table:table-cell>
          <table:table-cell office:value-type="float" office:value="-93.3446" calcext:value-type="float">
            <text:p>-93.3446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.5741" calcext:value-type="float">
            <text:p>55.5741</text:p>
          </table:table-cell>
          <table:table-cell office:value-type="float" office:value="37.7057" calcext:value-type="float">
            <text:p>37.7057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96.4" calcext:value-type="float">
            <text:p>-96.4</text:p>
          </table:table-cell>
          <table:table-cell office:value-type="float" office:value="-74.2876" calcext:value-type="float">
            <text:p>-74.2876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.9876" calcext:value-type="float">
            <text:p>72.9876</text:p>
          </table:table-cell>
          <table:table-cell office:value-type="float" office:value="-39.1868" calcext:value-type="float">
            <text:p>-39.1868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67.2046" calcext:value-type="float">
            <text:p>-67.2046</text:p>
          </table:table-cell>
          <table:table-cell office:value-type="float" office:value="6.3187" calcext:value-type="float">
            <text:p>6.3187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.4009" calcext:value-type="float">
            <text:p>77.4009</text:p>
          </table:table-cell>
          <table:table-cell office:value-type="float" office:value="-17.5477" calcext:value-type="float">
            <text:p>-17.5477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.8553" calcext:value-type="float">
            <text:p>22.8553</text:p>
          </table:table-cell>
          <table:table-cell office:value-type="float" office:value="-4.01976" calcext:value-type="float">
            <text:p>-4.01976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3.5137" calcext:value-type="float">
            <text:p>63.5137</text:p>
          </table:table-cell>
          <table:table-cell office:value-type="float" office:value="-96.9889" calcext:value-type="float">
            <text:p>-96.9889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.3581" calcext:value-type="float">
            <text:p>49.3581</text:p>
          </table:table-cell>
          <table:table-cell office:value-type="float" office:value="52.5176" calcext:value-type="float">
            <text:p>52.5176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58.356" calcext:value-type="float">
            <text:p>-58.356</text:p>
          </table:table-cell>
          <table:table-cell office:value-type="float" office:value="-46.7481" calcext:value-type="float">
            <text:p>-46.7481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87.1637" calcext:value-type="float">
            <text:p>-87.1637</text:p>
          </table:table-cell>
          <table:table-cell office:value-type="float" office:value="90.0614" calcext:value-type="float">
            <text:p>90.0614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.3813" calcext:value-type="float">
            <text:p>62.3813</text:p>
          </table:table-cell>
          <table:table-cell office:value-type="float" office:value="28.8582" calcext:value-type="float">
            <text:p>28.8582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85.8304" calcext:value-type="float">
            <text:p>-85.8304</text:p>
          </table:table-cell>
          <table:table-cell office:value-type="float" office:value="26.1691" calcext:value-type="float">
            <text:p>26.1691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9.862" calcext:value-type="float">
            <text:p>69.862</text:p>
          </table:table-cell>
          <table:table-cell office:value-type="float" office:value="-59.4031" calcext:value-type="float">
            <text:p>-59.4031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68.9567" calcext:value-type="float">
            <text:p>-68.9567</text:p>
          </table:table-cell>
          <table:table-cell office:value-type="float" office:value="49.6359" calcext:value-type="float">
            <text:p>49.6359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.7157" calcext:value-type="float">
            <text:p>57.7157</text:p>
          </table:table-cell>
          <table:table-cell office:value-type="float" office:value="-75.7976" calcext:value-type="float">
            <text:p>-75.7976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63.3225" calcext:value-type="float">
            <text:p>-63.3225</text:p>
          </table:table-cell>
          <table:table-cell office:value-type="float" office:value="-59.5941" calcext:value-type="float">
            <text:p>-59.5941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71.4448" calcext:value-type="float">
            <text:p>-71.4448</text:p>
          </table:table-cell>
          <table:table-cell office:value-type="float" office:value="61.2166" calcext:value-type="float">
            <text:p>61.2166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87804" calcext:value-type="float">
            <text:p>6.87804</text:p>
          </table:table-cell>
          <table:table-cell office:value-type="float" office:value="-2.40767" calcext:value-type="float">
            <text:p>-2.40767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.7064" calcext:value-type="float">
            <text:p>48.7064</text:p>
          </table:table-cell>
          <table:table-cell office:value-type="float" office:value="71.2884" calcext:value-type="float">
            <text:p>71.2884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54278" calcext:value-type="float">
            <text:p>6.54278</text:p>
          </table:table-cell>
          <table:table-cell office:value-type="float" office:value="26.7464" calcext:value-type="float">
            <text:p>26.7464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6382" calcext:value-type="float">
            <text:p>12.6382</text:p>
          </table:table-cell>
          <table:table-cell office:value-type="float" office:value="80.5877" calcext:value-type="float">
            <text:p>80.5877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8.1317" calcext:value-type="float">
            <text:p>-48.1317</text:p>
          </table:table-cell>
          <table:table-cell office:value-type="float" office:value="7.05197" calcext:value-type="float">
            <text:p>7.05197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55.4427" calcext:value-type="float">
            <text:p>-55.4427</text:p>
          </table:table-cell>
          <table:table-cell office:value-type="float" office:value="19.8239" calcext:value-type="float">
            <text:p>19.8239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68.1598" calcext:value-type="float">
            <text:p>-68.1598</text:p>
          </table:table-cell>
          <table:table-cell office:value-type="float" office:value="26.6402" calcext:value-type="float">
            <text:p>26.6402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5.6582" calcext:value-type="float">
            <text:p>-35.6582</text:p>
          </table:table-cell>
          <table:table-cell office:value-type="float" office:value="-57.8886" calcext:value-type="float">
            <text:p>-57.8886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.6291" calcext:value-type="float">
            <text:p>25.6291</text:p>
          </table:table-cell>
          <table:table-cell office:value-type="float" office:value="51.1315" calcext:value-type="float">
            <text:p>51.1315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8.5333" calcext:value-type="float">
            <text:p>-48.5333</text:p>
          </table:table-cell>
          <table:table-cell office:value-type="float" office:value="-63.1828" calcext:value-type="float">
            <text:p>-63.1828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98.1927" calcext:value-type="float">
            <text:p>-98.1927</text:p>
          </table:table-cell>
          <table:table-cell office:value-type="float" office:value="29.4687" calcext:value-type="float">
            <text:p>29.4687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96.2708" calcext:value-type="float">
            <text:p>-96.2708</text:p>
          </table:table-cell>
          <table:table-cell office:value-type="float" office:value="-49.2677" calcext:value-type="float">
            <text:p>-49.2677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.7294" calcext:value-type="float">
            <text:p>39.7294</text:p>
          </table:table-cell>
          <table:table-cell office:value-type="float" office:value="-6.88339" calcext:value-type="float">
            <text:p>-6.88339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1.2321" calcext:value-type="float">
            <text:p>-31.2321</text:p>
          </table:table-cell>
          <table:table-cell office:value-type="float" office:value="-91.7083" calcext:value-type="float">
            <text:p>-91.7083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3.6635" calcext:value-type="float">
            <text:p>63.6635</text:p>
          </table:table-cell>
          <table:table-cell office:value-type="float" office:value="35.6197" calcext:value-type="float">
            <text:p>35.6197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7.4903" calcext:value-type="float">
            <text:p>97.4903</text:p>
          </table:table-cell>
          <table:table-cell office:value-type="float" office:value="-6.05514" calcext:value-type="float">
            <text:p>-6.05514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7.0994" calcext:value-type="float">
            <text:p>-47.0994</text:p>
          </table:table-cell>
          <table:table-cell office:value-type="float" office:value="88.6869" calcext:value-type="float">
            <text:p>88.6869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87.8532" calcext:value-type="float">
            <text:p>-87.8532</text:p>
          </table:table-cell>
          <table:table-cell office:value-type="float" office:value="74.0318" calcext:value-type="float">
            <text:p>74.0318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73.249" calcext:value-type="float">
            <text:p>-73.249</text:p>
          </table:table-cell>
          <table:table-cell office:value-type="float" office:value="-58.3028" calcext:value-type="float">
            <text:p>-58.3028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8.8013" calcext:value-type="float">
            <text:p>-48.8013</text:p>
          </table:table-cell>
          <table:table-cell office:value-type="float" office:value="-51.4172" calcext:value-type="float">
            <text:p>-51.4172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86.0808" calcext:value-type="float">
            <text:p>-86.0808</text:p>
          </table:table-cell>
          <table:table-cell office:value-type="float" office:value="-50.1261" calcext:value-type="float">
            <text:p>-50.1261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0.9736" calcext:value-type="float">
            <text:p>-40.9736</text:p>
          </table:table-cell>
          <table:table-cell office:value-type="float" office:value="55.1867" calcext:value-type="float">
            <text:p>55.1867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51.2489" calcext:value-type="float">
            <text:p>-51.2489</text:p>
          </table:table-cell>
          <table:table-cell office:value-type="float" office:value="-37.4811" calcext:value-type="float">
            <text:p>-37.4811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23.1113" calcext:value-type="float">
            <text:p>-23.1113</text:p>
          </table:table-cell>
          <table:table-cell office:value-type="float" office:value="13.5875" calcext:value-type="float">
            <text:p>13.5875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23.0247" calcext:value-type="float">
            <text:p>-23.0247</text:p>
          </table:table-cell>
          <table:table-cell office:value-type="float" office:value="85.7664" calcext:value-type="float">
            <text:p>85.7664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5.2111" calcext:value-type="float">
            <text:p>-35.2111</text:p>
          </table:table-cell>
          <table:table-cell office:value-type="float" office:value="84.7019" calcext:value-type="float">
            <text:p>84.7019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.5095" calcext:value-type="float">
            <text:p>78.5095</text:p>
          </table:table-cell>
          <table:table-cell office:value-type="float" office:value="-43.3994" calcext:value-type="float">
            <text:p>-43.3994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50.6063" calcext:value-type="float">
            <text:p>-50.6063</text:p>
          </table:table-cell>
          <table:table-cell office:value-type="float" office:value="51.3839" calcext:value-type="float">
            <text:p>51.3839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6878" calcext:value-type="float">
            <text:p>99.6878</text:p>
          </table:table-cell>
          <table:table-cell office:value-type="float" office:value="-73.7248" calcext:value-type="float">
            <text:p>-73.7248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6.4917" calcext:value-type="float">
            <text:p>-36.4917</text:p>
          </table:table-cell>
          <table:table-cell office:value-type="float" office:value="-7.94873" calcext:value-type="float">
            <text:p>-7.94873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.6513" calcext:value-type="float">
            <text:p>45.6513</text:p>
          </table:table-cell>
          <table:table-cell office:value-type="float" office:value="46.3461" calcext:value-type="float">
            <text:p>46.3461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.6293" calcext:value-type="float">
            <text:p>52.6293</text:p>
          </table:table-cell>
          <table:table-cell office:value-type="float" office:value="88.2223" calcext:value-type="float">
            <text:p>88.2223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.3784" calcext:value-type="float">
            <text:p>61.3784</text:p>
          </table:table-cell>
          <table:table-cell office:value-type="float" office:value="-8.9226" calcext:value-type="float">
            <text:p>-8.9226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76.0765" calcext:value-type="float">
            <text:p>-76.0765</text:p>
          </table:table-cell>
          <table:table-cell office:value-type="float" office:value="-75.7966" calcext:value-type="float">
            <text:p>-75.7966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0.9802" calcext:value-type="float">
            <text:p>-30.9802</text:p>
          </table:table-cell>
          <table:table-cell office:value-type="float" office:value="-86.0607" calcext:value-type="float">
            <text:p>-86.0607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84.906" calcext:value-type="float">
            <text:p>-84.906</text:p>
          </table:table-cell>
          <table:table-cell office:value-type="float" office:value="-89.0393" calcext:value-type="float">
            <text:p>-89.0393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.0888" calcext:value-type="float">
            <text:p>59.0888</text:p>
          </table:table-cell>
          <table:table-cell office:value-type="float" office:value="-22.3039" calcext:value-type="float">
            <text:p>-22.3039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95.5848" calcext:value-type="float">
            <text:p>-95.5848</text:p>
          </table:table-cell>
          <table:table-cell office:value-type="float" office:value="81.707" calcext:value-type="float">
            <text:p>81.707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.2205" calcext:value-type="float">
            <text:p>46.2205</text:p>
          </table:table-cell>
          <table:table-cell office:value-type="float" office:value="-1.62202" calcext:value-type="float">
            <text:p>-1.62202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1.0353" calcext:value-type="float">
            <text:p>-41.0353</text:p>
          </table:table-cell>
          <table:table-cell office:value-type="float" office:value="40.3124" calcext:value-type="float">
            <text:p>40.3124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70.3245" calcext:value-type="float">
            <text:p>-70.3245</text:p>
          </table:table-cell>
          <table:table-cell office:value-type="float" office:value="-42.3465" calcext:value-type="float">
            <text:p>-42.3465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.6322" calcext:value-type="float">
            <text:p>62.6322</text:p>
          </table:table-cell>
          <table:table-cell office:value-type="float" office:value="-24.367" calcext:value-type="float">
            <text:p>-24.367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.8638" calcext:value-type="float">
            <text:p>59.8638</text:p>
          </table:table-cell>
          <table:table-cell office:value-type="float" office:value="-97.173" calcext:value-type="float">
            <text:p>-97.173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92.5026" calcext:value-type="float">
            <text:p>-92.5026</text:p>
          </table:table-cell>
          <table:table-cell office:value-type="float" office:value="-31.4318" calcext:value-type="float">
            <text:p>-31.4318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.0398" calcext:value-type="float">
            <text:p>25.0398</text:p>
          </table:table-cell>
          <table:table-cell office:value-type="float" office:value="-6.80521" calcext:value-type="float">
            <text:p>-6.80521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.9564" calcext:value-type="float">
            <text:p>38.9564</text:p>
          </table:table-cell>
          <table:table-cell office:value-type="float" office:value="65.8432" calcext:value-type="float">
            <text:p>65.8432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24.4224" calcext:value-type="float">
            <text:p>-24.4224</text:p>
          </table:table-cell>
          <table:table-cell office:value-type="float" office:value="33.5476" calcext:value-type="float">
            <text:p>33.5476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1.87825" calcext:value-type="float">
            <text:p>-1.87825</text:p>
          </table:table-cell>
          <table:table-cell office:value-type="float" office:value="2.6188" calcext:value-type="float">
            <text:p>2.6188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5655" calcext:value-type="float">
            <text:p>13.5655</text:p>
          </table:table-cell>
          <table:table-cell office:value-type="float" office:value="80.138" calcext:value-type="float">
            <text:p>80.138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.6441" calcext:value-type="float">
            <text:p>-3.6441</text:p>
          </table:table-cell>
          <table:table-cell office:value-type="float" office:value="-73.7083" calcext:value-type="float">
            <text:p>-73.7083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83.1135" calcext:value-type="float">
            <text:p>-83.1135</text:p>
          </table:table-cell>
          <table:table-cell office:value-type="float" office:value="89.5775" calcext:value-type="float">
            <text:p>89.5775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81.0855" calcext:value-type="float">
            <text:p>-81.0855</text:p>
          </table:table-cell>
          <table:table-cell office:value-type="float" office:value="76.0216" calcext:value-type="float">
            <text:p>76.0216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6.41696" calcext:value-type="float">
            <text:p>-6.41696</text:p>
          </table:table-cell>
          <table:table-cell office:value-type="float" office:value="18.9748" calcext:value-type="float">
            <text:p>18.9748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96.944" calcext:value-type="float">
            <text:p>-96.944</text:p>
          </table:table-cell>
          <table:table-cell office:value-type="float" office:value="47.7807" calcext:value-type="float">
            <text:p>47.7807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.9965" calcext:value-type="float">
            <text:p>48.9965</text:p>
          </table:table-cell>
          <table:table-cell office:value-type="float" office:value="-59.8763" calcext:value-type="float">
            <text:p>-59.8763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96.0648" calcext:value-type="float">
            <text:p>-96.0648</text:p>
          </table:table-cell>
          <table:table-cell office:value-type="float" office:value="95.0661" calcext:value-type="float">
            <text:p>95.0661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19.9136" calcext:value-type="float">
            <text:p>-19.9136</text:p>
          </table:table-cell>
          <table:table-cell office:value-type="float" office:value="-67.3655" calcext:value-type="float">
            <text:p>-67.3655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.1322" calcext:value-type="float">
            <text:p>38.1322</text:p>
          </table:table-cell>
          <table:table-cell office:value-type="float" office:value="19.0111" calcext:value-type="float">
            <text:p>19.0111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11.2925" calcext:value-type="float">
            <text:p>-11.2925</text:p>
          </table:table-cell>
          <table:table-cell office:value-type="float" office:value="40.8916" calcext:value-type="float">
            <text:p>40.8916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86.2688" calcext:value-type="float">
            <text:p>-86.2688</text:p>
          </table:table-cell>
          <table:table-cell office:value-type="float" office:value="63.7594" calcext:value-type="float">
            <text:p>63.7594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97.9729" calcext:value-type="float">
            <text:p>-97.9729</text:p>
          </table:table-cell>
          <table:table-cell office:value-type="float" office:value="-98.6316" calcext:value-type="float">
            <text:p>-98.6316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4.1198" calcext:value-type="float">
            <text:p>84.1198</text:p>
          </table:table-cell>
          <table:table-cell office:value-type="float" office:value="-98.7832" calcext:value-type="float">
            <text:p>-98.7832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85.3297" calcext:value-type="float">
            <text:p>-85.3297</text:p>
          </table:table-cell>
          <table:table-cell office:value-type="float" office:value="25.7693" calcext:value-type="float">
            <text:p>25.7693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97.4517" calcext:value-type="float">
            <text:p>-97.4517</text:p>
          </table:table-cell>
          <table:table-cell office:value-type="float" office:value="17.0347" calcext:value-type="float">
            <text:p>17.0347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1.37673" calcext:value-type="float">
            <text:p>-1.37673</text:p>
          </table:table-cell>
          <table:table-cell office:value-type="float" office:value="33.6488" calcext:value-type="float">
            <text:p>33.6488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7.51312" calcext:value-type="float">
            <text:p>-7.51312</text:p>
          </table:table-cell>
          <table:table-cell office:value-type="float" office:value="5.96654" calcext:value-type="float">
            <text:p>5.96654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.5068" calcext:value-type="float">
            <text:p>32.5068</text:p>
          </table:table-cell>
          <table:table-cell office:value-type="float" office:value="47.8211" calcext:value-type="float">
            <text:p>47.8211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4.3454" calcext:value-type="float">
            <text:p>-34.3454</text:p>
          </table:table-cell>
          <table:table-cell office:value-type="float" office:value="-63.5758" calcext:value-type="float">
            <text:p>-63.5758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.531" calcext:value-type="float">
            <text:p>49.531</text:p>
          </table:table-cell>
          <table:table-cell office:value-type="float" office:value="91.8561" calcext:value-type="float">
            <text:p>91.8561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4.5376" calcext:value-type="float">
            <text:p>84.5376</text:p>
          </table:table-cell>
          <table:table-cell office:value-type="float" office:value="54.3429" calcext:value-type="float">
            <text:p>54.3429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2.03141" calcext:value-type="float">
            <text:p>-2.03141</text:p>
          </table:table-cell>
          <table:table-cell office:value-type="float" office:value="42.2034" calcext:value-type="float">
            <text:p>42.2034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1.34741" calcext:value-type="float">
            <text:p>-1.34741</text:p>
          </table:table-cell>
          <table:table-cell office:value-type="float" office:value="96.9382" calcext:value-type="float">
            <text:p>96.9382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2.94832" calcext:value-type="float">
            <text:p>-2.94832</text:p>
          </table:table-cell>
          <table:table-cell office:value-type="float" office:value="54.6552" calcext:value-type="float">
            <text:p>54.6552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17.8147" calcext:value-type="float">
            <text:p>-17.8147</text:p>
          </table:table-cell>
          <table:table-cell office:value-type="float" office:value="-40.0525" calcext:value-type="float">
            <text:p>-40.0525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.9262" calcext:value-type="float">
            <text:p>35.9262</text:p>
          </table:table-cell>
          <table:table-cell office:value-type="float" office:value="-46.9728" calcext:value-type="float">
            <text:p>-46.9728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.8313" calcext:value-type="float">
            <text:p>40.8313</text:p>
          </table:table-cell>
          <table:table-cell office:value-type="float" office:value="-81.4462" calcext:value-type="float">
            <text:p>-81.4462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6.43539" calcext:value-type="float">
            <text:p>-6.43539</text:p>
          </table:table-cell>
          <table:table-cell office:value-type="float" office:value="-21.8222" calcext:value-type="float">
            <text:p>-21.8222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00" calcext:value-type="float">
            <text:p>20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</table:table>
      <table:table table:name="Circles+StarSky" table:style-name="ta1">
        <table:shapes>
          <draw:frame draw:z-index="0" draw:style-name="gr1" draw:text-style-name="P1" svg:width="30.233cm" svg:height="20.83cm" svg:x="13.647cm" svg:y="0.924cm">
            <draw:object draw:notify-on-update-of-ranges="'Circles+StarSky'.A2:'Circles+StarSky'.A352 'Circles+StarSky'.B2:'Circles+StarSky'.B352 'Circles+StarSky'.E1:'Circles+StarSky'.E1 'Circles+StarSky'.E2:'Circles+StarSky'.E352 'Circles+StarSky'.D2:'Circles+StarSky'.D35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size</text:p>
          </table:table-cell>
        </table:table-row>
        <table:table-row table:style-name="ro1">
          <table:table-cell office:value-type="float" office:value="0.775836" calcext:value-type="float">
            <text:p>0.775836</text:p>
          </table:table-cell>
          <table:table-cell office:value-type="float" office:value="0.630935" calcext:value-type="float">
            <text:p>0.630935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411654" calcext:value-type="float">
            <text:p>-0.411654</text:p>
          </table:table-cell>
          <table:table-cell office:value-type="float" office:value="0.91134" calcext:value-type="float">
            <text:p>0.91134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7468" calcext:value-type="float">
            <text:p>0.17468</text:p>
          </table:table-cell>
          <table:table-cell office:value-type="float" office:value="0.984625" calcext:value-type="float">
            <text:p>0.984625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502805" calcext:value-type="float">
            <text:p>-0.502805</text:p>
          </table:table-cell>
          <table:table-cell office:value-type="float" office:value="-0.8644" calcext:value-type="float">
            <text:p>-0.8644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280102" calcext:value-type="float">
            <text:p>0.0280102</text:p>
          </table:table-cell>
          <table:table-cell office:value-type="float" office:value="0.999608" calcext:value-type="float">
            <text:p>0.999608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158256" calcext:value-type="float">
            <text:p>-0.158256</text:p>
          </table:table-cell>
          <table:table-cell office:value-type="float" office:value="0.987398" calcext:value-type="float">
            <text:p>0.987398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834408" calcext:value-type="float">
            <text:p>-0.834408</text:p>
          </table:table-cell>
          <table:table-cell office:value-type="float" office:value="-0.551147" calcext:value-type="float">
            <text:p>-0.551147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479986" calcext:value-type="float">
            <text:p>-0.479986</text:p>
          </table:table-cell>
          <table:table-cell office:value-type="float" office:value="0.877276" calcext:value-type="float">
            <text:p>0.877276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683654" calcext:value-type="float">
            <text:p>-0.683654</text:p>
          </table:table-cell>
          <table:table-cell office:value-type="float" office:value="0.729806" calcext:value-type="float">
            <text:p>0.729806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20406" calcext:value-type="float">
            <text:p>0.920406</text:p>
          </table:table-cell>
          <table:table-cell office:value-type="float" office:value="0.390964" calcext:value-type="float">
            <text:p>0.390964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375743" calcext:value-type="float">
            <text:p>0.00037574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65189" calcext:value-type="float">
            <text:p>0.465189</text:p>
          </table:table-cell>
          <table:table-cell office:value-type="float" office:value="0.885211" calcext:value-type="float">
            <text:p>0.885211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26339" calcext:value-type="float">
            <text:p>0.026339</text:p>
          </table:table-cell>
          <table:table-cell office:value-type="float" office:value="-0.999653" calcext:value-type="float">
            <text:p>-0.999653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648071" calcext:value-type="float">
            <text:p>0.0648071</text:p>
          </table:table-cell>
          <table:table-cell office:value-type="float" office:value="-0.997898" calcext:value-type="float">
            <text:p>-0.997898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11018" calcext:value-type="float">
            <text:p>0.511018</text:p>
          </table:table-cell>
          <table:table-cell office:value-type="float" office:value="0.85957" calcext:value-type="float">
            <text:p>0.85957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02711" calcext:value-type="float">
            <text:p>0.102711</text:p>
          </table:table-cell>
          <table:table-cell office:value-type="float" office:value="0.994711" calcext:value-type="float">
            <text:p>0.994711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9359" calcext:value-type="float">
            <text:p>0.29359</text:p>
          </table:table-cell>
          <table:table-cell office:value-type="float" office:value="-0.955931" calcext:value-type="float">
            <text:p>-0.955931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174862" calcext:value-type="float">
            <text:p>-0.174862</text:p>
          </table:table-cell>
          <table:table-cell office:value-type="float" office:value="-0.984593" calcext:value-type="float">
            <text:p>-0.984593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7288" calcext:value-type="float">
            <text:p>0.37288</text:p>
          </table:table-cell>
          <table:table-cell office:value-type="float" office:value="0.92788" calcext:value-type="float">
            <text:p>0.92788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42665" calcext:value-type="float">
            <text:p>0.942665</text:p>
          </table:table-cell>
          <table:table-cell office:value-type="float" office:value="-0.333741" calcext:value-type="float">
            <text:p>-0.333741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01989" calcext:value-type="float">
            <text:p>0.301989</text:p>
          </table:table-cell>
          <table:table-cell office:value-type="float" office:value="0.953311" calcext:value-type="float">
            <text:p>0.953311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45014" calcext:value-type="float">
            <text:p>0.245014</text:p>
          </table:table-cell>
          <table:table-cell office:value-type="float" office:value="-0.969519" calcext:value-type="float">
            <text:p>-0.969519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35712" calcext:value-type="float">
            <text:p>0.235712</text:p>
          </table:table-cell>
          <table:table-cell office:value-type="float" office:value="0.971823" calcext:value-type="float">
            <text:p>0.971823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05079" calcext:value-type="float">
            <text:p>0.605079</text:p>
          </table:table-cell>
          <table:table-cell office:value-type="float" office:value="0.796165" calcext:value-type="float">
            <text:p>0.796165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721253" calcext:value-type="float">
            <text:p>-0.721253</text:p>
          </table:table-cell>
          <table:table-cell office:value-type="float" office:value="0.692672" calcext:value-type="float">
            <text:p>0.692672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509486" calcext:value-type="float">
            <text:p>-0.509486</text:p>
          </table:table-cell>
          <table:table-cell office:value-type="float" office:value="-0.860479" calcext:value-type="float">
            <text:p>-0.860479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69331" calcext:value-type="float">
            <text:p>0.269331</text:p>
          </table:table-cell>
          <table:table-cell office:value-type="float" office:value="-0.963048" calcext:value-type="float">
            <text:p>-0.963048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86898" calcext:value-type="float">
            <text:p>0.986898</text:p>
          </table:table-cell>
          <table:table-cell office:value-type="float" office:value="-0.161347" calcext:value-type="float">
            <text:p>-0.161347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298903" calcext:value-type="float">
            <text:p>0.0298903</text:p>
          </table:table-cell>
          <table:table-cell office:value-type="float" office:value="-0.999553" calcext:value-type="float">
            <text:p>-0.999553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23332" calcext:value-type="float">
            <text:p>0.523332</text:p>
          </table:table-cell>
          <table:table-cell office:value-type="float" office:value="-0.852129" calcext:value-type="float">
            <text:p>-0.852129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319549" calcext:value-type="float">
            <text:p>-0.319549</text:p>
          </table:table-cell>
          <table:table-cell office:value-type="float" office:value="-0.94757" calcext:value-type="float">
            <text:p>-0.94757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627731" calcext:value-type="float">
            <text:p>-0.627731</text:p>
          </table:table-cell>
          <table:table-cell office:value-type="float" office:value="-0.77843" calcext:value-type="float">
            <text:p>-0.77843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13742" calcext:value-type="float">
            <text:p>0.313742</text:p>
          </table:table-cell>
          <table:table-cell office:value-type="float" office:value="-0.949508" calcext:value-type="float">
            <text:p>-0.949508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384741" calcext:value-type="float">
            <text:p>0.0384741</text:p>
          </table:table-cell>
          <table:table-cell office:value-type="float" office:value="-0.99926" calcext:value-type="float">
            <text:p>-0.99926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0861145" calcext:value-type="float">
            <text:p>-0.0861145</text:p>
          </table:table-cell>
          <table:table-cell office:value-type="float" office:value="0.996285" calcext:value-type="float">
            <text:p>0.996285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2174" calcext:value-type="float">
            <text:p>0.72174</text:p>
          </table:table-cell>
          <table:table-cell office:value-type="float" office:value="0.692164" calcext:value-type="float">
            <text:p>0.692164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674494" calcext:value-type="float">
            <text:p>-0.674494</text:p>
          </table:table-cell>
          <table:table-cell office:value-type="float" office:value="-0.73828" calcext:value-type="float">
            <text:p>-0.73828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885093" calcext:value-type="float">
            <text:p>-0.885093</text:p>
          </table:table-cell>
          <table:table-cell office:value-type="float" office:value="0.465414" calcext:value-type="float">
            <text:p>0.465414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96035" calcext:value-type="float">
            <text:p>0.596035</text:p>
          </table:table-cell>
          <table:table-cell office:value-type="float" office:value="-0.802959" calcext:value-type="float">
            <text:p>-0.802959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44572" calcext:value-type="float">
            <text:p>-0.44572</text:p>
          </table:table-cell>
          <table:table-cell office:value-type="float" office:value="0.895172" calcext:value-type="float">
            <text:p>0.895172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16386" calcext:value-type="float">
            <text:p>-0.16386</text:p>
          </table:table-cell>
          <table:table-cell office:value-type="float" office:value="0.986484" calcext:value-type="float">
            <text:p>0.986484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489937" calcext:value-type="float">
            <text:p>-0.489937</text:p>
          </table:table-cell>
          <table:table-cell office:value-type="float" office:value="0.871758" calcext:value-type="float">
            <text:p>0.871758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577739" calcext:value-type="float">
            <text:p>-0.577739</text:p>
          </table:table-cell>
          <table:table-cell office:value-type="float" office:value="-0.816221" calcext:value-type="float">
            <text:p>-0.816221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90755" calcext:value-type="float">
            <text:p>0.490755</text:p>
          </table:table-cell>
          <table:table-cell office:value-type="float" office:value="-0.871297" calcext:value-type="float">
            <text:p>-0.871297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28211" calcext:value-type="float">
            <text:p>0.528211</text:p>
          </table:table-cell>
          <table:table-cell office:value-type="float" office:value="0.849113" calcext:value-type="float">
            <text:p>0.849113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576689" calcext:value-type="float">
            <text:p>-0.576689</text:p>
          </table:table-cell>
          <table:table-cell office:value-type="float" office:value="0.816964" calcext:value-type="float">
            <text:p>0.816964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95971" calcext:value-type="float">
            <text:p>0.795971</text:p>
          </table:table-cell>
          <table:table-cell office:value-type="float" office:value="-0.605335" calcext:value-type="float">
            <text:p>-0.605335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772807" calcext:value-type="float">
            <text:p>-0.772807</text:p>
          </table:table-cell>
          <table:table-cell office:value-type="float" office:value="-0.634641" calcext:value-type="float">
            <text:p>-0.634641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856291" calcext:value-type="float">
            <text:p>0.0856291</text:p>
          </table:table-cell>
          <table:table-cell office:value-type="float" office:value="-0.996327" calcext:value-type="float">
            <text:p>-0.996327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848766" calcext:value-type="float">
            <text:p>-0.848766</text:p>
          </table:table-cell>
          <table:table-cell office:value-type="float" office:value="0.528769" calcext:value-type="float">
            <text:p>0.528769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95897" calcext:value-type="float">
            <text:p>6.95897</text:p>
          </table:table-cell>
          <table:table-cell office:value-type="float" office:value="-13.2881" calcext:value-type="float">
            <text:p>-13.2881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13.5875" calcext:value-type="float">
            <text:p>-13.5875</text:p>
          </table:table-cell>
          <table:table-cell office:value-type="float" office:value="6.35441" calcext:value-type="float">
            <text:p>6.35441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17333" calcext:value-type="float">
            <text:p>9.17333</text:p>
          </table:table-cell>
          <table:table-cell office:value-type="float" office:value="-11.868" calcext:value-type="float">
            <text:p>-11.868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83133" calcext:value-type="float">
            <text:p>7.83133</text:p>
          </table:table-cell>
          <table:table-cell office:value-type="float" office:value="-12.7934" calcext:value-type="float">
            <text:p>-12.7934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14.8177" calcext:value-type="float">
            <text:p>-14.8177</text:p>
          </table:table-cell>
          <table:table-cell office:value-type="float" office:value="-2.33126" calcext:value-type="float">
            <text:p>-2.33126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9094" calcext:value-type="float">
            <text:p>10.9094</text:p>
          </table:table-cell>
          <table:table-cell office:value-type="float" office:value="-10.295" calcext:value-type="float">
            <text:p>-10.295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6402" calcext:value-type="float">
            <text:p>10.6402</text:p>
          </table:table-cell>
          <table:table-cell office:value-type="float" office:value="-10.5729" calcext:value-type="float">
            <text:p>-10.5729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7.01192" calcext:value-type="float">
            <text:p>-7.01192</text:p>
          </table:table-cell>
          <table:table-cell office:value-type="float" office:value="-13.2602" calcext:value-type="float">
            <text:p>-13.2602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.64843" calcext:value-type="float">
            <text:p>2.64843</text:p>
          </table:table-cell>
          <table:table-cell office:value-type="float" office:value="14.7643" calcext:value-type="float">
            <text:p>14.7643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9.41724" calcext:value-type="float">
            <text:p>-9.41724</text:p>
          </table:table-cell>
          <table:table-cell office:value-type="float" office:value="-11.6754" calcext:value-type="float">
            <text:p>-11.6754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9233" calcext:value-type="float">
            <text:p>9.9233</text:p>
          </table:table-cell>
          <table:table-cell office:value-type="float" office:value="11.2485" calcext:value-type="float">
            <text:p>11.2485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.9114" calcext:value-type="float">
            <text:p>14.9114</text:p>
          </table:table-cell>
          <table:table-cell office:value-type="float" office:value="1.62789" calcext:value-type="float">
            <text:p>1.62789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18823" calcext:value-type="float">
            <text:p>1.18823</text:p>
          </table:table-cell>
          <table:table-cell office:value-type="float" office:value="14.9529" calcext:value-type="float">
            <text:p>14.9529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2979" calcext:value-type="float">
            <text:p>11.2979</text:p>
          </table:table-cell>
          <table:table-cell office:value-type="float" office:value="9.86697" calcext:value-type="float">
            <text:p>9.86697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12.7445" calcext:value-type="float">
            <text:p>-12.7445</text:p>
          </table:table-cell>
          <table:table-cell office:value-type="float" office:value="-7.91059" calcext:value-type="float">
            <text:p>-7.91059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55082" calcext:value-type="float">
            <text:p>5.55082</text:p>
          </table:table-cell>
          <table:table-cell office:value-type="float" office:value="-13.9351" calcext:value-type="float">
            <text:p>-13.9351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1.60196" calcext:value-type="float">
            <text:p>-1.60196</text:p>
          </table:table-cell>
          <table:table-cell office:value-type="float" office:value="14.9142" calcext:value-type="float">
            <text:p>14.9142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.3402" calcext:value-type="float">
            <text:p>14.3402</text:p>
          </table:table-cell>
          <table:table-cell office:value-type="float" office:value="4.39975" calcext:value-type="float">
            <text:p>4.39975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9.40063" calcext:value-type="float">
            <text:p>-9.40063</text:p>
          </table:table-cell>
          <table:table-cell office:value-type="float" office:value="11.6888" calcext:value-type="float">
            <text:p>11.6888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5.76273" calcext:value-type="float">
            <text:p>-5.76273</text:p>
          </table:table-cell>
          <table:table-cell office:value-type="float" office:value="-13.8489" calcext:value-type="float">
            <text:p>-13.8489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32705" calcext:value-type="float">
            <text:p>7.32705</text:p>
          </table:table-cell>
          <table:table-cell office:value-type="float" office:value="13.0887" calcext:value-type="float">
            <text:p>13.0887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.89163" calcext:value-type="float">
            <text:p>2.89163</text:p>
          </table:table-cell>
          <table:table-cell office:value-type="float" office:value="-14.7186" calcext:value-type="float">
            <text:p>-14.7186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7.86402" calcext:value-type="float">
            <text:p>-7.86402</text:p>
          </table:table-cell>
          <table:table-cell office:value-type="float" office:value="12.7733" calcext:value-type="float">
            <text:p>12.7733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5408" calcext:value-type="float">
            <text:p>12.5408</text:p>
          </table:table-cell>
          <table:table-cell office:value-type="float" office:value="8.22968" calcext:value-type="float">
            <text:p>8.22968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285642" calcext:value-type="float">
            <text:p>-0.285642</text:p>
          </table:table-cell>
          <table:table-cell office:value-type="float" office:value="14.9973" calcext:value-type="float">
            <text:p>14.9973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10.7356" calcext:value-type="float">
            <text:p>-10.7356</text:p>
          </table:table-cell>
          <table:table-cell office:value-type="float" office:value="10.476" calcext:value-type="float">
            <text:p>10.476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69539" calcext:value-type="float">
            <text:p>6.69539</text:p>
          </table:table-cell>
          <table:table-cell office:value-type="float" office:value="13.4228" calcext:value-type="float">
            <text:p>13.4228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.70339" calcext:value-type="float">
            <text:p>2.70339</text:p>
          </table:table-cell>
          <table:table-cell office:value-type="float" office:value="14.7544" calcext:value-type="float">
            <text:p>14.7544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06405" calcext:value-type="float">
            <text:p>8.06405</text:p>
          </table:table-cell>
          <table:table-cell office:value-type="float" office:value="-12.648" calcext:value-type="float">
            <text:p>-12.648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13.8893" calcext:value-type="float">
            <text:p>-13.8893</text:p>
          </table:table-cell>
          <table:table-cell office:value-type="float" office:value="-5.66464" calcext:value-type="float">
            <text:p>-5.66464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14.5444" calcext:value-type="float">
            <text:p>-14.5444</text:p>
          </table:table-cell>
          <table:table-cell office:value-type="float" office:value="3.66868" calcext:value-type="float">
            <text:p>3.66868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4029" calcext:value-type="float">
            <text:p>12.4029</text:p>
          </table:table-cell>
          <table:table-cell office:value-type="float" office:value="8.43616" calcext:value-type="float">
            <text:p>8.43616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41417" calcext:value-type="float">
            <text:p>6.41417</text:p>
          </table:table-cell>
          <table:table-cell office:value-type="float" office:value="-13.5594" calcext:value-type="float">
            <text:p>-13.5594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.9272" calcext:value-type="float">
            <text:p>14.9272</text:p>
          </table:table-cell>
          <table:table-cell office:value-type="float" office:value="1.47556" calcext:value-type="float">
            <text:p>1.47556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11.0331" calcext:value-type="float">
            <text:p>-11.0331</text:p>
          </table:table-cell>
          <table:table-cell office:value-type="float" office:value="-10.1622" calcext:value-type="float">
            <text:p>-10.1622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2.76409" calcext:value-type="float">
            <text:p>-2.76409</text:p>
          </table:table-cell>
          <table:table-cell office:value-type="float" office:value="14.7431" calcext:value-type="float">
            <text:p>14.7431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10.7781" calcext:value-type="float">
            <text:p>-10.7781</text:p>
          </table:table-cell>
          <table:table-cell office:value-type="float" office:value="-10.4323" calcext:value-type="float">
            <text:p>-10.4323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8.43659" calcext:value-type="float">
            <text:p>-8.43659</text:p>
          </table:table-cell>
          <table:table-cell office:value-type="float" office:value="12.4026" calcext:value-type="float">
            <text:p>12.4026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1871" calcext:value-type="float">
            <text:p>10.1871</text:p>
          </table:table-cell>
          <table:table-cell office:value-type="float" office:value="11.0101" calcext:value-type="float">
            <text:p>11.0101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14.1467" calcext:value-type="float">
            <text:p>-14.1467</text:p>
          </table:table-cell>
          <table:table-cell office:value-type="float" office:value="-4.98714" calcext:value-type="float">
            <text:p>-4.98714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8.00119" calcext:value-type="float">
            <text:p>-8.00119</text:p>
          </table:table-cell>
          <table:table-cell office:value-type="float" office:value="12.6878" calcext:value-type="float">
            <text:p>12.6878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.27097" calcext:value-type="float">
            <text:p>-4.27097</text:p>
          </table:table-cell>
          <table:table-cell office:value-type="float" office:value="-14.3791" calcext:value-type="float">
            <text:p>-14.3791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4041" calcext:value-type="float">
            <text:p>12.4041</text:p>
          </table:table-cell>
          <table:table-cell office:value-type="float" office:value="8.43429" calcext:value-type="float">
            <text:p>8.43429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41503" calcext:value-type="float">
            <text:p>6.41503</text:p>
          </table:table-cell>
          <table:table-cell office:value-type="float" office:value="-13.559" calcext:value-type="float">
            <text:p>-13.559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1296" calcext:value-type="float">
            <text:p>6.1296</text:p>
          </table:table-cell>
          <table:table-cell office:value-type="float" office:value="-13.6904" calcext:value-type="float">
            <text:p>-13.6904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9.33124" calcext:value-type="float">
            <text:p>-9.33124</text:p>
          </table:table-cell>
          <table:table-cell office:value-type="float" office:value="11.7443" calcext:value-type="float">
            <text:p>11.7443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1.32183" calcext:value-type="float">
            <text:p>-1.32183</text:p>
          </table:table-cell>
          <table:table-cell office:value-type="float" office:value="14.9416" calcext:value-type="float">
            <text:p>14.9416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.6431" calcext:value-type="float">
            <text:p>14.6431</text:p>
          </table:table-cell>
          <table:table-cell office:value-type="float" office:value="3.25246" calcext:value-type="float">
            <text:p>3.25246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.28968" calcext:value-type="float">
            <text:p>3.28968</text:p>
          </table:table-cell>
          <table:table-cell office:value-type="float" office:value="14.6348" calcext:value-type="float">
            <text:p>14.6348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1076" calcext:value-type="float">
            <text:p>0.31076</text:p>
          </table:table-cell>
          <table:table-cell office:value-type="float" office:value="-14.9968" calcext:value-type="float">
            <text:p>-14.9968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.1025" calcext:value-type="float">
            <text:p>20.1025</text:p>
          </table:table-cell>
          <table:table-cell office:value-type="float" office:value="23.9927" calcext:value-type="float">
            <text:p>23.992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.2359" calcext:value-type="float">
            <text:p>29.2359</text:p>
          </table:table-cell>
          <table:table-cell office:value-type="float" office:value="27.6565" calcext:value-type="float">
            <text:p>27.656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.2392" calcext:value-type="float">
            <text:p>29.2392</text:p>
          </table:table-cell>
          <table:table-cell office:value-type="float" office:value="22.3487" calcext:value-type="float">
            <text:p>22.348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.1797" calcext:value-type="float">
            <text:p>25.1797</text:p>
          </table:table-cell>
          <table:table-cell office:value-type="float" office:value="20.0032" calcext:value-type="float">
            <text:p>20.003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.6262" calcext:value-type="float">
            <text:p>26.6262</text:p>
          </table:table-cell>
          <table:table-cell office:value-type="float" office:value="20.2718" calcext:value-type="float">
            <text:p>20.27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.2804" calcext:value-type="float">
            <text:p>24.2804</text:p>
          </table:table-cell>
          <table:table-cell office:value-type="float" office:value="20.052" calcext:value-type="float">
            <text:p>20.05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.15" calcext:value-type="float">
            <text:p>24.15</text:p>
          </table:table-cell>
          <table:table-cell office:value-type="float" office:value="20.0728" calcext:value-type="float">
            <text:p>20.072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.2342" calcext:value-type="float">
            <text:p>24.2342</text:p>
          </table:table-cell>
          <table:table-cell office:value-type="float" office:value="29.941" calcext:value-type="float">
            <text:p>29.94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.4496" calcext:value-type="float">
            <text:p>24.4496</text:p>
          </table:table-cell>
          <table:table-cell office:value-type="float" office:value="20.0304" calcext:value-type="float">
            <text:p>20.030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.7025" calcext:value-type="float">
            <text:p>28.7025</text:p>
          </table:table-cell>
          <table:table-cell office:value-type="float" office:value="28.3603" calcext:value-type="float">
            <text:p>28.360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.32" calcext:value-type="float">
            <text:p>27.32</text:p>
          </table:table-cell>
          <table:table-cell office:value-type="float" office:value="20.5708" calcext:value-type="float">
            <text:p>20.570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.5581" calcext:value-type="float">
            <text:p>20.5581</text:p>
          </table:table-cell>
          <table:table-cell office:value-type="float" office:value="27.2955" calcext:value-type="float">
            <text:p>27.295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.7652" calcext:value-type="float">
            <text:p>21.7652</text:p>
          </table:table-cell>
          <table:table-cell office:value-type="float" office:value="21.1874" calcext:value-type="float">
            <text:p>21.187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.9684" calcext:value-type="float">
            <text:p>24.9684</text:p>
          </table:table-cell>
          <table:table-cell office:value-type="float" office:value="29.9999" calcext:value-type="float">
            <text:p>29.999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.0344" calcext:value-type="float">
            <text:p>21.0344</text:p>
          </table:table-cell>
          <table:table-cell office:value-type="float" office:value="28.0453" calcext:value-type="float">
            <text:p>28.045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.1847" calcext:value-type="float">
            <text:p>23.1847</text:p>
          </table:table-cell>
          <table:table-cell office:value-type="float" office:value="20.3412" calcext:value-type="float">
            <text:p>20.34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.5495" calcext:value-type="float">
            <text:p>23.5495</text:p>
          </table:table-cell>
          <table:table-cell office:value-type="float" office:value="29.785" calcext:value-type="float">
            <text:p>29.78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.9592" calcext:value-type="float">
            <text:p>20.9592</text:p>
          </table:table-cell>
          <table:table-cell office:value-type="float" office:value="27.9448" calcext:value-type="float">
            <text:p>27.944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.1008" calcext:value-type="float">
            <text:p>22.1008</text:p>
          </table:table-cell>
          <table:table-cell office:value-type="float" office:value="29.0737" calcext:value-type="float">
            <text:p>29.073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.4916" calcext:value-type="float">
            <text:p>26.4916</text:p>
          </table:table-cell>
          <table:table-cell office:value-type="float" office:value="20.2277" calcext:value-type="float">
            <text:p>20.227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.9851" calcext:value-type="float">
            <text:p>29.9851</text:p>
          </table:table-cell>
          <table:table-cell office:value-type="float" office:value="24.6146" calcext:value-type="float">
            <text:p>24.614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.8589" calcext:value-type="float">
            <text:p>28.8589</text:p>
          </table:table-cell>
          <table:table-cell office:value-type="float" office:value="28.1794" calcext:value-type="float">
            <text:p>28.179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.3696" calcext:value-type="float">
            <text:p>22.3696</text:p>
          </table:table-cell>
          <table:table-cell office:value-type="float" office:value="20.7478" calcext:value-type="float">
            <text:p>20.747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.9284" calcext:value-type="float">
            <text:p>20.9284</text:p>
          </table:table-cell>
          <table:table-cell office:value-type="float" office:value="27.9021" calcext:value-type="float">
            <text:p>27.902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.4982" calcext:value-type="float">
            <text:p>28.4982</text:p>
          </table:table-cell>
          <table:table-cell office:value-type="float" office:value="21.4275" calcext:value-type="float">
            <text:p>21.427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.3756" calcext:value-type="float">
            <text:p>23.3756</text:p>
          </table:table-cell>
          <table:table-cell office:value-type="float" office:value="29.7288" calcext:value-type="float">
            <text:p>29.728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.9961" calcext:value-type="float">
            <text:p>22.9961</text:p>
          </table:table-cell>
          <table:table-cell office:value-type="float" office:value="20.4191" calcext:value-type="float">
            <text:p>20.419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.5436" calcext:value-type="float">
            <text:p>25.5436</text:p>
          </table:table-cell>
          <table:table-cell office:value-type="float" office:value="20.0296" calcext:value-type="float">
            <text:p>20.029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.2261" calcext:value-type="float">
            <text:p>28.2261</text:p>
          </table:table-cell>
          <table:table-cell office:value-type="float" office:value="21.18" calcext:value-type="float">
            <text:p>21.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.9888" calcext:value-type="float">
            <text:p>20.9888</text:p>
          </table:table-cell>
          <table:table-cell office:value-type="float" office:value="27.9851" calcext:value-type="float">
            <text:p>27.985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.3598" calcext:value-type="float">
            <text:p>25.3598</text:p>
          </table:table-cell>
          <table:table-cell office:value-type="float" office:value="29.987" calcext:value-type="float">
            <text:p>29.98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.4514" calcext:value-type="float">
            <text:p>28.4514</text:p>
          </table:table-cell>
          <table:table-cell office:value-type="float" office:value="21.3823" calcext:value-type="float">
            <text:p>21.382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.237" calcext:value-type="float">
            <text:p>25.237</text:p>
          </table:table-cell>
          <table:table-cell office:value-type="float" office:value="20.0056" calcext:value-type="float">
            <text:p>20.005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.0416" calcext:value-type="float">
            <text:p>28.0416</text:p>
          </table:table-cell>
          <table:table-cell office:value-type="float" office:value="21.0315" calcext:value-type="float">
            <text:p>21.03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.5728" calcext:value-type="float">
            <text:p>26.5728</text:p>
          </table:table-cell>
          <table:table-cell office:value-type="float" office:value="20.2538" calcext:value-type="float">
            <text:p>20.253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.9905" calcext:value-type="float">
            <text:p>27.9905</text:p>
          </table:table-cell>
          <table:table-cell office:value-type="float" office:value="20.9929" calcext:value-type="float">
            <text:p>20.992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.2163" calcext:value-type="float">
            <text:p>26.2163</text:p>
          </table:table-cell>
          <table:table-cell office:value-type="float" office:value="20.1502" calcext:value-type="float">
            <text:p>20.150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.0903" calcext:value-type="float">
            <text:p>26.0903</text:p>
          </table:table-cell>
          <table:table-cell office:value-type="float" office:value="29.8797" calcext:value-type="float">
            <text:p>29.879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.5741" calcext:value-type="float">
            <text:p>23.5741</text:p>
          </table:table-cell>
          <table:table-cell office:value-type="float" office:value="20.2076" calcext:value-type="float">
            <text:p>20.207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.7828" calcext:value-type="float">
            <text:p>27.7828</text:p>
          </table:table-cell>
          <table:table-cell office:value-type="float" office:value="20.846" calcext:value-type="float">
            <text:p>20.84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.0872" calcext:value-type="float">
            <text:p>26.0872</text:p>
          </table:table-cell>
          <table:table-cell office:value-type="float" office:value="29.8804" calcext:value-type="float">
            <text:p>29.880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.5485" calcext:value-type="float">
            <text:p>24.5485</text:p>
          </table:table-cell>
          <table:table-cell office:value-type="float" office:value="29.9796" calcext:value-type="float">
            <text:p>29.979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.757" calcext:value-type="float">
            <text:p>27.757</text:p>
          </table:table-cell>
          <table:table-cell office:value-type="float" office:value="29.1712" calcext:value-type="float">
            <text:p>29.17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.9034" calcext:value-type="float">
            <text:p>26.9034</text:p>
          </table:table-cell>
          <table:table-cell office:value-type="float" office:value="29.6235" calcext:value-type="float">
            <text:p>29.623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.7965" calcext:value-type="float">
            <text:p>22.7965</text:p>
          </table:table-cell>
          <table:table-cell office:value-type="float" office:value="20.5117" calcext:value-type="float">
            <text:p>20.511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.0129" calcext:value-type="float">
            <text:p>27.0129</text:p>
          </table:table-cell>
          <table:table-cell office:value-type="float" office:value="29.5769" calcext:value-type="float">
            <text:p>29.576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.6433" calcext:value-type="float">
            <text:p>27.6433</text:p>
          </table:table-cell>
          <table:table-cell office:value-type="float" office:value="29.2442" calcext:value-type="float">
            <text:p>29.244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.6036" calcext:value-type="float">
            <text:p>25.6036</text:p>
          </table:table-cell>
          <table:table-cell office:value-type="float" office:value="20.0366" calcext:value-type="float">
            <text:p>20.036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.1372" calcext:value-type="float">
            <text:p>29.1372</text:p>
          </table:table-cell>
          <table:table-cell office:value-type="float" office:value="27.8077" calcext:value-type="float">
            <text:p>27.807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.4562" calcext:value-type="float">
            <text:p>22.4562</text:p>
          </table:table-cell>
          <table:table-cell office:value-type="float" office:value="20.6955" calcext:value-type="float">
            <text:p>20.695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18.6994" calcext:value-type="float">
            <text:p>-18.6994</text:p>
          </table:table-cell>
          <table:table-cell office:value-type="float" office:value="5.7479" calcext:value-type="float">
            <text:p>5.7479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92.2455" calcext:value-type="float">
            <text:p>-92.2455</text:p>
          </table:table-cell>
          <table:table-cell office:value-type="float" office:value="50.2671" calcext:value-type="float">
            <text:p>50.2671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2.47448" calcext:value-type="float">
            <text:p>-2.47448</text:p>
          </table:table-cell>
          <table:table-cell office:value-type="float" office:value="67.3081" calcext:value-type="float">
            <text:p>67.308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86.2545" calcext:value-type="float">
            <text:p>-86.2545</text:p>
          </table:table-cell>
          <table:table-cell office:value-type="float" office:value="36.5369" calcext:value-type="float">
            <text:p>36.5369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17.8811" calcext:value-type="float">
            <text:p>-17.8811</text:p>
          </table:table-cell>
          <table:table-cell office:value-type="float" office:value="-1.91846" calcext:value-type="float">
            <text:p>-1.91846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.1168" calcext:value-type="float">
            <text:p>28.1168</text:p>
          </table:table-cell>
          <table:table-cell office:value-type="float" office:value="-50.7483" calcext:value-type="float">
            <text:p>-50.7483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2.589" calcext:value-type="float">
            <text:p>-32.589</text:p>
          </table:table-cell>
          <table:table-cell office:value-type="float" office:value="-45.1475" calcext:value-type="float">
            <text:p>-45.1475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29.7479" calcext:value-type="float">
            <text:p>-29.7479</text:p>
          </table:table-cell>
          <table:table-cell office:value-type="float" office:value="-36.6033" calcext:value-type="float">
            <text:p>-36.6033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89.1226" calcext:value-type="float">
            <text:p>-89.1226</text:p>
          </table:table-cell>
          <table:table-cell office:value-type="float" office:value="3.60526" calcext:value-type="float">
            <text:p>3.60526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.3881" calcext:value-type="float">
            <text:p>62.3881</text:p>
          </table:table-cell>
          <table:table-cell office:value-type="float" office:value="-50.6947" calcext:value-type="float">
            <text:p>-50.6947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80.9035" calcext:value-type="float">
            <text:p>-80.9035</text:p>
          </table:table-cell>
          <table:table-cell office:value-type="float" office:value="-21.8234" calcext:value-type="float">
            <text:p>-21.8234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86.8378" calcext:value-type="float">
            <text:p>-86.8378</text:p>
          </table:table-cell>
          <table:table-cell office:value-type="float" office:value="-80.4428" calcext:value-type="float">
            <text:p>-80.4428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70.06" calcext:value-type="float">
            <text:p>-70.06</text:p>
          </table:table-cell>
          <table:table-cell office:value-type="float" office:value="-5.50135" calcext:value-type="float">
            <text:p>-5.50135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15.5168" calcext:value-type="float">
            <text:p>-15.5168</text:p>
          </table:table-cell>
          <table:table-cell office:value-type="float" office:value="-35.6349" calcext:value-type="float">
            <text:p>-35.6349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80.9358" calcext:value-type="float">
            <text:p>-80.9358</text:p>
          </table:table-cell>
          <table:table-cell office:value-type="float" office:value="-59.9944" calcext:value-type="float">
            <text:p>-59.9944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83576" calcext:value-type="float">
            <text:p>9.83576</text:p>
          </table:table-cell>
          <table:table-cell office:value-type="float" office:value="65.8265" calcext:value-type="float">
            <text:p>65.826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11.8386" calcext:value-type="float">
            <text:p>-11.8386</text:p>
          </table:table-cell>
          <table:table-cell office:value-type="float" office:value="-17.7407" calcext:value-type="float">
            <text:p>-17.7407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9.07184" calcext:value-type="float">
            <text:p>-9.07184</text:p>
          </table:table-cell>
          <table:table-cell office:value-type="float" office:value="-79.0172" calcext:value-type="float">
            <text:p>-79.0172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.69808" calcext:value-type="float">
            <text:p>-3.69808</text:p>
          </table:table-cell>
          <table:table-cell office:value-type="float" office:value="-30.2822" calcext:value-type="float">
            <text:p>-30.2822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24.3422" calcext:value-type="float">
            <text:p>-24.3422</text:p>
          </table:table-cell>
          <table:table-cell office:value-type="float" office:value="72.6263" calcext:value-type="float">
            <text:p>72.6263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.9567" calcext:value-type="float">
            <text:p>56.9567</text:p>
          </table:table-cell>
          <table:table-cell office:value-type="float" office:value="-45.9761" calcext:value-type="float">
            <text:p>-45.9761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75.676" calcext:value-type="float">
            <text:p>-75.676</text:p>
          </table:table-cell>
          <table:table-cell office:value-type="float" office:value="40.8344" calcext:value-type="float">
            <text:p>40.8344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.7484" calcext:value-type="float">
            <text:p>47.7484</text:p>
          </table:table-cell>
          <table:table-cell office:value-type="float" office:value="79.0139" calcext:value-type="float">
            <text:p>79.013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.67385" calcext:value-type="float">
            <text:p>4.67385</text:p>
          </table:table-cell>
          <table:table-cell office:value-type="float" office:value="-46.0578" calcext:value-type="float">
            <text:p>-46.0578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7.51855" calcext:value-type="float">
            <text:p>-7.51855</text:p>
          </table:table-cell>
          <table:table-cell office:value-type="float" office:value="7.86289" calcext:value-type="float">
            <text:p>7.86289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5.64341" calcext:value-type="float">
            <text:p>-5.64341</text:p>
          </table:table-cell>
          <table:table-cell office:value-type="float" office:value="59.5478" calcext:value-type="float">
            <text:p>59.547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.2138" calcext:value-type="float">
            <text:p>22.2138</text:p>
          </table:table-cell>
          <table:table-cell office:value-type="float" office:value="80.503" calcext:value-type="float">
            <text:p>80.50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2.3722" calcext:value-type="float">
            <text:p>-32.3722</text:p>
          </table:table-cell>
          <table:table-cell office:value-type="float" office:value="-45.0761" calcext:value-type="float">
            <text:p>-45.0761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77.487" calcext:value-type="float">
            <text:p>-77.487</text:p>
          </table:table-cell>
          <table:table-cell office:value-type="float" office:value="-60.9393" calcext:value-type="float">
            <text:p>-60.9393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73.0148" calcext:value-type="float">
            <text:p>-73.0148</text:p>
          </table:table-cell>
          <table:table-cell office:value-type="float" office:value="0.641056" calcext:value-type="float">
            <text:p>0.641056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5393" calcext:value-type="float">
            <text:p>13.5393</text:p>
          </table:table-cell>
          <table:table-cell office:value-type="float" office:value="-12.1629" calcext:value-type="float">
            <text:p>-12.1629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.7583" calcext:value-type="float">
            <text:p>55.7583</text:p>
          </table:table-cell>
          <table:table-cell office:value-type="float" office:value="-26.6673" calcext:value-type="float">
            <text:p>-26.6673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82.2298" calcext:value-type="float">
            <text:p>-82.2298</text:p>
          </table:table-cell>
          <table:table-cell office:value-type="float" office:value="-66.5846" calcext:value-type="float">
            <text:p>-66.5846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8.59095" calcext:value-type="float">
            <text:p>-8.59095</text:p>
          </table:table-cell>
          <table:table-cell office:value-type="float" office:value="-11.7984" calcext:value-type="float">
            <text:p>-11.7984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.5629" calcext:value-type="float">
            <text:p>50.5629</text:p>
          </table:table-cell>
          <table:table-cell office:value-type="float" office:value="39.2457" calcext:value-type="float">
            <text:p>39.245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.9972" calcext:value-type="float">
            <text:p>76.9972</text:p>
          </table:table-cell>
          <table:table-cell office:value-type="float" office:value="82.7201" calcext:value-type="float">
            <text:p>82.720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56.7569" calcext:value-type="float">
            <text:p>-56.7569</text:p>
          </table:table-cell>
          <table:table-cell office:value-type="float" office:value="-14.8253" calcext:value-type="float">
            <text:p>-14.8253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2.4844" calcext:value-type="float">
            <text:p>-42.4844</text:p>
          </table:table-cell>
          <table:table-cell office:value-type="float" office:value="-15.0715" calcext:value-type="float">
            <text:p>-15.0715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93.9468" calcext:value-type="float">
            <text:p>-93.9468</text:p>
          </table:table-cell>
          <table:table-cell office:value-type="float" office:value="-37.6971" calcext:value-type="float">
            <text:p>-37.6971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68.8316" calcext:value-type="float">
            <text:p>-68.8316</text:p>
          </table:table-cell>
          <table:table-cell office:value-type="float" office:value="68.3127" calcext:value-type="float">
            <text:p>68.3127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95.1561" calcext:value-type="float">
            <text:p>-95.1561</text:p>
          </table:table-cell>
          <table:table-cell office:value-type="float" office:value="66.475" calcext:value-type="float">
            <text:p>66.475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51.9535" calcext:value-type="float">
            <text:p>-51.9535</text:p>
          </table:table-cell>
          <table:table-cell office:value-type="float" office:value="-20.1638" calcext:value-type="float">
            <text:p>-20.1638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744605" calcext:value-type="float">
            <text:p>-0.744605</text:p>
          </table:table-cell>
          <table:table-cell office:value-type="float" office:value="-55.088" calcext:value-type="float">
            <text:p>-55.088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18.6656" calcext:value-type="float">
            <text:p>-18.6656</text:p>
          </table:table-cell>
          <table:table-cell office:value-type="float" office:value="-47.4779" calcext:value-type="float">
            <text:p>-47.4779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.0824" calcext:value-type="float">
            <text:p>50.0824</text:p>
          </table:table-cell>
          <table:table-cell office:value-type="float" office:value="57.3233" calcext:value-type="float">
            <text:p>57.323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7.5216" calcext:value-type="float">
            <text:p>97.5216</text:p>
          </table:table-cell>
          <table:table-cell office:value-type="float" office:value="8.37046" calcext:value-type="float">
            <text:p>8.3704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.2037" calcext:value-type="float">
            <text:p>32.2037</text:p>
          </table:table-cell>
          <table:table-cell office:value-type="float" office:value="-8.82012" calcext:value-type="float">
            <text:p>-8.82012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.6222" calcext:value-type="float">
            <text:p>50.6222</text:p>
          </table:table-cell>
          <table:table-cell office:value-type="float" office:value="-32.9724" calcext:value-type="float">
            <text:p>-32.9724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62.1941" calcext:value-type="float">
            <text:p>-62.1941</text:p>
          </table:table-cell>
          <table:table-cell office:value-type="float" office:value="-84.4129" calcext:value-type="float">
            <text:p>-84.4129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.69152" calcext:value-type="float">
            <text:p>2.69152</text:p>
          </table:table-cell>
          <table:table-cell office:value-type="float" office:value="90.5181" calcext:value-type="float">
            <text:p>90.518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.52767" calcext:value-type="float">
            <text:p>3.52767</text:p>
          </table:table-cell>
          <table:table-cell office:value-type="float" office:value="75.699" calcext:value-type="float">
            <text:p>75.69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98.73" calcext:value-type="float">
            <text:p>-98.73</text:p>
          </table:table-cell>
          <table:table-cell office:value-type="float" office:value="-35.1115" calcext:value-type="float">
            <text:p>-35.1115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15852" calcext:value-type="float">
            <text:p>8.15852</text:p>
          </table:table-cell>
          <table:table-cell office:value-type="float" office:value="-6.87261" calcext:value-type="float">
            <text:p>-6.87261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7.0569" calcext:value-type="float">
            <text:p>67.0569</text:p>
          </table:table-cell>
          <table:table-cell office:value-type="float" office:value="28.7115" calcext:value-type="float">
            <text:p>28.71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97.7033" calcext:value-type="float">
            <text:p>-97.7033</text:p>
          </table:table-cell>
          <table:table-cell office:value-type="float" office:value="47.3861" calcext:value-type="float">
            <text:p>47.3861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86.8906" calcext:value-type="float">
            <text:p>-86.8906</text:p>
          </table:table-cell>
          <table:table-cell office:value-type="float" office:value="-83.2994" calcext:value-type="float">
            <text:p>-83.2994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25.681" calcext:value-type="float">
            <text:p>-25.681</text:p>
          </table:table-cell>
          <table:table-cell office:value-type="float" office:value="-13.2975" calcext:value-type="float">
            <text:p>-13.2975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.5957" calcext:value-type="float">
            <text:p>83.5957</text:p>
          </table:table-cell>
          <table:table-cell office:value-type="float" office:value="17.6344" calcext:value-type="float">
            <text:p>17.634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.2846" calcext:value-type="float">
            <text:p>65.2846</text:p>
          </table:table-cell>
          <table:table-cell office:value-type="float" office:value="80.8938" calcext:value-type="float">
            <text:p>80.893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.7781" calcext:value-type="float">
            <text:p>24.7781</text:p>
          </table:table-cell>
          <table:table-cell office:value-type="float" office:value="-47.3098" calcext:value-type="float">
            <text:p>-47.3098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4.0079" calcext:value-type="float">
            <text:p>84.0079</text:p>
          </table:table-cell>
          <table:table-cell office:value-type="float" office:value="60.718" calcext:value-type="float">
            <text:p>60.7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67.9566" calcext:value-type="float">
            <text:p>-67.9566</text:p>
          </table:table-cell>
          <table:table-cell office:value-type="float" office:value="-18.6299" calcext:value-type="float">
            <text:p>-18.6299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.4719" calcext:value-type="float">
            <text:p>33.4719</text:p>
          </table:table-cell>
          <table:table-cell office:value-type="float" office:value="31.0544" calcext:value-type="float">
            <text:p>31.054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5.4048" calcext:value-type="float">
            <text:p>-45.4048</text:p>
          </table:table-cell>
          <table:table-cell office:value-type="float" office:value="40.5668" calcext:value-type="float">
            <text:p>40.5668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.1281" calcext:value-type="float">
            <text:p>59.1281</text:p>
          </table:table-cell>
          <table:table-cell office:value-type="float" office:value="80.4236" calcext:value-type="float">
            <text:p>80.423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.3336" calcext:value-type="float">
            <text:p>65.3336</text:p>
          </table:table-cell>
          <table:table-cell office:value-type="float" office:value="44.7883" calcext:value-type="float">
            <text:p>44.788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6.9869" calcext:value-type="float">
            <text:p>96.9869</text:p>
          </table:table-cell>
          <table:table-cell office:value-type="float" office:value="24.2282" calcext:value-type="float">
            <text:p>24.228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.6533" calcext:value-type="float">
            <text:p>39.6533</text:p>
          </table:table-cell>
          <table:table-cell office:value-type="float" office:value="33.393" calcext:value-type="float">
            <text:p>33.39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.6322" calcext:value-type="float">
            <text:p>24.6322</text:p>
          </table:table-cell>
          <table:table-cell office:value-type="float" office:value="-96.4262" calcext:value-type="float">
            <text:p>-96.4262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2.6296" calcext:value-type="float">
            <text:p>-32.6296</text:p>
          </table:table-cell>
          <table:table-cell office:value-type="float" office:value="-75.2995" calcext:value-type="float">
            <text:p>-75.2995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3.0992" calcext:value-type="float">
            <text:p>-43.0992</text:p>
          </table:table-cell>
          <table:table-cell office:value-type="float" office:value="45.7109" calcext:value-type="float">
            <text:p>45.7109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22.2848" calcext:value-type="float">
            <text:p>-22.2848</text:p>
          </table:table-cell>
          <table:table-cell office:value-type="float" office:value="98.4612" calcext:value-type="float">
            <text:p>98.4612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.3437" calcext:value-type="float">
            <text:p>40.3437</text:p>
          </table:table-cell>
          <table:table-cell office:value-type="float" office:value="63.3178" calcext:value-type="float">
            <text:p>63.317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5.88779" calcext:value-type="float">
            <text:p>-5.88779</text:p>
          </table:table-cell>
          <table:table-cell office:value-type="float" office:value="52.3433" calcext:value-type="float">
            <text:p>52.343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.74" calcext:value-type="float">
            <text:p>25.74</text:p>
          </table:table-cell>
          <table:table-cell office:value-type="float" office:value="-97.6759" calcext:value-type="float">
            <text:p>-97.6759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70.9408" calcext:value-type="float">
            <text:p>-70.9408</text:p>
          </table:table-cell>
          <table:table-cell office:value-type="float" office:value="-7.51686" calcext:value-type="float">
            <text:p>-7.51686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9.9496" calcext:value-type="float">
            <text:p>69.9496</text:p>
          </table:table-cell>
          <table:table-cell office:value-type="float" office:value="54.9098" calcext:value-type="float">
            <text:p>54.909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.0467" calcext:value-type="float">
            <text:p>28.0467</text:p>
          </table:table-cell>
          <table:table-cell office:value-type="float" office:value="81.1255" calcext:value-type="float">
            <text:p>81.125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.2029" calcext:value-type="float">
            <text:p>64.2029</text:p>
          </table:table-cell>
          <table:table-cell office:value-type="float" office:value="29.5645" calcext:value-type="float">
            <text:p>29.564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70.2094" calcext:value-type="float">
            <text:p>-70.2094</text:p>
          </table:table-cell>
          <table:table-cell office:value-type="float" office:value="90.8905" calcext:value-type="float">
            <text:p>90.8905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53.063" calcext:value-type="float">
            <text:p>-53.063</text:p>
          </table:table-cell>
          <table:table-cell office:value-type="float" office:value="-78.4884" calcext:value-type="float">
            <text:p>-78.4884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3.0296" calcext:value-type="float">
            <text:p>63.0296</text:p>
          </table:table-cell>
          <table:table-cell office:value-type="float" office:value="-84.4488" calcext:value-type="float">
            <text:p>-84.4488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57.5345" calcext:value-type="float">
            <text:p>-57.5345</text:p>
          </table:table-cell>
          <table:table-cell office:value-type="float" office:value="-45.4587" calcext:value-type="float">
            <text:p>-45.4587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.0873" calcext:value-type="float">
            <text:p>55.0873</text:p>
          </table:table-cell>
          <table:table-cell office:value-type="float" office:value="24.63" calcext:value-type="float">
            <text:p>24.6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9.9231" calcext:value-type="float">
            <text:p>-39.9231</text:p>
          </table:table-cell>
          <table:table-cell office:value-type="float" office:value="-15.1177" calcext:value-type="float">
            <text:p>-15.1177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70.8269" calcext:value-type="float">
            <text:p>-70.8269</text:p>
          </table:table-cell>
          <table:table-cell office:value-type="float" office:value="-86.1071" calcext:value-type="float">
            <text:p>-86.1071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.1602" calcext:value-type="float">
            <text:p>44.1602</text:p>
          </table:table-cell>
          <table:table-cell office:value-type="float" office:value="12.8157" calcext:value-type="float">
            <text:p>12.815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.1635" calcext:value-type="float">
            <text:p>38.1635</text:p>
          </table:table-cell>
          <table:table-cell office:value-type="float" office:value="-48.1689" calcext:value-type="float">
            <text:p>-48.1689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.1319" calcext:value-type="float">
            <text:p>26.1319</text:p>
          </table:table-cell>
          <table:table-cell office:value-type="float" office:value="-52.4663" calcext:value-type="float">
            <text:p>-52.4663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91.8094" calcext:value-type="float">
            <text:p>-91.8094</text:p>
          </table:table-cell>
          <table:table-cell office:value-type="float" office:value="22.8334" calcext:value-type="float">
            <text:p>22.8334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887" calcext:value-type="float">
            <text:p>17.887</text:p>
          </table:table-cell>
          <table:table-cell office:value-type="float" office:value="-77.7018" calcext:value-type="float">
            <text:p>-77.7018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.2788" calcext:value-type="float">
            <text:p>45.2788</text:p>
          </table:table-cell>
          <table:table-cell office:value-type="float" office:value="-90.2378" calcext:value-type="float">
            <text:p>-90.2378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74.548" calcext:value-type="float">
            <text:p>-74.548</text:p>
          </table:table-cell>
          <table:table-cell office:value-type="float" office:value="-78.2432" calcext:value-type="float">
            <text:p>-78.2432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7.8256" calcext:value-type="float">
            <text:p>-37.8256</text:p>
          </table:table-cell>
          <table:table-cell office:value-type="float" office:value="-89.3386" calcext:value-type="float">
            <text:p>-89.3386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53.5324" calcext:value-type="float">
            <text:p>-53.5324</text:p>
          </table:table-cell>
          <table:table-cell office:value-type="float" office:value="22.1046" calcext:value-type="float">
            <text:p>22.1046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81.692" calcext:value-type="float">
            <text:p>-81.692</text:p>
          </table:table-cell>
          <table:table-cell office:value-type="float" office:value="42.2906" calcext:value-type="float">
            <text:p>42.2906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.7944" calcext:value-type="float">
            <text:p>27.7944</text:p>
          </table:table-cell>
          <table:table-cell office:value-type="float" office:value="-74.4558" calcext:value-type="float">
            <text:p>-74.4558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.67125" calcext:value-type="float">
            <text:p>2.67125</text:p>
          </table:table-cell>
          <table:table-cell office:value-type="float" office:value="82.5854" calcext:value-type="float">
            <text:p>82.585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.2444" calcext:value-type="float">
            <text:p>73.2444</text:p>
          </table:table-cell>
          <table:table-cell office:value-type="float" office:value="-44.7479" calcext:value-type="float">
            <text:p>-44.7479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.26" calcext:value-type="float">
            <text:p>57.26</text:p>
          </table:table-cell>
          <table:table-cell office:value-type="float" office:value="-91.9389" calcext:value-type="float">
            <text:p>-91.9389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.6953" calcext:value-type="float">
            <text:p>58.6953</text:p>
          </table:table-cell>
          <table:table-cell office:value-type="float" office:value="16.0106" calcext:value-type="float">
            <text:p>16.010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.6097" calcext:value-type="float">
            <text:p>46.6097</text:p>
          </table:table-cell>
          <table:table-cell office:value-type="float" office:value="-3.68864" calcext:value-type="float">
            <text:p>-3.68864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.1471" calcext:value-type="float">
            <text:p>62.1471</text:p>
          </table:table-cell>
          <table:table-cell office:value-type="float" office:value="-7.34584" calcext:value-type="float">
            <text:p>-7.34584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86.6557" calcext:value-type="float">
            <text:p>-86.6557</text:p>
          </table:table-cell>
          <table:table-cell office:value-type="float" office:value="28.3168" calcext:value-type="float">
            <text:p>28.3168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11.9401" calcext:value-type="float">
            <text:p>-11.9401</text:p>
          </table:table-cell>
          <table:table-cell office:value-type="float" office:value="-7.82401" calcext:value-type="float">
            <text:p>-7.82401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5.054" calcext:value-type="float">
            <text:p>-45.054</text:p>
          </table:table-cell>
          <table:table-cell office:value-type="float" office:value="-30.238" calcext:value-type="float">
            <text:p>-30.238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16.545" calcext:value-type="float">
            <text:p>-16.545</text:p>
          </table:table-cell>
          <table:table-cell office:value-type="float" office:value="-43.6286" calcext:value-type="float">
            <text:p>-43.6286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60.981" calcext:value-type="float">
            <text:p>-60.981</text:p>
          </table:table-cell>
          <table:table-cell office:value-type="float" office:value="-18.2329" calcext:value-type="float">
            <text:p>-18.2329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.8203" calcext:value-type="float">
            <text:p>49.8203</text:p>
          </table:table-cell>
          <table:table-cell office:value-type="float" office:value="-21.6954" calcext:value-type="float">
            <text:p>-21.6954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4.5486" calcext:value-type="float">
            <text:p>-44.5486</text:p>
          </table:table-cell>
          <table:table-cell office:value-type="float" office:value="-46.8627" calcext:value-type="float">
            <text:p>-46.8627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.9085" calcext:value-type="float">
            <text:p>35.9085</text:p>
          </table:table-cell>
          <table:table-cell office:value-type="float" office:value="-93.837" calcext:value-type="float">
            <text:p>-93.837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.3599" calcext:value-type="float">
            <text:p>72.3599</text:p>
          </table:table-cell>
          <table:table-cell office:value-type="float" office:value="42.4268" calcext:value-type="float">
            <text:p>42.426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7296" calcext:value-type="float">
            <text:p>10.7296</text:p>
          </table:table-cell>
          <table:table-cell office:value-type="float" office:value="87.4329" calcext:value-type="float">
            <text:p>87.432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1843" calcext:value-type="float">
            <text:p>11.1843</text:p>
          </table:table-cell>
          <table:table-cell office:value-type="float" office:value="22.4028" calcext:value-type="float">
            <text:p>22.402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.9697" calcext:value-type="float">
            <text:p>64.9697</text:p>
          </table:table-cell>
          <table:table-cell office:value-type="float" office:value="-67.5782" calcext:value-type="float">
            <text:p>-67.5782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.2553" calcext:value-type="float">
            <text:p>76.2553</text:p>
          </table:table-cell>
          <table:table-cell office:value-type="float" office:value="51.2555" calcext:value-type="float">
            <text:p>51.255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88.8055" calcext:value-type="float">
            <text:p>-88.8055</text:p>
          </table:table-cell>
          <table:table-cell office:value-type="float" office:value="87.1801" calcext:value-type="float">
            <text:p>87.1801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25.8096" calcext:value-type="float">
            <text:p>-25.8096</text:p>
          </table:table-cell>
          <table:table-cell office:value-type="float" office:value="-63.581" calcext:value-type="float">
            <text:p>-63.581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.3449" calcext:value-type="float">
            <text:p>24.3449</text:p>
          </table:table-cell>
          <table:table-cell office:value-type="float" office:value="92.8624" calcext:value-type="float">
            <text:p>92.862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6.1165" calcext:value-type="float">
            <text:p>66.1165</text:p>
          </table:table-cell>
          <table:table-cell office:value-type="float" office:value="-71.8653" calcext:value-type="float">
            <text:p>-71.8653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28.4411" calcext:value-type="float">
            <text:p>-28.4411</text:p>
          </table:table-cell>
          <table:table-cell office:value-type="float" office:value="-5.60014" calcext:value-type="float">
            <text:p>-5.60014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7.9235" calcext:value-type="float">
            <text:p>-37.9235</text:p>
          </table:table-cell>
          <table:table-cell office:value-type="float" office:value="-63.0471" calcext:value-type="float">
            <text:p>-63.0471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.9588" calcext:value-type="float">
            <text:p>48.9588</text:p>
          </table:table-cell>
          <table:table-cell office:value-type="float" office:value="-45.7394" calcext:value-type="float">
            <text:p>-45.7394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0.1122" calcext:value-type="float">
            <text:p>-40.1122</text:p>
          </table:table-cell>
          <table:table-cell office:value-type="float" office:value="78.7751" calcext:value-type="float">
            <text:p>78.7751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.3093" calcext:value-type="float">
            <text:p>81.3093</text:p>
          </table:table-cell>
          <table:table-cell office:value-type="float" office:value="-81.0674" calcext:value-type="float">
            <text:p>-81.0674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9.8765" calcext:value-type="float">
            <text:p>69.8765</text:p>
          </table:table-cell>
          <table:table-cell office:value-type="float" office:value="-13.5972" calcext:value-type="float">
            <text:p>-13.5972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85.6628" calcext:value-type="float">
            <text:p>-85.6628</text:p>
          </table:table-cell>
          <table:table-cell office:value-type="float" office:value="-10.7905" calcext:value-type="float">
            <text:p>-10.7905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.214" calcext:value-type="float">
            <text:p>29.214</text:p>
          </table:table-cell>
          <table:table-cell office:value-type="float" office:value="88.7107" calcext:value-type="float">
            <text:p>88.710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20.0306" calcext:value-type="float">
            <text:p>-20.0306</text:p>
          </table:table-cell>
          <table:table-cell office:value-type="float" office:value="92.2815" calcext:value-type="float">
            <text:p>92.2815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90.3194" calcext:value-type="float">
            <text:p>-90.3194</text:p>
          </table:table-cell>
          <table:table-cell office:value-type="float" office:value="48.6767" calcext:value-type="float">
            <text:p>48.6767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.6375" calcext:value-type="float">
            <text:p>68.6375</text:p>
          </table:table-cell>
          <table:table-cell office:value-type="float" office:value="-20.6588" calcext:value-type="float">
            <text:p>-20.6588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.5639" calcext:value-type="float">
            <text:p>34.5639</text:p>
          </table:table-cell>
          <table:table-cell office:value-type="float" office:value="-89.0393" calcext:value-type="float">
            <text:p>-89.0393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9.9729" calcext:value-type="float">
            <text:p>79.9729</text:p>
          </table:table-cell>
          <table:table-cell office:value-type="float" office:value="97.3328" calcext:value-type="float">
            <text:p>97.332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.71767" calcext:value-type="float">
            <text:p>2.71767</text:p>
          </table:table-cell>
          <table:table-cell office:value-type="float" office:value="55.008" calcext:value-type="float">
            <text:p>55.00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9.62662" calcext:value-type="float">
            <text:p>-9.62662</text:p>
          </table:table-cell>
          <table:table-cell office:value-type="float" office:value="41.7069" calcext:value-type="float">
            <text:p>41.706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65.2084" calcext:value-type="float">
            <text:p>-65.2084</text:p>
          </table:table-cell>
          <table:table-cell office:value-type="float" office:value="88.07" calcext:value-type="float">
            <text:p>88.07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.9405" calcext:value-type="float">
            <text:p>28.9405</text:p>
          </table:table-cell>
          <table:table-cell office:value-type="float" office:value="42.7509" calcext:value-type="float">
            <text:p>42.750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63.9747" calcext:value-type="float">
            <text:p>-63.9747</text:p>
          </table:table-cell>
          <table:table-cell office:value-type="float" office:value="-1.53493" calcext:value-type="float">
            <text:p>-1.53493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63.3624" calcext:value-type="float">
            <text:p>-63.3624</text:p>
          </table:table-cell>
          <table:table-cell office:value-type="float" office:value="-35.5841" calcext:value-type="float">
            <text:p>-35.5841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.0196" calcext:value-type="float">
            <text:p>57.0196</text:p>
          </table:table-cell>
          <table:table-cell office:value-type="float" office:value="-49.6723" calcext:value-type="float">
            <text:p>-49.6723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60.9107" calcext:value-type="float">
            <text:p>-60.9107</text:p>
          </table:table-cell>
          <table:table-cell office:value-type="float" office:value="-53.2937" calcext:value-type="float">
            <text:p>-53.2937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2.6467" calcext:value-type="float">
            <text:p>-32.6467</text:p>
          </table:table-cell>
          <table:table-cell office:value-type="float" office:value="-4.93782" calcext:value-type="float">
            <text:p>-4.93782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18.4302" calcext:value-type="float">
            <text:p>-18.4302</text:p>
          </table:table-cell>
          <table:table-cell office:value-type="float" office:value="18.1258" calcext:value-type="float">
            <text:p>18.1258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67.9356" calcext:value-type="float">
            <text:p>-67.9356</text:p>
          </table:table-cell>
          <table:table-cell office:value-type="float" office:value="51.2649" calcext:value-type="float">
            <text:p>51.2649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93.6645" calcext:value-type="float">
            <text:p>-93.6645</text:p>
          </table:table-cell>
          <table:table-cell office:value-type="float" office:value="14.0076" calcext:value-type="float">
            <text:p>14.0076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92.1642" calcext:value-type="float">
            <text:p>-92.1642</text:p>
          </table:table-cell>
          <table:table-cell office:value-type="float" office:value="-23.7293" calcext:value-type="float">
            <text:p>-23.7293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07492" calcext:value-type="float">
            <text:p>8.07492</text:p>
          </table:table-cell>
          <table:table-cell office:value-type="float" office:value="-23.5059" calcext:value-type="float">
            <text:p>-23.5059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.6041" calcext:value-type="float">
            <text:p>68.6041</text:p>
          </table:table-cell>
          <table:table-cell office:value-type="float" office:value="66.4642" calcext:value-type="float">
            <text:p>66.464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6.3361" calcext:value-type="float">
            <text:p>-36.3361</text:p>
          </table:table-cell>
          <table:table-cell office:value-type="float" office:value="34.5563" calcext:value-type="float">
            <text:p>34.5563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03727" calcext:value-type="float">
            <text:p>0.503727</text:p>
          </table:table-cell>
          <table:table-cell office:value-type="float" office:value="-37.1707" calcext:value-type="float">
            <text:p>-37.1707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9.72146" calcext:value-type="float">
            <text:p>-9.72146</text:p>
          </table:table-cell>
          <table:table-cell office:value-type="float" office:value="-56.6586" calcext:value-type="float">
            <text:p>-56.6586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9.45902" calcext:value-type="float">
            <text:p>-9.45902</text:p>
          </table:table-cell>
          <table:table-cell office:value-type="float" office:value="85.9368" calcext:value-type="float">
            <text:p>85.936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17.7027" calcext:value-type="float">
            <text:p>-17.7027</text:p>
          </table:table-cell>
          <table:table-cell office:value-type="float" office:value="-59.5702" calcext:value-type="float">
            <text:p>-59.5702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71.6951" calcext:value-type="float">
            <text:p>-71.6951</text:p>
          </table:table-cell>
          <table:table-cell office:value-type="float" office:value="50.4508" calcext:value-type="float">
            <text:p>50.4508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11.8791" calcext:value-type="float">
            <text:p>-11.8791</text:p>
          </table:table-cell>
          <table:table-cell office:value-type="float" office:value="17.3461" calcext:value-type="float">
            <text:p>17.3461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12.0291" calcext:value-type="float">
            <text:p>-12.0291</text:p>
          </table:table-cell>
          <table:table-cell office:value-type="float" office:value="30.7645" calcext:value-type="float">
            <text:p>30.764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7.50684" calcext:value-type="float">
            <text:p>-7.50684</text:p>
          </table:table-cell>
          <table:table-cell office:value-type="float" office:value="60.6452" calcext:value-type="float">
            <text:p>60.645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7298" calcext:value-type="float">
            <text:p>15.7298</text:p>
          </table:table-cell>
          <table:table-cell office:value-type="float" office:value="92.6552" calcext:value-type="float">
            <text:p>92.655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5.0918" calcext:value-type="float">
            <text:p>85.0918</text:p>
          </table:table-cell>
          <table:table-cell office:value-type="float" office:value="-23.9871" calcext:value-type="float">
            <text:p>-23.9871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9.5092" calcext:value-type="float">
            <text:p>79.5092</text:p>
          </table:table-cell>
          <table:table-cell office:value-type="float" office:value="-41.9703" calcext:value-type="float">
            <text:p>-41.9703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.4185" calcext:value-type="float">
            <text:p>40.4185</text:p>
          </table:table-cell>
          <table:table-cell office:value-type="float" office:value="56.6765" calcext:value-type="float">
            <text:p>56.676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.4869" calcext:value-type="float">
            <text:p>46.4869</text:p>
          </table:table-cell>
          <table:table-cell office:value-type="float" office:value="12.6308" calcext:value-type="float">
            <text:p>12.630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6.82239" calcext:value-type="float">
            <text:p>-6.82239</text:p>
          </table:table-cell>
          <table:table-cell office:value-type="float" office:value="27.4235" calcext:value-type="float">
            <text:p>27.423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66.7499" calcext:value-type="float">
            <text:p>-66.7499</text:p>
          </table:table-cell>
          <table:table-cell office:value-type="float" office:value="43.2092" calcext:value-type="float">
            <text:p>43.2092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62.1922" calcext:value-type="float">
            <text:p>-62.1922</text:p>
          </table:table-cell>
          <table:table-cell office:value-type="float" office:value="11.2964" calcext:value-type="float">
            <text:p>11.2964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25.9387" calcext:value-type="float">
            <text:p>-25.9387</text:p>
          </table:table-cell>
          <table:table-cell office:value-type="float" office:value="37.4554" calcext:value-type="float">
            <text:p>37.4554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62.435" calcext:value-type="float">
            <text:p>-62.435</text:p>
          </table:table-cell>
          <table:table-cell office:value-type="float" office:value="-23.9337" calcext:value-type="float">
            <text:p>-23.9337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97.762" calcext:value-type="float">
            <text:p>-97.762</text:p>
          </table:table-cell>
          <table:table-cell office:value-type="float" office:value="71.3077" calcext:value-type="float">
            <text:p>71.3077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.7232" calcext:value-type="float">
            <text:p>55.7232</text:p>
          </table:table-cell>
          <table:table-cell office:value-type="float" office:value="40.3947" calcext:value-type="float">
            <text:p>40.394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.3049" calcext:value-type="float">
            <text:p>74.3049</text:p>
          </table:table-cell>
          <table:table-cell office:value-type="float" office:value="-82.056" calcext:value-type="float">
            <text:p>-82.056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0.8389" calcext:value-type="float">
            <text:p>-30.8389</text:p>
          </table:table-cell>
          <table:table-cell office:value-type="float" office:value="-23.54" calcext:value-type="float">
            <text:p>-23.54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17918" calcext:value-type="float">
            <text:p>9.17918</text:p>
          </table:table-cell>
          <table:table-cell office:value-type="float" office:value="40.6636" calcext:value-type="float">
            <text:p>40.663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75.3312" calcext:value-type="float">
            <text:p>-75.3312</text:p>
          </table:table-cell>
          <table:table-cell office:value-type="float" office:value="32.0362" calcext:value-type="float">
            <text:p>32.0362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.2862" calcext:value-type="float">
            <text:p>58.2862</text:p>
          </table:table-cell>
          <table:table-cell office:value-type="float" office:value="-99.2709" calcext:value-type="float">
            <text:p>-99.2709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82.2259" calcext:value-type="float">
            <text:p>-82.2259</text:p>
          </table:table-cell>
          <table:table-cell office:value-type="float" office:value="-85.9997" calcext:value-type="float">
            <text:p>-85.9997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.0076" calcext:value-type="float">
            <text:p>78.0076</text:p>
          </table:table-cell>
          <table:table-cell office:value-type="float" office:value="-94.0403" calcext:value-type="float">
            <text:p>-94.0403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834538" calcext:value-type="float">
            <text:p>-0.834538</text:p>
          </table:table-cell>
          <table:table-cell office:value-type="float" office:value="15.7915" calcext:value-type="float">
            <text:p>15.7915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.8002" calcext:value-type="float">
            <text:p>87.8002</text:p>
          </table:table-cell>
          <table:table-cell office:value-type="float" office:value="4.29692" calcext:value-type="float">
            <text:p>4.2969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15.235" calcext:value-type="float">
            <text:p>-15.235</text:p>
          </table:table-cell>
          <table:table-cell office:value-type="float" office:value="-88.3163" calcext:value-type="float">
            <text:p>-88.3163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18.1624" calcext:value-type="float">
            <text:p>-18.1624</text:p>
          </table:table-cell>
          <table:table-cell office:value-type="float" office:value="16.9251" calcext:value-type="float">
            <text:p>16.9251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83.4555" calcext:value-type="float">
            <text:p>-83.4555</text:p>
          </table:table-cell>
          <table:table-cell office:value-type="float" office:value="-37.3801" calcext:value-type="float">
            <text:p>-37.3801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67.3506" calcext:value-type="float">
            <text:p>-67.3506</text:p>
          </table:table-cell>
          <table:table-cell office:value-type="float" office:value="92.2851" calcext:value-type="float">
            <text:p>92.2851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.626" calcext:value-type="float">
            <text:p>73.626</text:p>
          </table:table-cell>
          <table:table-cell office:value-type="float" office:value="-10.6011" calcext:value-type="float">
            <text:p>-10.6011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.06387" calcext:value-type="float">
            <text:p>2.06387</text:p>
          </table:table-cell>
          <table:table-cell office:value-type="float" office:value="30.2794" calcext:value-type="float">
            <text:p>30.279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68.8614" calcext:value-type="float">
            <text:p>-68.8614</text:p>
          </table:table-cell>
          <table:table-cell office:value-type="float" office:value="-7.84773" calcext:value-type="float">
            <text:p>-7.84773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.8865" calcext:value-type="float">
            <text:p>34.8865</text:p>
          </table:table-cell>
          <table:table-cell office:value-type="float" office:value="-27.8508" calcext:value-type="float">
            <text:p>-27.8508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41075" calcext:value-type="float">
            <text:p>8.41075</text:p>
          </table:table-cell>
          <table:table-cell office:value-type="float" office:value="42.3818" calcext:value-type="float">
            <text:p>42.38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7.3144" calcext:value-type="float">
            <text:p>67.3144</text:p>
          </table:table-cell>
          <table:table-cell office:value-type="float" office:value="36.9222" calcext:value-type="float">
            <text:p>36.922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.9861" calcext:value-type="float">
            <text:p>64.9861</text:p>
          </table:table-cell>
          <table:table-cell office:value-type="float" office:value="78.0501" calcext:value-type="float">
            <text:p>78.050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81.2657" calcext:value-type="float">
            <text:p>-81.2657</text:p>
          </table:table-cell>
          <table:table-cell office:value-type="float" office:value="-8.16422" calcext:value-type="float">
            <text:p>-8.16422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.9909" calcext:value-type="float">
            <text:p>92.9909</text:p>
          </table:table-cell>
          <table:table-cell office:value-type="float" office:value="-4.66402" calcext:value-type="float">
            <text:p>-4.6640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.1162" calcext:value-type="float">
            <text:p>46.1162</text:p>
          </table:table-cell>
          <table:table-cell office:value-type="float" office:value="59.7444" calcext:value-type="float">
            <text:p>59.744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85.7793" calcext:value-type="float">
            <text:p>-85.7793</text:p>
          </table:table-cell>
          <table:table-cell office:value-type="float" office:value="48.5849" calcext:value-type="float">
            <text:p>48.5849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.5789" calcext:value-type="float">
            <text:p>70.5789</text:p>
          </table:table-cell>
          <table:table-cell office:value-type="float" office:value="39.6042" calcext:value-type="float">
            <text:p>39.604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93478" calcext:value-type="float">
            <text:p>0.493478</text:p>
          </table:table-cell>
          <table:table-cell office:value-type="float" office:value="-28.2453" calcext:value-type="float">
            <text:p>-28.2453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60.6143" calcext:value-type="float">
            <text:p>-60.6143</text:p>
          </table:table-cell>
          <table:table-cell office:value-type="float" office:value="59.4796" calcext:value-type="float">
            <text:p>59.4796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4.6799" calcext:value-type="float">
            <text:p>-44.6799</text:p>
          </table:table-cell>
          <table:table-cell office:value-type="float" office:value="-20.1883" calcext:value-type="float">
            <text:p>-20.1883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1.1319" calcext:value-type="float">
            <text:p>-1.1319</text:p>
          </table:table-cell>
          <table:table-cell office:value-type="float" office:value="65.4571" calcext:value-type="float">
            <text:p>65.457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3.4552" calcext:value-type="float">
            <text:p>-33.4552</text:p>
          </table:table-cell>
          <table:table-cell office:value-type="float" office:value="-26.8556" calcext:value-type="float">
            <text:p>-26.8556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85366" calcext:value-type="float">
            <text:p>9.85366</text:p>
          </table:table-cell>
          <table:table-cell office:value-type="float" office:value="-85.7119" calcext:value-type="float">
            <text:p>-85.7119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00" calcext:value-type="float">
            <text:p>20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4">00/00/0000</text:date>, <text:time style:data-style-name="N2" text:time-value="11:57:04.2386501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31T18:17:32.922809287</meta:creation-date>
    <dc:date>2020-02-04T12:06:23.685667031</dc:date>
    <meta:editing-duration>PT5H30M41S</meta:editing-duration>
    <meta:editing-cycles>14</meta:editing-cycles>
    <meta:generator>LibreOffice/6.3.4.2$Linux_X86_64 LibreOffice_project/30$Build-2</meta:generator>
    <meta:document-statistic meta:table-count="3" meta:cell-count="3530" meta:object-count="3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minimum="-20" chart:maximum="5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0.239cm" svg:height="17.009cm" xlink:href=".." xlink:type="simple" chart:class="chart:bubble" chart:style-name="ch1">
        <chart:legend chart:legend-position="end" svg:x="28.849cm" svg:y="8.205cm" style:legend-expansion="high" chart:style-name="ch2"/>
        <chart:plot-area chart:style-name="ch3" table:cell-range-address="Example1.A2:Example1.B152 Example1.E1:Example1.E152 Example1.D2:Example1.D152" chart:data-source-has-labels="row" svg:x="0.604cm" svg:y="0.34cm" svg:width="27.641cm" svg:height="16.329cm">
          <chartooo:coordinate-region svg:x="0.842cm" svg:y="0.539cm" svg:width="27.216cm" svg:height="15.93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Example1.E2:Example1.E152" chart:label-cell-address="Example1.E1:Example1.E1" chart:class="chart:bubble">
            <chart:domain table:cell-range-address="Example1.B2:Example1.B152"/>
            <chart:domain table:cell-range-address="Example1.A2:Example1.A152"/>
            <chart:data-point chart:repeated="69"/>
            <chart:data-point chart:style-name="ch8"/>
            <chart:data-point chart:repeated="16"/>
            <chart:data-point chart:style-name="ch8"/>
            <chart:data-point chart:repeated="64"/>
            <loext:propertry-mapping loext:property="FillColor" loext:cell-range-address="Example1.D2:Example1.D15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size</text:p>
                <draw:g>
                  <svg:desc>Example1.E1:Example1.E1</svg:desc>
                </draw:g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6265">
                <text:p>0.26265</text:p>
                <draw:g>
                  <svg:desc>Example1.A2:Example1.A152</svg:desc>
                </draw:g>
              </table:table-cell>
              <table:table-cell office:value-type="float" office:value="-0.425458">
                <text:p>-0.425458</text:p>
                <draw:g>
                  <svg:desc>Example1.B2:Example1.B152</svg:desc>
                </draw:g>
              </table:table-cell>
              <table:table-cell office:value-type="float" office:value="1">
                <text:p>1</text:p>
                <draw:g>
                  <svg:desc>Example1.E2:Example1.E152</svg:desc>
                </draw:g>
              </table:table-cell>
              <table:table-cell office:value-type="float" office:value="16711680">
                <text:p>16711680</text:p>
                <draw:g>
                  <svg:desc>Example1.D2:Example1.D1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218198">
                <text:p>-0.218198</text:p>
              </table:table-cell>
              <table:table-cell office:value-type="float" office:value="-0.449877">
                <text:p>-0.449877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364963">
                <text:p>-0.364963</text:p>
              </table:table-cell>
              <table:table-cell office:value-type="float" office:value="-0.341763">
                <text:p>-0.341763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02276">
                <text:p>0.102276</text:p>
              </table:table-cell>
              <table:table-cell office:value-type="float" office:value="0.489428">
                <text:p>0.489428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85443">
                <text:p>0.285443</text:p>
              </table:table-cell>
              <table:table-cell office:value-type="float" office:value="0.410515">
                <text:p>0.410515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91249">
                <text:p>0.191249</text:p>
              </table:table-cell>
              <table:table-cell office:value-type="float" office:value="0.461978">
                <text:p>0.461978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80253">
                <text:p>0.180253</text:p>
              </table:table-cell>
              <table:table-cell office:value-type="float" office:value="-0.466378">
                <text:p>-0.466378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225571">
                <text:p>-0.225571</text:p>
              </table:table-cell>
              <table:table-cell office:value-type="float" office:value="-0.446226">
                <text:p>-0.446226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53147">
                <text:p>-0.253147</text:p>
              </table:table-cell>
              <table:table-cell office:value-type="float" office:value="0.43118">
                <text:p>0.43118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88944">
                <text:p>0.288944</text:p>
              </table:table-cell>
              <table:table-cell office:value-type="float" office:value="-0.408058">
                <text:p>-0.408058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444965">
                <text:p>0.00444965</text:p>
              </table:table-cell>
              <table:table-cell office:value-type="float" office:value="0.49998">
                <text:p>0.49998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0806969">
                <text:p>-0.0806969</text:p>
              </table:table-cell>
              <table:table-cell office:value-type="float" office:value="0.493445">
                <text:p>0.493445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710919">
                <text:p>0.0710919</text:p>
              </table:table-cell>
              <table:table-cell office:value-type="float" office:value="-0.49492">
                <text:p>-0.49492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328478">
                <text:p>-0.328478</text:p>
              </table:table-cell>
              <table:table-cell office:value-type="float" office:value="-0.376964">
                <text:p>-0.376964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11549">
                <text:p>-0.11549</text:p>
              </table:table-cell>
              <table:table-cell office:value-type="float" office:value="0.486479">
                <text:p>0.486479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230261">
                <text:p>-0.230261</text:p>
              </table:table-cell>
              <table:table-cell office:value-type="float" office:value="-0.443824">
                <text:p>-0.443824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363153">
                <text:p>-0.363153</text:p>
              </table:table-cell>
              <table:table-cell office:value-type="float" office:value="-0.343686">
                <text:p>-0.343686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729399">
                <text:p>0.0729399</text:p>
              </table:table-cell>
              <table:table-cell office:value-type="float" office:value="0.494651">
                <text:p>0.494651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05999">
                <text:p>0.305999</text:p>
              </table:table-cell>
              <table:table-cell office:value-type="float" office:value="-0.39543">
                <text:p>-0.39543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108344">
                <text:p>-0.108344</text:p>
              </table:table-cell>
              <table:table-cell office:value-type="float" office:value="-0.48812">
                <text:p>-0.48812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10922">
                <text:p>0.410922</text:p>
              </table:table-cell>
              <table:table-cell office:value-type="float" office:value="0.284857">
                <text:p>0.284857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00502109">
                <text:p>-0.00502109</text:p>
              </table:table-cell>
              <table:table-cell office:value-type="float" office:value="0.499975">
                <text:p>0.499975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160468">
                <text:p>-0.160468</text:p>
              </table:table-cell>
              <table:table-cell office:value-type="float" office:value="0.47355">
                <text:p>0.47355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0924583">
                <text:p>-0.0924583</text:p>
              </table:table-cell>
              <table:table-cell office:value-type="float" office:value="-0.491377">
                <text:p>-0.491377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213527">
                <text:p>-0.213527</text:p>
              </table:table-cell>
              <table:table-cell office:value-type="float" office:value="0.452113">
                <text:p>0.452113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417951">
                <text:p>0.417951</text:p>
              </table:table-cell>
              <table:table-cell office:value-type="float" office:value="-0.274439">
                <text:p>-0.274439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041836">
                <text:p>-0.041836</text:p>
              </table:table-cell>
              <table:table-cell office:value-type="float" office:value="0.498247">
                <text:p>0.498247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385619">
                <text:p>-0.385619</text:p>
              </table:table-cell>
              <table:table-cell office:value-type="float" office:value="0.318274">
                <text:p>0.318274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64982">
                <text:p>0.464982</text:p>
              </table:table-cell>
              <table:table-cell office:value-type="float" office:value="0.183825">
                <text:p>0.183825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52203">
                <text:p>0.152203</text:p>
              </table:table-cell>
              <table:table-cell office:value-type="float" office:value="-0.476271">
                <text:p>-0.476271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61559">
                <text:p>0.461559</text:p>
              </table:table-cell>
              <table:table-cell office:value-type="float" office:value="0.192258">
                <text:p>0.192258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638319">
                <text:p>0.0638319</text:p>
              </table:table-cell>
              <table:table-cell office:value-type="float" office:value="0.495909">
                <text:p>0.495909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80853">
                <text:p>0.280853</text:p>
              </table:table-cell>
              <table:table-cell office:value-type="float" office:value="0.413668">
                <text:p>0.413668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413151">
                <text:p>-0.413151</text:p>
              </table:table-cell>
              <table:table-cell office:value-type="float" office:value="0.281614">
                <text:p>0.281614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571784">
                <text:p>0.0571784</text:p>
              </table:table-cell>
              <table:table-cell office:value-type="float" office:value="0.49672">
                <text:p>0.49672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22943">
                <text:p>0.222943</text:p>
              </table:table-cell>
              <table:table-cell office:value-type="float" office:value="-0.447545">
                <text:p>-0.447545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95814">
                <text:p>0.195814</text:p>
              </table:table-cell>
              <table:table-cell office:value-type="float" office:value="0.460062">
                <text:p>0.460062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84071">
                <text:p>0.384071</text:p>
              </table:table-cell>
              <table:table-cell office:value-type="float" office:value="0.32014">
                <text:p>0.32014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150372">
                <text:p>-0.150372</text:p>
              </table:table-cell>
              <table:table-cell office:value-type="float" office:value="0.476852">
                <text:p>0.476852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489385">
                <text:p>-0.489385</text:p>
              </table:table-cell>
              <table:table-cell office:value-type="float" office:value="-0.10248">
                <text:p>-0.10248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00656">
                <text:p>0.200656</text:p>
              </table:table-cell>
              <table:table-cell office:value-type="float" office:value="-0.457971">
                <text:p>-0.457971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197135">
                <text:p>-0.197135</text:p>
              </table:table-cell>
              <table:table-cell office:value-type="float" office:value="-0.459497">
                <text:p>-0.459497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20039">
                <text:p>0.120039</text:p>
              </table:table-cell>
              <table:table-cell office:value-type="float" office:value="-0.485377">
                <text:p>-0.485377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257091">
                <text:p>0.257091</text:p>
              </table:table-cell>
              <table:table-cell office:value-type="float" office:value="0.428841">
                <text:p>0.428841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398126">
                <text:p>0.398126</text:p>
              </table:table-cell>
              <table:table-cell office:value-type="float" office:value="0.302483">
                <text:p>0.302483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902951">
                <text:p>0.0902951</text:p>
              </table:table-cell>
              <table:table-cell office:value-type="float" office:value="0.491779">
                <text:p>0.491779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321974">
                <text:p>-0.321974</text:p>
              </table:table-cell>
              <table:table-cell office:value-type="float" office:value="0.382534">
                <text:p>0.382534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0553061">
                <text:p>-0.0553061</text:p>
              </table:table-cell>
              <table:table-cell office:value-type="float" office:value="-0.496932">
                <text:p>-0.496932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11629">
                <text:p>-0.11629</text:p>
              </table:table-cell>
              <table:table-cell office:value-type="float" office:value="-0.486289">
                <text:p>-0.486289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483446">
                <text:p>-0.483446</text:p>
              </table:table-cell>
              <table:table-cell office:value-type="float" office:value="0.127592">
                <text:p>0.127592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7.05865">
                <text:p>-7.05865</text:p>
              </table:table-cell>
              <table:table-cell office:value-type="float" office:value="-7.08346">
                <text:p>-7.08346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1.0717">
                <text:p>-1.0717</text:p>
              </table:table-cell>
              <table:table-cell office:value-type="float" office:value="9.94241">
                <text:p>9.94241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.12466">
                <text:p>6.12466</text:p>
              </table:table-cell>
              <table:table-cell office:value-type="float" office:value="7.90497">
                <text:p>7.90497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.02199">
                <text:p>8.02199</text:p>
              </table:table-cell>
              <table:table-cell office:value-type="float" office:value="-5.97056">
                <text:p>-5.97056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6.32752">
                <text:p>-6.32752</text:p>
              </table:table-cell>
              <table:table-cell office:value-type="float" office:value="7.74355">
                <text:p>7.74355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.35613">
                <text:p>6.35613</text:p>
              </table:table-cell>
              <table:table-cell office:value-type="float" office:value="-7.72008">
                <text:p>-7.72008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.38054">
                <text:p>9.38054</text:p>
              </table:table-cell>
              <table:table-cell office:value-type="float" office:value="3.46489">
                <text:p>3.46489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4.26526">
                <text:p>-4.26526</text:p>
              </table:table-cell>
              <table:table-cell office:value-type="float" office:value="-9.04475">
                <text:p>-9.04475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6.17843">
                <text:p>-6.17843</text:p>
              </table:table-cell>
              <table:table-cell office:value-type="float" office:value="-7.86302">
                <text:p>-7.86302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.14881">
                <text:p>4.14881</text:p>
              </table:table-cell>
              <table:table-cell office:value-type="float" office:value="-9.09876">
                <text:p>-9.09876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6739">
                <text:p>1.6739</text:p>
              </table:table-cell>
              <table:table-cell office:value-type="float" office:value="-9.85891">
                <text:p>-9.85891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.94531">
                <text:p>5.94531</text:p>
              </table:table-cell>
              <table:table-cell office:value-type="float" office:value="8.04073">
                <text:p>8.04073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.21603">
                <text:p>9.21603</text:p>
              </table:table-cell>
              <table:table-cell office:value-type="float" office:value="-3.88133">
                <text:p>-3.88133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3.47909">
                <text:p>-3.47909</text:p>
              </table:table-cell>
              <table:table-cell office:value-type="float" office:value="9.37528">
                <text:p>9.37528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.19024">
                <text:p>5.19024</text:p>
              </table:table-cell>
              <table:table-cell office:value-type="float" office:value="-8.54759">
                <text:p>-8.54759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9.13058">
                <text:p>9.13058</text:p>
              </table:table-cell>
              <table:table-cell office:value-type="float" office:value="4.0783">
                <text:p>4.0783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27468">
                <text:p>0.27468</text:p>
              </table:table-cell>
              <table:table-cell office:value-type="float" office:value="9.99623">
                <text:p>9.99623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.90512">
                <text:p>5.90512</text:p>
              </table:table-cell>
              <table:table-cell office:value-type="float" office:value="8.07029">
                <text:p>8.07029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1.92337">
                <text:p>-1.92337</text:p>
              </table:table-cell>
              <table:table-cell office:value-type="float" office:value="9.81329">
                <text:p>9.81329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9.89548">
                <text:p>-9.89548</text:p>
              </table:table-cell>
              <table:table-cell office:value-type="float" office:value="1.44205">
                <text:p>1.44205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978738">
                <text:p>0.978738</text:p>
              </table:table-cell>
              <table:table-cell office:value-type="float" office:value="-9.95199">
                <text:p>-9.95199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8.68171">
                <text:p>-8.68171</text:p>
              </table:table-cell>
              <table:table-cell office:value-type="float" office:value="-4.96265">
                <text:p>-4.96265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577988">
                <text:p>-0.577988</text:p>
              </table:table-cell>
              <table:table-cell office:value-type="float" office:value="-9.98328">
                <text:p>-9.98328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89738">
                <text:p>1.89738</text:p>
              </table:table-cell>
              <table:table-cell office:value-type="float" office:value="-9.81835">
                <text:p>-9.81835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5.9083">
                <text:p>-5.9083</text:p>
              </table:table-cell>
              <table:table-cell office:value-type="float" office:value="-8.06796">
                <text:p>-8.06796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.92923">
                <text:p>3.92923</text:p>
              </table:table-cell>
              <table:table-cell office:value-type="float" office:value="9.19572">
                <text:p>9.19572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.89767">
                <text:p>4.89767</text:p>
              </table:table-cell>
              <table:table-cell office:value-type="float" office:value="8.71853">
                <text:p>8.71853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3.88782">
                <text:p>-3.88782</text:p>
              </table:table-cell>
              <table:table-cell office:value-type="float" office:value="9.2133">
                <text:p>9.2133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.13594">
                <text:p>7.13594</text:p>
              </table:table-cell>
              <table:table-cell office:value-type="float" office:value="-7.0056">
                <text:p>-7.0056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9.61737">
                <text:p>-9.61737</text:p>
              </table:table-cell>
              <table:table-cell office:value-type="float" office:value="-2.73975">
                <text:p>-2.73975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7.40113">
                <text:p>-7.40113</text:p>
              </table:table-cell>
              <table:table-cell office:value-type="float" office:value="-6.72483">
                <text:p>-6.72483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09087">
                <text:p>1.09087</text:p>
              </table:table-cell>
              <table:table-cell office:value-type="float" office:value="-9.94032">
                <text:p>-9.94032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6.35904">
                <text:p>-6.35904</text:p>
              </table:table-cell>
              <table:table-cell office:value-type="float" office:value="7.71768">
                <text:p>7.71768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.30001">
                <text:p>2.30001</text:p>
              </table:table-cell>
              <table:table-cell office:value-type="float" office:value="-9.7319">
                <text:p>-9.7319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205693">
                <text:p>0.0205693</text:p>
              </table:table-cell>
              <table:table-cell office:value-type="float" office:value="9.99998">
                <text:p>9.99998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.3821">
                <text:p>6.3821</text:p>
              </table:table-cell>
              <table:table-cell office:value-type="float" office:value="7.69862">
                <text:p>7.69862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9.20459">
                <text:p>-9.20459</text:p>
              </table:table-cell>
              <table:table-cell office:value-type="float" office:value="3.90839">
                <text:p>3.90839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4424">
                <text:p>1.4424</text:p>
              </table:table-cell>
              <table:table-cell office:value-type="float" office:value="-9.89543">
                <text:p>-9.89543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.65748">
                <text:p>8.65748</text:p>
              </table:table-cell>
              <table:table-cell office:value-type="float" office:value="-5.0048">
                <text:p>-5.0048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.39334">
                <text:p>5.39334</text:p>
              </table:table-cell>
              <table:table-cell office:value-type="float" office:value="8.42092">
                <text:p>8.42092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78626">
                <text:p>1.78626</text:p>
              </table:table-cell>
              <table:table-cell office:value-type="float" office:value="-9.83917">
                <text:p>-9.83917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.0056">
                <text:p>3.0056</text:p>
              </table:table-cell>
              <table:table-cell office:value-type="float" office:value="9.53763">
                <text:p>9.53763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870891">
                <text:p>0.870891</text:p>
              </table:table-cell>
              <table:table-cell office:value-type="float" office:value="-9.96201">
                <text:p>-9.96201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.34106">
                <text:p>5.34106</text:p>
              </table:table-cell>
              <table:table-cell office:value-type="float" office:value="-8.45418">
                <text:p>-8.45418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.31449">
                <text:p>4.31449</text:p>
              </table:table-cell>
              <table:table-cell office:value-type="float" office:value="-9.02137">
                <text:p>-9.02137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181442">
                <text:p>-0.181442</text:p>
              </table:table-cell>
              <table:table-cell office:value-type="float" office:value="-9.99835">
                <text:p>-9.99835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.1252">
                <text:p>7.1252</text:p>
              </table:table-cell>
              <table:table-cell office:value-type="float" office:value="7.01652">
                <text:p>7.01652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8.44328">
                <text:p>-8.44328</text:p>
              </table:table-cell>
              <table:table-cell office:value-type="float" office:value="-5.35826">
                <text:p>-5.35826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1.73695">
                <text:p>-1.73695</text:p>
              </table:table-cell>
              <table:table-cell office:value-type="float" office:value="-9.84799">
                <text:p>-9.84799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5.19778">
                <text:p>-5.19778</text:p>
              </table:table-cell>
              <table:table-cell office:value-type="float" office:value="-8.54301">
                <text:p>-8.54301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2.0802">
                <text:p>22.0802</text:p>
              </table:table-cell>
              <table:table-cell office:value-type="float" office:value="22.266">
                <text:p>22.266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4.6304">
                <text:p>24.6304</text:p>
              </table:table-cell>
              <table:table-cell office:value-type="float" office:value="21.0171">
                <text:p>21.0171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3.7172">
                <text:p>23.7172</text:p>
              </table:table-cell>
              <table:table-cell office:value-type="float" office:value="21.2113">
                <text:p>21.2113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1.1205">
                <text:p>21.1205</text:p>
              </table:table-cell>
              <table:table-cell office:value-type="float" office:value="25.9743">
                <text:p>25.9743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1.1928">
                <text:p>21.1928</text:p>
              </table:table-cell>
              <table:table-cell office:value-type="float" office:value="26.2268">
                <text:p>26.2268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2.4714">
                <text:p>22.4714</text:p>
              </table:table-cell>
              <table:table-cell office:value-type="float" office:value="21.9006">
                <text:p>21.9006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5.2294">
                <text:p>25.2294</text:p>
              </table:table-cell>
              <table:table-cell office:value-type="float" office:value="21.0066">
                <text:p>21.0066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4.7088">
                <text:p>24.7088</text:p>
              </table:table-cell>
              <table:table-cell office:value-type="float" office:value="28.9894">
                <text:p>28.9894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3.5798">
                <text:p>23.5798</text:p>
              </table:table-cell>
              <table:table-cell office:value-type="float" office:value="21.2606">
                <text:p>21.2606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1.2167">
                <text:p>21.2167</text:p>
              </table:table-cell>
              <table:table-cell office:value-type="float" office:value="26.2987">
                <text:p>26.2987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4.4555">
                <text:p>24.4555</text:p>
              </table:table-cell>
              <table:table-cell office:value-type="float" office:value="21.0372">
                <text:p>21.0372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1.1122">
                <text:p>21.1122</text:p>
              </table:table-cell>
              <table:table-cell office:value-type="float" office:value="25.9406">
                <text:p>25.9406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5.3267">
                <text:p>25.3267</text:p>
              </table:table-cell>
              <table:table-cell office:value-type="float" office:value="28.9866">
                <text:p>28.9866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3.5957">
                <text:p>23.5957</text:p>
              </table:table-cell>
              <table:table-cell office:value-type="float" office:value="21.2546">
                <text:p>21.2546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4.7755">
                <text:p>24.7755</text:p>
              </table:table-cell>
              <table:table-cell office:value-type="float" office:value="21.0063">
                <text:p>21.0063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8.1448">
                <text:p>28.1448</text:p>
              </table:table-cell>
              <table:table-cell office:value-type="float" office:value="22.5281">
                <text:p>22.5281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1.558">
                <text:p>21.558</text:p>
              </table:table-cell>
              <table:table-cell office:value-type="float" office:value="27.0378">
                <text:p>27.0378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4.2852">
                <text:p>24.2852</text:p>
              </table:table-cell>
              <table:table-cell office:value-type="float" office:value="21.0644">
                <text:p>21.0644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8.3585">
                <text:p>28.3585</text:p>
              </table:table-cell>
              <table:table-cell office:value-type="float" office:value="22.8274">
                <text:p>22.8274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1.6645">
                <text:p>21.6645</text:p>
              </table:table-cell>
              <table:table-cell office:value-type="float" office:value="22.7922">
                <text:p>22.7922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7.2211">
                <text:p>27.2211</text:p>
              </table:table-cell>
              <table:table-cell office:value-type="float" office:value="21.6733">
                <text:p>21.6733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5.3094">
                <text:p>25.3094</text:p>
              </table:table-cell>
              <table:table-cell office:value-type="float" office:value="21.012">
                <text:p>21.012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6.0659">
                <text:p>26.0659</text:p>
              </table:table-cell>
              <table:table-cell office:value-type="float" office:value="21.1446">
                <text:p>21.1446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3.4862">
                <text:p>23.4862</text:p>
              </table:table-cell>
              <table:table-cell office:value-type="float" office:value="21.2975">
                <text:p>21.2975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8.6253">
                <text:p>28.6253</text:p>
              </table:table-cell>
              <table:table-cell office:value-type="float" office:value="26.6904">
                <text:p>26.6904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4.6435">
                <text:p>24.6435</text:p>
              </table:table-cell>
              <table:table-cell office:value-type="float" office:value="21.0159">
                <text:p>21.0159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6.5388">
                <text:p>26.5388</text:p>
              </table:table-cell>
              <table:table-cell office:value-type="float" office:value="28.6921">
                <text:p>28.6921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6.9926">
                <text:p>26.9926</text:p>
              </table:table-cell>
              <table:table-cell office:value-type="float" office:value="28.4684">
                <text:p>28.4684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8.5809">
                <text:p>28.5809</text:p>
              </table:table-cell>
              <table:table-cell office:value-type="float" office:value="23.2175">
                <text:p>23.2175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5.3494">
                <text:p>25.3494</text:p>
              </table:table-cell>
              <table:table-cell office:value-type="float" office:value="28.9847">
                <text:p>28.9847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1.7979">
                <text:p>21.7979</text:p>
              </table:table-cell>
              <table:table-cell office:value-type="float" office:value="22.6028">
                <text:p>22.6028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1.4688">
                <text:p>21.4688</text:p>
              </table:table-cell>
              <table:table-cell office:value-type="float" office:value="23.121">
                <text:p>23.121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4.3074">
                <text:p>24.3074</text:p>
              </table:table-cell>
              <table:table-cell office:value-type="float" office:value="28.9396">
                <text:p>28.9396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5.5178">
                <text:p>25.5178</text:p>
              </table:table-cell>
              <table:table-cell office:value-type="float" office:value="21.0337">
                <text:p>21.0337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5.9522">
                <text:p>25.9522</text:p>
              </table:table-cell>
              <table:table-cell office:value-type="float" office:value="28.885">
                <text:p>28.885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2.3882">
                <text:p>22.3882</text:p>
              </table:table-cell>
              <table:table-cell office:value-type="float" office:value="28.0296">
                <text:p>28.0296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2.8667">
                <text:p>22.8667</text:p>
              </table:table-cell>
              <table:table-cell office:value-type="float" office:value="21.6164">
                <text:p>21.6164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5.8428">
                <text:p>25.8428</text:p>
              </table:table-cell>
              <table:table-cell office:value-type="float" office:value="28.9102">
                <text:p>28.9102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8.4236">
                <text:p>28.4236</text:p>
              </table:table-cell>
              <table:table-cell office:value-type="float" office:value="22.9314">
                <text:p>22.9314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5.3086">
                <text:p>25.3086</text:p>
              </table:table-cell>
              <table:table-cell office:value-type="float" office:value="28.9881">
                <text:p>28.9881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5.8485">
                <text:p>25.8485</text:p>
              </table:table-cell>
              <table:table-cell office:value-type="float" office:value="28.909">
                <text:p>28.909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2.5806">
                <text:p>22.5806</text:p>
              </table:table-cell>
              <table:table-cell office:value-type="float" office:value="21.8147">
                <text:p>21.8147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3.4445">
                <text:p>23.4445</text:p>
              </table:table-cell>
              <table:table-cell office:value-type="float" office:value="28.6852">
                <text:p>28.6852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4.393">
                <text:p>24.393</text:p>
              </table:table-cell>
              <table:table-cell office:value-type="float" office:value="28.9537">
                <text:p>28.9537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5.1738">
                <text:p>25.1738</text:p>
              </table:table-cell>
              <table:table-cell office:value-type="float" office:value="21.0038">
                <text:p>21.0038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8.7343">
                <text:p>28.7343</text:p>
              </table:table-cell>
              <table:table-cell office:value-type="float" office:value="26.4336">
                <text:p>26.4336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6.1376">
                <text:p>26.1376</text:p>
              </table:table-cell>
              <table:table-cell office:value-type="float" office:value="28.8348">
                <text:p>28.8348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4.4427">
                <text:p>24.4427</text:p>
              </table:table-cell>
              <table:table-cell office:value-type="float" office:value="21.039">
                <text:p>21.039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7.9976">
                <text:p>27.9976</text:p>
              </table:table-cell>
              <table:table-cell office:value-type="float" office:value="22.3515">
                <text:p>22.3515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5.0368">
                <text:p>25.0368</text:p>
              </table:table-cell>
              <table:table-cell office:value-type="float" office:value="21.0002">
                <text:p>21.0002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minimum="-110" chart:maximum="11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2.975cm" svg:height="18.548cm" xlink:href=".." xlink:type="simple" chart:class="chart:bubble" chart:style-name="ch1">
        <chart:legend chart:legend-position="end" svg:x="31.585cm" svg:y="8.975cm" style:legend-expansion="high" chart:style-name="ch2"/>
        <chart:plot-area chart:style-name="ch3" table:cell-range-address="StarSky.A2:StarSky.B202 StarSky.E1:StarSky.E202 StarSky.D2:StarSky.D202" chart:data-source-has-labels="row" svg:x="0.659cm" svg:y="0.37cm" svg:width="30.267cm" svg:height="17.808cm">
          <chartooo:coordinate-region svg:x="0.99cm" svg:y="0.37cm" svg:width="29.936cm" svg:height="17.60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tarSky.E2:StarSky.E202" chart:label-cell-address="StarSky.E1:StarSky.E1" chart:class="chart:bubble">
            <chart:domain table:cell-range-address="StarSky.B2:StarSky.B202"/>
            <chart:domain table:cell-range-address="StarSky.A2:StarSky.A202"/>
            <chart:data-point chart:repeated="201"/>
            <loext:propertry-mapping loext:property="FillColor" loext:cell-range-address="StarSky.D2:StarSky.D20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size</text:p>
                <draw:g>
                  <svg:desc>StarSky.E1:StarSky.E1</svg:desc>
                </draw:g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75.6343">
                <text:p>-75.6343</text:p>
                <draw:g>
                  <svg:desc>StarSky.A2:StarSky.A202</svg:desc>
                </draw:g>
              </table:table-cell>
              <table:table-cell office:value-type="float" office:value="-30.054">
                <text:p>-30.054</text:p>
                <draw:g>
                  <svg:desc>StarSky.B2:StarSky.B202</svg:desc>
                </draw:g>
              </table:table-cell>
              <table:table-cell office:value-type="float" office:value="1">
                <text:p>1</text:p>
                <draw:g>
                  <svg:desc>StarSky.E2:StarSky.E202</svg:desc>
                </draw:g>
              </table:table-cell>
              <table:table-cell office:value-type="float" office:value="16711680">
                <text:p>16711680</text:p>
                <draw:g>
                  <svg:desc>StarSky.D2:StarSky.D2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88.5967">
                <text:p>-88.5967</text:p>
              </table:table-cell>
              <table:table-cell office:value-type="float" office:value="-4.21491">
                <text:p>-4.21491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2.7318">
                <text:p>42.7318</text:p>
              </table:table-cell>
              <table:table-cell office:value-type="float" office:value="4.72559">
                <text:p>4.72559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4.7832">
                <text:p>54.7832</text:p>
              </table:table-cell>
              <table:table-cell office:value-type="float" office:value="52.1888">
                <text:p>52.1888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6.7704">
                <text:p>-16.7704</text:p>
              </table:table-cell>
              <table:table-cell office:value-type="float" office:value="44.2336">
                <text:p>44.2336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.8686">
                <text:p>15.8686</text:p>
              </table:table-cell>
              <table:table-cell office:value-type="float" office:value="83.08">
                <text:p>83.08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8.0358">
                <text:p>98.0358</text:p>
              </table:table-cell>
              <table:table-cell office:value-type="float" office:value="78.4924">
                <text:p>78.4924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7.3821">
                <text:p>37.3821</text:p>
              </table:table-cell>
              <table:table-cell office:value-type="float" office:value="-21.9477">
                <text:p>-21.9477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5.8309">
                <text:p>75.8309</text:p>
              </table:table-cell>
              <table:table-cell office:value-type="float" office:value="-38.7403">
                <text:p>-38.7403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9.3218">
                <text:p>69.3218</text:p>
              </table:table-cell>
              <table:table-cell office:value-type="float" office:value="-52.1246">
                <text:p>-52.1246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24.4136">
                <text:p>-24.4136</text:p>
              </table:table-cell>
              <table:table-cell office:value-type="float" office:value="43.5368">
                <text:p>43.5368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.0005">
                <text:p>22.0005</text:p>
              </table:table-cell>
              <table:table-cell office:value-type="float" office:value="-27.4708">
                <text:p>-27.4708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97.6456">
                <text:p>-97.6456</text:p>
              </table:table-cell>
              <table:table-cell office:value-type="float" office:value="-40.0361">
                <text:p>-40.0361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92.0622">
                <text:p>-92.0622</text:p>
              </table:table-cell>
              <table:table-cell office:value-type="float" office:value="-44.4207">
                <text:p>-44.4207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58.3925">
                <text:p>-58.3925</text:p>
              </table:table-cell>
              <table:table-cell office:value-type="float" office:value="-44.6745">
                <text:p>-44.6745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45.7971">
                <text:p>-45.7971</text:p>
              </table:table-cell>
              <table:table-cell office:value-type="float" office:value="-74.6223">
                <text:p>-74.6223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0.0829">
                <text:p>60.0829</text:p>
              </table:table-cell>
              <table:table-cell office:value-type="float" office:value="-36.623">
                <text:p>-36.623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55.2343">
                <text:p>-55.2343</text:p>
              </table:table-cell>
              <table:table-cell office:value-type="float" office:value="22.2682">
                <text:p>22.2682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2.7843">
                <text:p>72.7843</text:p>
              </table:table-cell>
              <table:table-cell office:value-type="float" office:value="12.3683">
                <text:p>12.3683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3.6477">
                <text:p>53.6477</text:p>
              </table:table-cell>
              <table:table-cell office:value-type="float" office:value="64.7338">
                <text:p>64.7338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69.0985">
                <text:p>-69.0985</text:p>
              </table:table-cell>
              <table:table-cell office:value-type="float" office:value="-3.97628">
                <text:p>-3.97628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2.3518">
                <text:p>42.3518</text:p>
              </table:table-cell>
              <table:table-cell office:value-type="float" office:value="-6.35938">
                <text:p>-6.35938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.5381">
                <text:p>11.5381</text:p>
              </table:table-cell>
              <table:table-cell office:value-type="float" office:value="81.9717">
                <text:p>81.9717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2.5821">
                <text:p>22.5821</text:p>
              </table:table-cell>
              <table:table-cell office:value-type="float" office:value="-91.6367">
                <text:p>-91.6367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3.25241">
                <text:p>-3.25241</text:p>
              </table:table-cell>
              <table:table-cell office:value-type="float" office:value="-77.9206">
                <text:p>-77.9206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3.4948">
                <text:p>53.4948</text:p>
              </table:table-cell>
              <table:table-cell office:value-type="float" office:value="-36.9009">
                <text:p>-36.9009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3.5717">
                <text:p>43.5717</text:p>
              </table:table-cell>
              <table:table-cell office:value-type="float" office:value="88.0037">
                <text:p>88.0037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46.7839">
                <text:p>-46.7839</text:p>
              </table:table-cell>
              <table:table-cell office:value-type="float" office:value="6.39777">
                <text:p>6.39777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4.327">
                <text:p>54.327</text:p>
              </table:table-cell>
              <table:table-cell office:value-type="float" office:value="69.729">
                <text:p>69.729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3.8853">
                <text:p>53.8853</text:p>
              </table:table-cell>
              <table:table-cell office:value-type="float" office:value="-81.182">
                <text:p>-81.182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81.6007">
                <text:p>-81.6007</text:p>
              </table:table-cell>
              <table:table-cell office:value-type="float" office:value="77.583">
                <text:p>77.583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84.3477">
                <text:p>-84.3477</text:p>
              </table:table-cell>
              <table:table-cell office:value-type="float" office:value="35.0341">
                <text:p>35.0341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64.962">
                <text:p>-64.962</text:p>
              </table:table-cell>
              <table:table-cell office:value-type="float" office:value="-71.256">
                <text:p>-71.256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96.9492">
                <text:p>-96.9492</text:p>
              </table:table-cell>
              <table:table-cell office:value-type="float" office:value="48.9232">
                <text:p>48.9232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4.656">
                <text:p>84.656</text:p>
              </table:table-cell>
              <table:table-cell office:value-type="float" office:value="-68.5775">
                <text:p>-68.5775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97.3009">
                <text:p>-97.3009</text:p>
              </table:table-cell>
              <table:table-cell office:value-type="float" office:value="-77.9574">
                <text:p>-77.9574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8.72027">
                <text:p>-8.72027</text:p>
              </table:table-cell>
              <table:table-cell office:value-type="float" office:value="75.9481">
                <text:p>75.9481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4.9639">
                <text:p>64.9639</text:p>
              </table:table-cell>
              <table:table-cell office:value-type="float" office:value="-46.5123">
                <text:p>-46.5123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9.0027">
                <text:p>69.0027</text:p>
              </table:table-cell>
              <table:table-cell office:value-type="float" office:value="-18.4754">
                <text:p>-18.4754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0.1721">
                <text:p>80.1721</text:p>
              </table:table-cell>
              <table:table-cell office:value-type="float" office:value="-6.31489">
                <text:p>-6.31489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.1168">
                <text:p>19.1168</text:p>
              </table:table-cell>
              <table:table-cell office:value-type="float" office:value="63.4558">
                <text:p>63.4558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55.8429">
                <text:p>-55.8429</text:p>
              </table:table-cell>
              <table:table-cell office:value-type="float" office:value="-4.07381">
                <text:p>-4.07381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7.5872">
                <text:p>67.5872</text:p>
              </table:table-cell>
              <table:table-cell office:value-type="float" office:value="82.2795">
                <text:p>82.2795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34.4333">
                <text:p>-34.4333</text:p>
              </table:table-cell>
              <table:table-cell office:value-type="float" office:value="64.1781">
                <text:p>64.1781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95.3798">
                <text:p>-95.3798</text:p>
              </table:table-cell>
              <table:table-cell office:value-type="float" office:value="-10.2547">
                <text:p>-10.2547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3.077">
                <text:p>93.077</text:p>
              </table:table-cell>
              <table:table-cell office:value-type="float" office:value="65.684">
                <text:p>65.684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1.8314">
                <text:p>51.8314</text:p>
              </table:table-cell>
              <table:table-cell office:value-type="float" office:value="-10.3185">
                <text:p>-10.3185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31.2447">
                <text:p>-31.2447</text:p>
              </table:table-cell>
              <table:table-cell office:value-type="float" office:value="35.6582">
                <text:p>35.6582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.90857">
                <text:p>6.90857</text:p>
              </table:table-cell>
              <table:table-cell office:value-type="float" office:value="-3.16338">
                <text:p>-3.16338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1.5711">
                <text:p>41.5711</text:p>
              </table:table-cell>
              <table:table-cell office:value-type="float" office:value="31.7047">
                <text:p>31.7047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50.8844">
                <text:p>-50.8844</text:p>
              </table:table-cell>
              <table:table-cell office:value-type="float" office:value="89.4095">
                <text:p>89.4095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20.7497">
                <text:p>-20.7497</text:p>
              </table:table-cell>
              <table:table-cell office:value-type="float" office:value="50.8262">
                <text:p>50.8262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51.0454">
                <text:p>-51.0454</text:p>
              </table:table-cell>
              <table:table-cell office:value-type="float" office:value="88.5709">
                <text:p>88.5709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64.6803">
                <text:p>-64.6803</text:p>
              </table:table-cell>
              <table:table-cell office:value-type="float" office:value="42.313">
                <text:p>42.313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51.5219">
                <text:p>-51.5219</text:p>
              </table:table-cell>
              <table:table-cell office:value-type="float" office:value="3.21572">
                <text:p>3.21572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4.073">
                <text:p>94.073</text:p>
              </table:table-cell>
              <table:table-cell office:value-type="float" office:value="85.4145">
                <text:p>85.4145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60.6313">
                <text:p>-60.6313</text:p>
              </table:table-cell>
              <table:table-cell office:value-type="float" office:value="28.7435">
                <text:p>28.7435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53.7064">
                <text:p>-53.7064</text:p>
              </table:table-cell>
              <table:table-cell office:value-type="float" office:value="2.252">
                <text:p>2.252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1.8685">
                <text:p>51.8685</text:p>
              </table:table-cell>
              <table:table-cell office:value-type="float" office:value="-71.9299">
                <text:p>-71.9299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6.30999">
                <text:p>-6.30999</text:p>
              </table:table-cell>
              <table:table-cell office:value-type="float" office:value="10.4581">
                <text:p>10.4581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96.6101">
                <text:p>-96.6101</text:p>
              </table:table-cell>
              <table:table-cell office:value-type="float" office:value="66.2837">
                <text:p>66.2837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83.3451">
                <text:p>-83.3451</text:p>
              </table:table-cell>
              <table:table-cell office:value-type="float" office:value="17.4156">
                <text:p>17.4156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6.7235">
                <text:p>76.7235</text:p>
              </table:table-cell>
              <table:table-cell office:value-type="float" office:value="-3.70717">
                <text:p>-3.70717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0.2073">
                <text:p>30.2073</text:p>
              </table:table-cell>
              <table:table-cell office:value-type="float" office:value="-0.303495">
                <text:p>-0.303495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93.5481">
                <text:p>93.5481</text:p>
              </table:table-cell>
              <table:table-cell office:value-type="float" office:value="13.6366">
                <text:p>13.6366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8.3316">
                <text:p>78.3316</text:p>
              </table:table-cell>
              <table:table-cell office:value-type="float" office:value="97.8421">
                <text:p>97.8421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1.8572">
                <text:p>21.8572</text:p>
              </table:table-cell>
              <table:table-cell office:value-type="float" office:value="59.4241">
                <text:p>59.4241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56.5526">
                <text:p>-56.5526</text:p>
              </table:table-cell>
              <table:table-cell office:value-type="float" office:value="-19.4578">
                <text:p>-19.4578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38.0564">
                <text:p>-38.0564</text:p>
              </table:table-cell>
              <table:table-cell office:value-type="float" office:value="12.4632">
                <text:p>12.4632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4.3292">
                <text:p>84.3292</text:p>
              </table:table-cell>
              <table:table-cell office:value-type="float" office:value="-79.4087">
                <text:p>-79.4087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99.9209">
                <text:p>-99.9209</text:p>
              </table:table-cell>
              <table:table-cell office:value-type="float" office:value="-63.0009">
                <text:p>-63.0009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2.3407">
                <text:p>32.3407</text:p>
              </table:table-cell>
              <table:table-cell office:value-type="float" office:value="45.3128">
                <text:p>45.3128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1.2487">
                <text:p>41.2487</text:p>
              </table:table-cell>
              <table:table-cell office:value-type="float" office:value="5.70782">
                <text:p>5.70782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3.16477">
                <text:p>-3.16477</text:p>
              </table:table-cell>
              <table:table-cell office:value-type="float" office:value="-9.29461">
                <text:p>-9.29461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78.0003">
                <text:p>-78.0003</text:p>
              </table:table-cell>
              <table:table-cell office:value-type="float" office:value="-14.657">
                <text:p>-14.657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2.8079">
                <text:p>32.8079</text:p>
              </table:table-cell>
              <table:table-cell office:value-type="float" office:value="20.317">
                <text:p>20.317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20.4892">
                <text:p>-20.4892</text:p>
              </table:table-cell>
              <table:table-cell office:value-type="float" office:value="62.262">
                <text:p>62.262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38.238">
                <text:p>-38.238</text:p>
              </table:table-cell>
              <table:table-cell office:value-type="float" office:value="75.4289">
                <text:p>75.4289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76.3487">
                <text:p>-76.3487</text:p>
              </table:table-cell>
              <table:table-cell office:value-type="float" office:value="87.9595">
                <text:p>87.9595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60.6669">
                <text:p>-60.6669</text:p>
              </table:table-cell>
              <table:table-cell office:value-type="float" office:value="-59.8272">
                <text:p>-59.8272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13.4712">
                <text:p>-13.4712</text:p>
              </table:table-cell>
              <table:table-cell office:value-type="float" office:value="91.6177">
                <text:p>91.6177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95.169">
                <text:p>-95.169</text:p>
              </table:table-cell>
              <table:table-cell office:value-type="float" office:value="68.748">
                <text:p>68.748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61.9831">
                <text:p>-61.9831</text:p>
              </table:table-cell>
              <table:table-cell office:value-type="float" office:value="17.6036">
                <text:p>17.6036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6.4122">
                <text:p>16.4122</text:p>
              </table:table-cell>
              <table:table-cell office:value-type="float" office:value="87.9636">
                <text:p>87.9636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9.8823">
                <text:p>79.8823</text:p>
              </table:table-cell>
              <table:table-cell office:value-type="float" office:value="-14.0651">
                <text:p>-14.0651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.61248">
                <text:p>5.61248</text:p>
              </table:table-cell>
              <table:table-cell office:value-type="float" office:value="-47.543">
                <text:p>-47.543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5.8053">
                <text:p>55.8053</text:p>
              </table:table-cell>
              <table:table-cell office:value-type="float" office:value="50.1859">
                <text:p>50.1859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14.4439">
                <text:p>-14.4439</text:p>
              </table:table-cell>
              <table:table-cell office:value-type="float" office:value="33.8425">
                <text:p>33.8425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3.7461">
                <text:p>63.7461</text:p>
              </table:table-cell>
              <table:table-cell office:value-type="float" office:value="-37.3244">
                <text:p>-37.3244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11.2809">
                <text:p>-11.2809</text:p>
              </table:table-cell>
              <table:table-cell office:value-type="float" office:value="-11.4814">
                <text:p>-11.4814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0.1757">
                <text:p>30.1757</text:p>
              </table:table-cell>
              <table:table-cell office:value-type="float" office:value="82.9237">
                <text:p>82.9237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42.2103">
                <text:p>-42.2103</text:p>
              </table:table-cell>
              <table:table-cell office:value-type="float" office:value="84.8413">
                <text:p>84.8413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70.3682">
                <text:p>-70.3682</text:p>
              </table:table-cell>
              <table:table-cell office:value-type="float" office:value="-26.9307">
                <text:p>-26.9307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9.18843">
                <text:p>-9.18843</text:p>
              </table:table-cell>
              <table:table-cell office:value-type="float" office:value="-22.7622">
                <text:p>-22.7622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56.2859">
                <text:p>-56.2859</text:p>
              </table:table-cell>
              <table:table-cell office:value-type="float" office:value="64.3856">
                <text:p>64.3856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5.8446">
                <text:p>75.8446</text:p>
              </table:table-cell>
              <table:table-cell office:value-type="float" office:value="-32.5332">
                <text:p>-32.5332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5.8266">
                <text:p>75.8266</text:p>
              </table:table-cell>
              <table:table-cell office:value-type="float" office:value="3.71033">
                <text:p>3.71033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.90368">
                <text:p>4.90368</text:p>
              </table:table-cell>
              <table:table-cell office:value-type="float" office:value="91.9323">
                <text:p>91.9323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3.4988">
                <text:p>53.4988</text:p>
              </table:table-cell>
              <table:table-cell office:value-type="float" office:value="-58.3132">
                <text:p>-58.3132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.8865">
                <text:p>99.8865</text:p>
              </table:table-cell>
              <table:table-cell office:value-type="float" office:value="79.6218">
                <text:p>79.6218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27.3747">
                <text:p>-27.3747</text:p>
              </table:table-cell>
              <table:table-cell office:value-type="float" office:value="-27.124">
                <text:p>-27.124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74.3673">
                <text:p>74.3673</text:p>
              </table:table-cell>
              <table:table-cell office:value-type="float" office:value="-72.6209">
                <text:p>-72.6209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71.7646">
                <text:p>71.7646</text:p>
              </table:table-cell>
              <table:table-cell office:value-type="float" office:value="-55.8889">
                <text:p>-55.8889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48.5243">
                <text:p>-48.5243</text:p>
              </table:table-cell>
              <table:table-cell office:value-type="float" office:value="67.4084">
                <text:p>67.4084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71.8157">
                <text:p>71.8157</text:p>
              </table:table-cell>
              <table:table-cell office:value-type="float" office:value="2.25903">
                <text:p>2.25903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55.8043">
                <text:p>-55.8043</text:p>
              </table:table-cell>
              <table:table-cell office:value-type="float" office:value="-93.3446">
                <text:p>-93.3446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5.5741">
                <text:p>55.5741</text:p>
              </table:table-cell>
              <table:table-cell office:value-type="float" office:value="37.7057">
                <text:p>37.7057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96.4">
                <text:p>-96.4</text:p>
              </table:table-cell>
              <table:table-cell office:value-type="float" office:value="-74.2876">
                <text:p>-74.2876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72.9876">
                <text:p>72.9876</text:p>
              </table:table-cell>
              <table:table-cell office:value-type="float" office:value="-39.1868">
                <text:p>-39.1868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67.2046">
                <text:p>-67.2046</text:p>
              </table:table-cell>
              <table:table-cell office:value-type="float" office:value="6.3187">
                <text:p>6.3187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77.4009">
                <text:p>77.4009</text:p>
              </table:table-cell>
              <table:table-cell office:value-type="float" office:value="-17.5477">
                <text:p>-17.5477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2.8553">
                <text:p>22.8553</text:p>
              </table:table-cell>
              <table:table-cell office:value-type="float" office:value="-4.01976">
                <text:p>-4.01976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3.5137">
                <text:p>63.5137</text:p>
              </table:table-cell>
              <table:table-cell office:value-type="float" office:value="-96.9889">
                <text:p>-96.9889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9.3581">
                <text:p>49.3581</text:p>
              </table:table-cell>
              <table:table-cell office:value-type="float" office:value="52.5176">
                <text:p>52.5176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58.356">
                <text:p>-58.356</text:p>
              </table:table-cell>
              <table:table-cell office:value-type="float" office:value="-46.7481">
                <text:p>-46.7481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87.1637">
                <text:p>-87.1637</text:p>
              </table:table-cell>
              <table:table-cell office:value-type="float" office:value="90.0614">
                <text:p>90.0614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2.3813">
                <text:p>62.3813</text:p>
              </table:table-cell>
              <table:table-cell office:value-type="float" office:value="28.8582">
                <text:p>28.8582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85.8304">
                <text:p>-85.8304</text:p>
              </table:table-cell>
              <table:table-cell office:value-type="float" office:value="26.1691">
                <text:p>26.1691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9.862">
                <text:p>69.862</text:p>
              </table:table-cell>
              <table:table-cell office:value-type="float" office:value="-59.4031">
                <text:p>-59.4031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68.9567">
                <text:p>-68.9567</text:p>
              </table:table-cell>
              <table:table-cell office:value-type="float" office:value="49.6359">
                <text:p>49.6359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7.7157">
                <text:p>57.7157</text:p>
              </table:table-cell>
              <table:table-cell office:value-type="float" office:value="-75.7976">
                <text:p>-75.7976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63.3225">
                <text:p>-63.3225</text:p>
              </table:table-cell>
              <table:table-cell office:value-type="float" office:value="-59.5941">
                <text:p>-59.5941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71.4448">
                <text:p>-71.4448</text:p>
              </table:table-cell>
              <table:table-cell office:value-type="float" office:value="61.2166">
                <text:p>61.2166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.87804">
                <text:p>6.87804</text:p>
              </table:table-cell>
              <table:table-cell office:value-type="float" office:value="-2.40767">
                <text:p>-2.40767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8.7064">
                <text:p>48.7064</text:p>
              </table:table-cell>
              <table:table-cell office:value-type="float" office:value="71.2884">
                <text:p>71.2884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.54278">
                <text:p>6.54278</text:p>
              </table:table-cell>
              <table:table-cell office:value-type="float" office:value="26.7464">
                <text:p>26.7464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.6382">
                <text:p>12.6382</text:p>
              </table:table-cell>
              <table:table-cell office:value-type="float" office:value="80.5877">
                <text:p>80.5877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48.1317">
                <text:p>-48.1317</text:p>
              </table:table-cell>
              <table:table-cell office:value-type="float" office:value="7.05197">
                <text:p>7.05197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55.4427">
                <text:p>-55.4427</text:p>
              </table:table-cell>
              <table:table-cell office:value-type="float" office:value="19.8239">
                <text:p>19.8239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68.1598">
                <text:p>-68.1598</text:p>
              </table:table-cell>
              <table:table-cell office:value-type="float" office:value="26.6402">
                <text:p>26.6402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35.6582">
                <text:p>-35.6582</text:p>
              </table:table-cell>
              <table:table-cell office:value-type="float" office:value="-57.8886">
                <text:p>-57.8886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5.6291">
                <text:p>25.6291</text:p>
              </table:table-cell>
              <table:table-cell office:value-type="float" office:value="51.1315">
                <text:p>51.1315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48.5333">
                <text:p>-48.5333</text:p>
              </table:table-cell>
              <table:table-cell office:value-type="float" office:value="-63.1828">
                <text:p>-63.1828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98.1927">
                <text:p>-98.1927</text:p>
              </table:table-cell>
              <table:table-cell office:value-type="float" office:value="29.4687">
                <text:p>29.4687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96.2708">
                <text:p>-96.2708</text:p>
              </table:table-cell>
              <table:table-cell office:value-type="float" office:value="-49.2677">
                <text:p>-49.2677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9.7294">
                <text:p>39.7294</text:p>
              </table:table-cell>
              <table:table-cell office:value-type="float" office:value="-6.88339">
                <text:p>-6.88339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31.2321">
                <text:p>-31.2321</text:p>
              </table:table-cell>
              <table:table-cell office:value-type="float" office:value="-91.7083">
                <text:p>-91.7083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3.6635">
                <text:p>63.6635</text:p>
              </table:table-cell>
              <table:table-cell office:value-type="float" office:value="35.6197">
                <text:p>35.6197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97.4903">
                <text:p>97.4903</text:p>
              </table:table-cell>
              <table:table-cell office:value-type="float" office:value="-6.05514">
                <text:p>-6.05514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47.0994">
                <text:p>-47.0994</text:p>
              </table:table-cell>
              <table:table-cell office:value-type="float" office:value="88.6869">
                <text:p>88.6869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87.8532">
                <text:p>-87.8532</text:p>
              </table:table-cell>
              <table:table-cell office:value-type="float" office:value="74.0318">
                <text:p>74.0318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73.249">
                <text:p>-73.249</text:p>
              </table:table-cell>
              <table:table-cell office:value-type="float" office:value="-58.3028">
                <text:p>-58.3028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48.8013">
                <text:p>-48.8013</text:p>
              </table:table-cell>
              <table:table-cell office:value-type="float" office:value="-51.4172">
                <text:p>-51.4172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86.0808">
                <text:p>-86.0808</text:p>
              </table:table-cell>
              <table:table-cell office:value-type="float" office:value="-50.1261">
                <text:p>-50.1261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40.9736">
                <text:p>-40.9736</text:p>
              </table:table-cell>
              <table:table-cell office:value-type="float" office:value="55.1867">
                <text:p>55.1867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51.2489">
                <text:p>-51.2489</text:p>
              </table:table-cell>
              <table:table-cell office:value-type="float" office:value="-37.4811">
                <text:p>-37.4811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23.1113">
                <text:p>-23.1113</text:p>
              </table:table-cell>
              <table:table-cell office:value-type="float" office:value="13.5875">
                <text:p>13.5875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23.0247">
                <text:p>-23.0247</text:p>
              </table:table-cell>
              <table:table-cell office:value-type="float" office:value="85.7664">
                <text:p>85.7664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35.2111">
                <text:p>-35.2111</text:p>
              </table:table-cell>
              <table:table-cell office:value-type="float" office:value="84.7019">
                <text:p>84.7019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8.5095">
                <text:p>78.5095</text:p>
              </table:table-cell>
              <table:table-cell office:value-type="float" office:value="-43.3994">
                <text:p>-43.3994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50.6063">
                <text:p>-50.6063</text:p>
              </table:table-cell>
              <table:table-cell office:value-type="float" office:value="51.3839">
                <text:p>51.3839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99.6878">
                <text:p>99.6878</text:p>
              </table:table-cell>
              <table:table-cell office:value-type="float" office:value="-73.7248">
                <text:p>-73.7248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36.4917">
                <text:p>-36.4917</text:p>
              </table:table-cell>
              <table:table-cell office:value-type="float" office:value="-7.94873">
                <text:p>-7.94873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5.6513">
                <text:p>45.6513</text:p>
              </table:table-cell>
              <table:table-cell office:value-type="float" office:value="46.3461">
                <text:p>46.3461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2.6293">
                <text:p>52.6293</text:p>
              </table:table-cell>
              <table:table-cell office:value-type="float" office:value="88.2223">
                <text:p>88.2223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61.3784">
                <text:p>61.3784</text:p>
              </table:table-cell>
              <table:table-cell office:value-type="float" office:value="-8.9226">
                <text:p>-8.9226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76.0765">
                <text:p>-76.0765</text:p>
              </table:table-cell>
              <table:table-cell office:value-type="float" office:value="-75.7966">
                <text:p>-75.7966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30.9802">
                <text:p>-30.9802</text:p>
              </table:table-cell>
              <table:table-cell office:value-type="float" office:value="-86.0607">
                <text:p>-86.0607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84.906">
                <text:p>-84.906</text:p>
              </table:table-cell>
              <table:table-cell office:value-type="float" office:value="-89.0393">
                <text:p>-89.0393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9.0888">
                <text:p>59.0888</text:p>
              </table:table-cell>
              <table:table-cell office:value-type="float" office:value="-22.3039">
                <text:p>-22.3039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95.5848">
                <text:p>-95.5848</text:p>
              </table:table-cell>
              <table:table-cell office:value-type="float" office:value="81.707">
                <text:p>81.707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6.2205">
                <text:p>46.2205</text:p>
              </table:table-cell>
              <table:table-cell office:value-type="float" office:value="-1.62202">
                <text:p>-1.62202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41.0353">
                <text:p>-41.0353</text:p>
              </table:table-cell>
              <table:table-cell office:value-type="float" office:value="40.3124">
                <text:p>40.3124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70.3245">
                <text:p>-70.3245</text:p>
              </table:table-cell>
              <table:table-cell office:value-type="float" office:value="-42.3465">
                <text:p>-42.3465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2.6322">
                <text:p>62.6322</text:p>
              </table:table-cell>
              <table:table-cell office:value-type="float" office:value="-24.367">
                <text:p>-24.367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59.8638">
                <text:p>59.8638</text:p>
              </table:table-cell>
              <table:table-cell office:value-type="float" office:value="-97.173">
                <text:p>-97.173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92.5026">
                <text:p>-92.5026</text:p>
              </table:table-cell>
              <table:table-cell office:value-type="float" office:value="-31.4318">
                <text:p>-31.4318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5.0398">
                <text:p>25.0398</text:p>
              </table:table-cell>
              <table:table-cell office:value-type="float" office:value="-6.80521">
                <text:p>-6.80521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8.9564">
                <text:p>38.9564</text:p>
              </table:table-cell>
              <table:table-cell office:value-type="float" office:value="65.8432">
                <text:p>65.8432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24.4224">
                <text:p>-24.4224</text:p>
              </table:table-cell>
              <table:table-cell office:value-type="float" office:value="33.5476">
                <text:p>33.5476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1.87825">
                <text:p>-1.87825</text:p>
              </table:table-cell>
              <table:table-cell office:value-type="float" office:value="2.6188">
                <text:p>2.6188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3.5655">
                <text:p>13.5655</text:p>
              </table:table-cell>
              <table:table-cell office:value-type="float" office:value="80.138">
                <text:p>80.138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3.6441">
                <text:p>-3.6441</text:p>
              </table:table-cell>
              <table:table-cell office:value-type="float" office:value="-73.7083">
                <text:p>-73.7083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83.1135">
                <text:p>-83.1135</text:p>
              </table:table-cell>
              <table:table-cell office:value-type="float" office:value="89.5775">
                <text:p>89.5775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81.0855">
                <text:p>-81.0855</text:p>
              </table:table-cell>
              <table:table-cell office:value-type="float" office:value="76.0216">
                <text:p>76.0216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6.41696">
                <text:p>-6.41696</text:p>
              </table:table-cell>
              <table:table-cell office:value-type="float" office:value="18.9748">
                <text:p>18.9748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96.944">
                <text:p>-96.944</text:p>
              </table:table-cell>
              <table:table-cell office:value-type="float" office:value="47.7807">
                <text:p>47.7807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8.9965">
                <text:p>48.9965</text:p>
              </table:table-cell>
              <table:table-cell office:value-type="float" office:value="-59.8763">
                <text:p>-59.8763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96.0648">
                <text:p>-96.0648</text:p>
              </table:table-cell>
              <table:table-cell office:value-type="float" office:value="95.0661">
                <text:p>95.0661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19.9136">
                <text:p>-19.9136</text:p>
              </table:table-cell>
              <table:table-cell office:value-type="float" office:value="-67.3655">
                <text:p>-67.3655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8.1322">
                <text:p>38.1322</text:p>
              </table:table-cell>
              <table:table-cell office:value-type="float" office:value="19.0111">
                <text:p>19.0111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11.2925">
                <text:p>-11.2925</text:p>
              </table:table-cell>
              <table:table-cell office:value-type="float" office:value="40.8916">
                <text:p>40.8916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86.2688">
                <text:p>-86.2688</text:p>
              </table:table-cell>
              <table:table-cell office:value-type="float" office:value="63.7594">
                <text:p>63.7594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97.9729">
                <text:p>-97.9729</text:p>
              </table:table-cell>
              <table:table-cell office:value-type="float" office:value="-98.6316">
                <text:p>-98.6316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4.1198">
                <text:p>84.1198</text:p>
              </table:table-cell>
              <table:table-cell office:value-type="float" office:value="-98.7832">
                <text:p>-98.7832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85.3297">
                <text:p>-85.3297</text:p>
              </table:table-cell>
              <table:table-cell office:value-type="float" office:value="25.7693">
                <text:p>25.7693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97.4517">
                <text:p>-97.4517</text:p>
              </table:table-cell>
              <table:table-cell office:value-type="float" office:value="17.0347">
                <text:p>17.0347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1.37673">
                <text:p>-1.37673</text:p>
              </table:table-cell>
              <table:table-cell office:value-type="float" office:value="33.6488">
                <text:p>33.6488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7.51312">
                <text:p>-7.51312</text:p>
              </table:table-cell>
              <table:table-cell office:value-type="float" office:value="5.96654">
                <text:p>5.96654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2.5068">
                <text:p>32.5068</text:p>
              </table:table-cell>
              <table:table-cell office:value-type="float" office:value="47.8211">
                <text:p>47.8211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34.3454">
                <text:p>-34.3454</text:p>
              </table:table-cell>
              <table:table-cell office:value-type="float" office:value="-63.5758">
                <text:p>-63.5758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9.531">
                <text:p>49.531</text:p>
              </table:table-cell>
              <table:table-cell office:value-type="float" office:value="91.8561">
                <text:p>91.8561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84.5376">
                <text:p>84.5376</text:p>
              </table:table-cell>
              <table:table-cell office:value-type="float" office:value="54.3429">
                <text:p>54.3429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2.03141">
                <text:p>-2.03141</text:p>
              </table:table-cell>
              <table:table-cell office:value-type="float" office:value="42.2034">
                <text:p>42.2034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1.34741">
                <text:p>-1.34741</text:p>
              </table:table-cell>
              <table:table-cell office:value-type="float" office:value="96.9382">
                <text:p>96.9382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2.94832">
                <text:p>-2.94832</text:p>
              </table:table-cell>
              <table:table-cell office:value-type="float" office:value="54.6552">
                <text:p>54.6552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17.8147">
                <text:p>-17.8147</text:p>
              </table:table-cell>
              <table:table-cell office:value-type="float" office:value="-40.0525">
                <text:p>-40.0525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5.9262">
                <text:p>35.9262</text:p>
              </table:table-cell>
              <table:table-cell office:value-type="float" office:value="-46.9728">
                <text:p>-46.9728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0.8313">
                <text:p>40.8313</text:p>
              </table:table-cell>
              <table:table-cell office:value-type="float" office:value="-81.4462">
                <text:p>-81.4462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6.43539">
                <text:p>-6.43539</text:p>
              </table:table-cell>
              <table:table-cell office:value-type="float" office:value="-21.8222">
                <text:p>-21.8222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minimum="-150" chart:maximum="15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0.234cm" svg:height="20.831cm" xlink:href=".." xlink:type="simple" chart:class="chart:bubble" chart:style-name="ch1">
        <chart:legend chart:legend-position="end" svg:x="28.844cm" svg:y="10.116cm" style:legend-expansion="high" chart:style-name="ch2"/>
        <chart:plot-area chart:style-name="ch3" table:cell-range-address="'Circles+StarSky'.A2:'Circles+StarSky'.B352 'Circles+StarSky'.E1:'Circles+StarSky'.E352 'Circles+StarSky'.D2:'Circles+StarSky'.D352" chart:data-source-has-labels="row" svg:x="0.604cm" svg:y="0.416cm" svg:width="27.636cm" svg:height="19.999cm">
          <chartooo:coordinate-region svg:x="0.935cm" svg:y="0.615cm" svg:width="27.024cm" svg:height="19.60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Circles+StarSky'.E2:'Circles+StarSky'.E352" chart:label-cell-address="'Circles+StarSky'.E1:'Circles+StarSky'.E1" chart:class="chart:bubble">
            <chart:domain table:cell-range-address="'Circles+StarSky'.B2:'Circles+StarSky'.B352"/>
            <chart:domain table:cell-range-address="'Circles+StarSky'.A2:'Circles+StarSky'.A352"/>
            <chart:data-point chart:repeated="351"/>
            <loext:propertry-mapping loext:property="FillColor" loext:cell-range-address="'Circles+StarSky'.D2:'Circles+StarSky'.D35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size</text:p>
                <draw:g>
                  <svg:desc>'Circles+StarSky'.E1:'Circles+StarSky'.E1</svg:desc>
                </draw:g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75836">
                <text:p>0.775836</text:p>
                <draw:g>
                  <svg:desc>'Circles+StarSky'.A2:'Circles+StarSky'.A352</svg:desc>
                </draw:g>
              </table:table-cell>
              <table:table-cell office:value-type="float" office:value="0.630935">
                <text:p>0.630935</text:p>
                <draw:g>
                  <svg:desc>'Circles+StarSky'.B2:'Circles+StarSky'.B352</svg:desc>
                </draw:g>
              </table:table-cell>
              <table:table-cell office:value-type="float" office:value="1">
                <text:p>1</text:p>
                <draw:g>
                  <svg:desc>'Circles+StarSky'.E2:'Circles+StarSky'.E352</svg:desc>
                </draw:g>
              </table:table-cell>
              <table:table-cell office:value-type="float" office:value="16711680">
                <text:p>16711680</text:p>
                <draw:g>
                  <svg:desc>'Circles+StarSky'.D2:'Circles+StarSky'.D3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411654">
                <text:p>-0.411654</text:p>
              </table:table-cell>
              <table:table-cell office:value-type="float" office:value="0.91134">
                <text:p>0.91134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7468">
                <text:p>0.17468</text:p>
              </table:table-cell>
              <table:table-cell office:value-type="float" office:value="0.984625">
                <text:p>0.984625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502805">
                <text:p>-0.502805</text:p>
              </table:table-cell>
              <table:table-cell office:value-type="float" office:value="-0.8644">
                <text:p>-0.8644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80102">
                <text:p>0.0280102</text:p>
              </table:table-cell>
              <table:table-cell office:value-type="float" office:value="0.999608">
                <text:p>0.999608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158256">
                <text:p>-0.158256</text:p>
              </table:table-cell>
              <table:table-cell office:value-type="float" office:value="0.987398">
                <text:p>0.987398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834408">
                <text:p>-0.834408</text:p>
              </table:table-cell>
              <table:table-cell office:value-type="float" office:value="-0.551147">
                <text:p>-0.551147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479986">
                <text:p>-0.479986</text:p>
              </table:table-cell>
              <table:table-cell office:value-type="float" office:value="0.877276">
                <text:p>0.877276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683654">
                <text:p>-0.683654</text:p>
              </table:table-cell>
              <table:table-cell office:value-type="float" office:value="0.729806">
                <text:p>0.729806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20406">
                <text:p>0.920406</text:p>
              </table:table-cell>
              <table:table-cell office:value-type="float" office:value="0.390964">
                <text:p>0.390964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375743">
                <text:p>0.00037574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65189">
                <text:p>0.465189</text:p>
              </table:table-cell>
              <table:table-cell office:value-type="float" office:value="0.885211">
                <text:p>0.885211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26339">
                <text:p>0.026339</text:p>
              </table:table-cell>
              <table:table-cell office:value-type="float" office:value="-0.999653">
                <text:p>-0.999653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648071">
                <text:p>0.0648071</text:p>
              </table:table-cell>
              <table:table-cell office:value-type="float" office:value="-0.997898">
                <text:p>-0.997898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511018">
                <text:p>0.511018</text:p>
              </table:table-cell>
              <table:table-cell office:value-type="float" office:value="0.85957">
                <text:p>0.85957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02711">
                <text:p>0.102711</text:p>
              </table:table-cell>
              <table:table-cell office:value-type="float" office:value="0.994711">
                <text:p>0.994711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9359">
                <text:p>0.29359</text:p>
              </table:table-cell>
              <table:table-cell office:value-type="float" office:value="-0.955931">
                <text:p>-0.955931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174862">
                <text:p>-0.174862</text:p>
              </table:table-cell>
              <table:table-cell office:value-type="float" office:value="-0.984593">
                <text:p>-0.984593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7288">
                <text:p>0.37288</text:p>
              </table:table-cell>
              <table:table-cell office:value-type="float" office:value="0.92788">
                <text:p>0.92788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42665">
                <text:p>0.942665</text:p>
              </table:table-cell>
              <table:table-cell office:value-type="float" office:value="-0.333741">
                <text:p>-0.333741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01989">
                <text:p>0.301989</text:p>
              </table:table-cell>
              <table:table-cell office:value-type="float" office:value="0.953311">
                <text:p>0.953311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45014">
                <text:p>0.245014</text:p>
              </table:table-cell>
              <table:table-cell office:value-type="float" office:value="-0.969519">
                <text:p>-0.969519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35712">
                <text:p>0.235712</text:p>
              </table:table-cell>
              <table:table-cell office:value-type="float" office:value="0.971823">
                <text:p>0.971823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605079">
                <text:p>0.605079</text:p>
              </table:table-cell>
              <table:table-cell office:value-type="float" office:value="0.796165">
                <text:p>0.796165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721253">
                <text:p>-0.721253</text:p>
              </table:table-cell>
              <table:table-cell office:value-type="float" office:value="0.692672">
                <text:p>0.692672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509486">
                <text:p>-0.509486</text:p>
              </table:table-cell>
              <table:table-cell office:value-type="float" office:value="-0.860479">
                <text:p>-0.860479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69331">
                <text:p>0.269331</text:p>
              </table:table-cell>
              <table:table-cell office:value-type="float" office:value="-0.963048">
                <text:p>-0.963048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86898">
                <text:p>0.986898</text:p>
              </table:table-cell>
              <table:table-cell office:value-type="float" office:value="-0.161347">
                <text:p>-0.161347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298903">
                <text:p>0.0298903</text:p>
              </table:table-cell>
              <table:table-cell office:value-type="float" office:value="-0.999553">
                <text:p>-0.999553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23332">
                <text:p>0.523332</text:p>
              </table:table-cell>
              <table:table-cell office:value-type="float" office:value="-0.852129">
                <text:p>-0.852129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319549">
                <text:p>-0.319549</text:p>
              </table:table-cell>
              <table:table-cell office:value-type="float" office:value="-0.94757">
                <text:p>-0.94757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627731">
                <text:p>-0.627731</text:p>
              </table:table-cell>
              <table:table-cell office:value-type="float" office:value="-0.77843">
                <text:p>-0.77843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13742">
                <text:p>0.313742</text:p>
              </table:table-cell>
              <table:table-cell office:value-type="float" office:value="-0.949508">
                <text:p>-0.949508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384741">
                <text:p>0.0384741</text:p>
              </table:table-cell>
              <table:table-cell office:value-type="float" office:value="-0.99926">
                <text:p>-0.99926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0861145">
                <text:p>-0.0861145</text:p>
              </table:table-cell>
              <table:table-cell office:value-type="float" office:value="0.996285">
                <text:p>0.996285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2174">
                <text:p>0.72174</text:p>
              </table:table-cell>
              <table:table-cell office:value-type="float" office:value="0.692164">
                <text:p>0.692164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674494">
                <text:p>-0.674494</text:p>
              </table:table-cell>
              <table:table-cell office:value-type="float" office:value="-0.73828">
                <text:p>-0.73828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885093">
                <text:p>-0.885093</text:p>
              </table:table-cell>
              <table:table-cell office:value-type="float" office:value="0.465414">
                <text:p>0.465414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596035">
                <text:p>0.596035</text:p>
              </table:table-cell>
              <table:table-cell office:value-type="float" office:value="-0.802959">
                <text:p>-0.802959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44572">
                <text:p>-0.44572</text:p>
              </table:table-cell>
              <table:table-cell office:value-type="float" office:value="0.895172">
                <text:p>0.895172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16386">
                <text:p>-0.16386</text:p>
              </table:table-cell>
              <table:table-cell office:value-type="float" office:value="0.986484">
                <text:p>0.986484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489937">
                <text:p>-0.489937</text:p>
              </table:table-cell>
              <table:table-cell office:value-type="float" office:value="0.871758">
                <text:p>0.871758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577739">
                <text:p>-0.577739</text:p>
              </table:table-cell>
              <table:table-cell office:value-type="float" office:value="-0.816221">
                <text:p>-0.816221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90755">
                <text:p>0.490755</text:p>
              </table:table-cell>
              <table:table-cell office:value-type="float" office:value="-0.871297">
                <text:p>-0.871297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528211">
                <text:p>0.528211</text:p>
              </table:table-cell>
              <table:table-cell office:value-type="float" office:value="0.849113">
                <text:p>0.849113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576689">
                <text:p>-0.576689</text:p>
              </table:table-cell>
              <table:table-cell office:value-type="float" office:value="0.816964">
                <text:p>0.816964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795971">
                <text:p>0.795971</text:p>
              </table:table-cell>
              <table:table-cell office:value-type="float" office:value="-0.605335">
                <text:p>-0.605335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772807">
                <text:p>-0.772807</text:p>
              </table:table-cell>
              <table:table-cell office:value-type="float" office:value="-0.634641">
                <text:p>-0.634641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856291">
                <text:p>0.0856291</text:p>
              </table:table-cell>
              <table:table-cell office:value-type="float" office:value="-0.996327">
                <text:p>-0.996327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848766">
                <text:p>-0.848766</text:p>
              </table:table-cell>
              <table:table-cell office:value-type="float" office:value="0.528769">
                <text:p>0.528769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.95897">
                <text:p>6.95897</text:p>
              </table:table-cell>
              <table:table-cell office:value-type="float" office:value="-13.2881">
                <text:p>-13.2881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13.5875">
                <text:p>-13.5875</text:p>
              </table:table-cell>
              <table:table-cell office:value-type="float" office:value="6.35441">
                <text:p>6.35441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.17333">
                <text:p>9.17333</text:p>
              </table:table-cell>
              <table:table-cell office:value-type="float" office:value="-11.868">
                <text:p>-11.868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.83133">
                <text:p>7.83133</text:p>
              </table:table-cell>
              <table:table-cell office:value-type="float" office:value="-12.7934">
                <text:p>-12.7934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14.8177">
                <text:p>-14.8177</text:p>
              </table:table-cell>
              <table:table-cell office:value-type="float" office:value="-2.33126">
                <text:p>-2.33126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0.9094">
                <text:p>10.9094</text:p>
              </table:table-cell>
              <table:table-cell office:value-type="float" office:value="-10.295">
                <text:p>-10.295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0.6402">
                <text:p>10.6402</text:p>
              </table:table-cell>
              <table:table-cell office:value-type="float" office:value="-10.5729">
                <text:p>-10.5729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7.01192">
                <text:p>-7.01192</text:p>
              </table:table-cell>
              <table:table-cell office:value-type="float" office:value="-13.2602">
                <text:p>-13.2602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64843">
                <text:p>2.64843</text:p>
              </table:table-cell>
              <table:table-cell office:value-type="float" office:value="14.7643">
                <text:p>14.7643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9.41724">
                <text:p>-9.41724</text:p>
              </table:table-cell>
              <table:table-cell office:value-type="float" office:value="-11.6754">
                <text:p>-11.6754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.9233">
                <text:p>9.9233</text:p>
              </table:table-cell>
              <table:table-cell office:value-type="float" office:value="11.2485">
                <text:p>11.2485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4.9114">
                <text:p>14.9114</text:p>
              </table:table-cell>
              <table:table-cell office:value-type="float" office:value="1.62789">
                <text:p>1.62789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18823">
                <text:p>1.18823</text:p>
              </table:table-cell>
              <table:table-cell office:value-type="float" office:value="14.9529">
                <text:p>14.9529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1.2979">
                <text:p>11.2979</text:p>
              </table:table-cell>
              <table:table-cell office:value-type="float" office:value="9.86697">
                <text:p>9.86697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12.7445">
                <text:p>-12.7445</text:p>
              </table:table-cell>
              <table:table-cell office:value-type="float" office:value="-7.91059">
                <text:p>-7.91059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.55082">
                <text:p>5.55082</text:p>
              </table:table-cell>
              <table:table-cell office:value-type="float" office:value="-13.9351">
                <text:p>-13.9351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1.60196">
                <text:p>-1.60196</text:p>
              </table:table-cell>
              <table:table-cell office:value-type="float" office:value="14.9142">
                <text:p>14.9142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4.3402">
                <text:p>14.3402</text:p>
              </table:table-cell>
              <table:table-cell office:value-type="float" office:value="4.39975">
                <text:p>4.39975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9.40063">
                <text:p>-9.40063</text:p>
              </table:table-cell>
              <table:table-cell office:value-type="float" office:value="11.6888">
                <text:p>11.6888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5.76273">
                <text:p>-5.76273</text:p>
              </table:table-cell>
              <table:table-cell office:value-type="float" office:value="-13.8489">
                <text:p>-13.8489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.32705">
                <text:p>7.32705</text:p>
              </table:table-cell>
              <table:table-cell office:value-type="float" office:value="13.0887">
                <text:p>13.0887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89163">
                <text:p>2.89163</text:p>
              </table:table-cell>
              <table:table-cell office:value-type="float" office:value="-14.7186">
                <text:p>-14.7186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7.86402">
                <text:p>-7.86402</text:p>
              </table:table-cell>
              <table:table-cell office:value-type="float" office:value="12.7733">
                <text:p>12.7733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2.5408">
                <text:p>12.5408</text:p>
              </table:table-cell>
              <table:table-cell office:value-type="float" office:value="8.22968">
                <text:p>8.22968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285642">
                <text:p>-0.285642</text:p>
              </table:table-cell>
              <table:table-cell office:value-type="float" office:value="14.9973">
                <text:p>14.9973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10.7356">
                <text:p>-10.7356</text:p>
              </table:table-cell>
              <table:table-cell office:value-type="float" office:value="10.476">
                <text:p>10.476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.69539">
                <text:p>6.69539</text:p>
              </table:table-cell>
              <table:table-cell office:value-type="float" office:value="13.4228">
                <text:p>13.4228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70339">
                <text:p>2.70339</text:p>
              </table:table-cell>
              <table:table-cell office:value-type="float" office:value="14.7544">
                <text:p>14.7544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.06405">
                <text:p>8.06405</text:p>
              </table:table-cell>
              <table:table-cell office:value-type="float" office:value="-12.648">
                <text:p>-12.648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13.8893">
                <text:p>-13.8893</text:p>
              </table:table-cell>
              <table:table-cell office:value-type="float" office:value="-5.66464">
                <text:p>-5.66464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14.5444">
                <text:p>-14.5444</text:p>
              </table:table-cell>
              <table:table-cell office:value-type="float" office:value="3.66868">
                <text:p>3.66868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2.4029">
                <text:p>12.4029</text:p>
              </table:table-cell>
              <table:table-cell office:value-type="float" office:value="8.43616">
                <text:p>8.43616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.41417">
                <text:p>6.41417</text:p>
              </table:table-cell>
              <table:table-cell office:value-type="float" office:value="-13.5594">
                <text:p>-13.5594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4.9272">
                <text:p>14.9272</text:p>
              </table:table-cell>
              <table:table-cell office:value-type="float" office:value="1.47556">
                <text:p>1.47556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11.0331">
                <text:p>-11.0331</text:p>
              </table:table-cell>
              <table:table-cell office:value-type="float" office:value="-10.1622">
                <text:p>-10.1622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2.76409">
                <text:p>-2.76409</text:p>
              </table:table-cell>
              <table:table-cell office:value-type="float" office:value="14.7431">
                <text:p>14.7431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10.7781">
                <text:p>-10.7781</text:p>
              </table:table-cell>
              <table:table-cell office:value-type="float" office:value="-10.4323">
                <text:p>-10.4323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8.43659">
                <text:p>-8.43659</text:p>
              </table:table-cell>
              <table:table-cell office:value-type="float" office:value="12.4026">
                <text:p>12.4026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.1871">
                <text:p>10.1871</text:p>
              </table:table-cell>
              <table:table-cell office:value-type="float" office:value="11.0101">
                <text:p>11.0101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14.1467">
                <text:p>-14.1467</text:p>
              </table:table-cell>
              <table:table-cell office:value-type="float" office:value="-4.98714">
                <text:p>-4.98714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8.00119">
                <text:p>-8.00119</text:p>
              </table:table-cell>
              <table:table-cell office:value-type="float" office:value="12.6878">
                <text:p>12.6878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4.27097">
                <text:p>-4.27097</text:p>
              </table:table-cell>
              <table:table-cell office:value-type="float" office:value="-14.3791">
                <text:p>-14.3791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2.4041">
                <text:p>12.4041</text:p>
              </table:table-cell>
              <table:table-cell office:value-type="float" office:value="8.43429">
                <text:p>8.43429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.41503">
                <text:p>6.41503</text:p>
              </table:table-cell>
              <table:table-cell office:value-type="float" office:value="-13.559">
                <text:p>-13.559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.1296">
                <text:p>6.1296</text:p>
              </table:table-cell>
              <table:table-cell office:value-type="float" office:value="-13.6904">
                <text:p>-13.6904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9.33124">
                <text:p>-9.33124</text:p>
              </table:table-cell>
              <table:table-cell office:value-type="float" office:value="11.7443">
                <text:p>11.7443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1.32183">
                <text:p>-1.32183</text:p>
              </table:table-cell>
              <table:table-cell office:value-type="float" office:value="14.9416">
                <text:p>14.9416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4.6431">
                <text:p>14.6431</text:p>
              </table:table-cell>
              <table:table-cell office:value-type="float" office:value="3.25246">
                <text:p>3.25246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.28968">
                <text:p>3.28968</text:p>
              </table:table-cell>
              <table:table-cell office:value-type="float" office:value="14.6348">
                <text:p>14.6348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31076">
                <text:p>0.31076</text:p>
              </table:table-cell>
              <table:table-cell office:value-type="float" office:value="-14.9968">
                <text:p>-14.9968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0.1025">
                <text:p>20.1025</text:p>
              </table:table-cell>
              <table:table-cell office:value-type="float" office:value="23.9927">
                <text:p>23.992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9.2359">
                <text:p>29.2359</text:p>
              </table:table-cell>
              <table:table-cell office:value-type="float" office:value="27.6565">
                <text:p>27.656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9.2392">
                <text:p>29.2392</text:p>
              </table:table-cell>
              <table:table-cell office:value-type="float" office:value="22.3487">
                <text:p>22.348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5.1797">
                <text:p>25.1797</text:p>
              </table:table-cell>
              <table:table-cell office:value-type="float" office:value="20.0032">
                <text:p>20.003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6.6262">
                <text:p>26.6262</text:p>
              </table:table-cell>
              <table:table-cell office:value-type="float" office:value="20.2718">
                <text:p>20.271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4.2804">
                <text:p>24.2804</text:p>
              </table:table-cell>
              <table:table-cell office:value-type="float" office:value="20.052">
                <text:p>20.05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4.15">
                <text:p>24.15</text:p>
              </table:table-cell>
              <table:table-cell office:value-type="float" office:value="20.0728">
                <text:p>20.072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4.2342">
                <text:p>24.2342</text:p>
              </table:table-cell>
              <table:table-cell office:value-type="float" office:value="29.941">
                <text:p>29.94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4.4496">
                <text:p>24.4496</text:p>
              </table:table-cell>
              <table:table-cell office:value-type="float" office:value="20.0304">
                <text:p>20.030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8.7025">
                <text:p>28.7025</text:p>
              </table:table-cell>
              <table:table-cell office:value-type="float" office:value="28.3603">
                <text:p>28.360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7.32">
                <text:p>27.32</text:p>
              </table:table-cell>
              <table:table-cell office:value-type="float" office:value="20.5708">
                <text:p>20.570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0.5581">
                <text:p>20.5581</text:p>
              </table:table-cell>
              <table:table-cell office:value-type="float" office:value="27.2955">
                <text:p>27.295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1.7652">
                <text:p>21.7652</text:p>
              </table:table-cell>
              <table:table-cell office:value-type="float" office:value="21.1874">
                <text:p>21.187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4.9684">
                <text:p>24.9684</text:p>
              </table:table-cell>
              <table:table-cell office:value-type="float" office:value="29.9999">
                <text:p>29.999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1.0344">
                <text:p>21.0344</text:p>
              </table:table-cell>
              <table:table-cell office:value-type="float" office:value="28.0453">
                <text:p>28.045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3.1847">
                <text:p>23.1847</text:p>
              </table:table-cell>
              <table:table-cell office:value-type="float" office:value="20.3412">
                <text:p>20.341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3.5495">
                <text:p>23.5495</text:p>
              </table:table-cell>
              <table:table-cell office:value-type="float" office:value="29.785">
                <text:p>29.78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0.9592">
                <text:p>20.9592</text:p>
              </table:table-cell>
              <table:table-cell office:value-type="float" office:value="27.9448">
                <text:p>27.944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2.1008">
                <text:p>22.1008</text:p>
              </table:table-cell>
              <table:table-cell office:value-type="float" office:value="29.0737">
                <text:p>29.073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6.4916">
                <text:p>26.4916</text:p>
              </table:table-cell>
              <table:table-cell office:value-type="float" office:value="20.2277">
                <text:p>20.227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9.9851">
                <text:p>29.9851</text:p>
              </table:table-cell>
              <table:table-cell office:value-type="float" office:value="24.6146">
                <text:p>24.614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8.8589">
                <text:p>28.8589</text:p>
              </table:table-cell>
              <table:table-cell office:value-type="float" office:value="28.1794">
                <text:p>28.179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2.3696">
                <text:p>22.3696</text:p>
              </table:table-cell>
              <table:table-cell office:value-type="float" office:value="20.7478">
                <text:p>20.747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0.9284">
                <text:p>20.9284</text:p>
              </table:table-cell>
              <table:table-cell office:value-type="float" office:value="27.9021">
                <text:p>27.902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8.4982">
                <text:p>28.4982</text:p>
              </table:table-cell>
              <table:table-cell office:value-type="float" office:value="21.4275">
                <text:p>21.427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3.3756">
                <text:p>23.3756</text:p>
              </table:table-cell>
              <table:table-cell office:value-type="float" office:value="29.7288">
                <text:p>29.728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2.9961">
                <text:p>22.9961</text:p>
              </table:table-cell>
              <table:table-cell office:value-type="float" office:value="20.4191">
                <text:p>20.419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5.5436">
                <text:p>25.5436</text:p>
              </table:table-cell>
              <table:table-cell office:value-type="float" office:value="20.0296">
                <text:p>20.029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8.2261">
                <text:p>28.2261</text:p>
              </table:table-cell>
              <table:table-cell office:value-type="float" office:value="21.18">
                <text:p>21.1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0.9888">
                <text:p>20.9888</text:p>
              </table:table-cell>
              <table:table-cell office:value-type="float" office:value="27.9851">
                <text:p>27.985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5.3598">
                <text:p>25.3598</text:p>
              </table:table-cell>
              <table:table-cell office:value-type="float" office:value="29.987">
                <text:p>29.98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8.4514">
                <text:p>28.4514</text:p>
              </table:table-cell>
              <table:table-cell office:value-type="float" office:value="21.3823">
                <text:p>21.382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5.237">
                <text:p>25.237</text:p>
              </table:table-cell>
              <table:table-cell office:value-type="float" office:value="20.0056">
                <text:p>20.005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8.0416">
                <text:p>28.0416</text:p>
              </table:table-cell>
              <table:table-cell office:value-type="float" office:value="21.0315">
                <text:p>21.031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6.5728">
                <text:p>26.5728</text:p>
              </table:table-cell>
              <table:table-cell office:value-type="float" office:value="20.2538">
                <text:p>20.253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7.9905">
                <text:p>27.9905</text:p>
              </table:table-cell>
              <table:table-cell office:value-type="float" office:value="20.9929">
                <text:p>20.992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6.2163">
                <text:p>26.2163</text:p>
              </table:table-cell>
              <table:table-cell office:value-type="float" office:value="20.1502">
                <text:p>20.150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6.0903">
                <text:p>26.0903</text:p>
              </table:table-cell>
              <table:table-cell office:value-type="float" office:value="29.8797">
                <text:p>29.879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3.5741">
                <text:p>23.5741</text:p>
              </table:table-cell>
              <table:table-cell office:value-type="float" office:value="20.2076">
                <text:p>20.207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7.7828">
                <text:p>27.7828</text:p>
              </table:table-cell>
              <table:table-cell office:value-type="float" office:value="20.846">
                <text:p>20.84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6.0872">
                <text:p>26.0872</text:p>
              </table:table-cell>
              <table:table-cell office:value-type="float" office:value="29.8804">
                <text:p>29.880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4.5485">
                <text:p>24.5485</text:p>
              </table:table-cell>
              <table:table-cell office:value-type="float" office:value="29.9796">
                <text:p>29.979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7.757">
                <text:p>27.757</text:p>
              </table:table-cell>
              <table:table-cell office:value-type="float" office:value="29.1712">
                <text:p>29.171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6.9034">
                <text:p>26.9034</text:p>
              </table:table-cell>
              <table:table-cell office:value-type="float" office:value="29.6235">
                <text:p>29.623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2.7965">
                <text:p>22.7965</text:p>
              </table:table-cell>
              <table:table-cell office:value-type="float" office:value="20.5117">
                <text:p>20.511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7.0129">
                <text:p>27.0129</text:p>
              </table:table-cell>
              <table:table-cell office:value-type="float" office:value="29.5769">
                <text:p>29.576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7.6433">
                <text:p>27.6433</text:p>
              </table:table-cell>
              <table:table-cell office:value-type="float" office:value="29.2442">
                <text:p>29.244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5.6036">
                <text:p>25.6036</text:p>
              </table:table-cell>
              <table:table-cell office:value-type="float" office:value="20.0366">
                <text:p>20.036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9.1372">
                <text:p>29.1372</text:p>
              </table:table-cell>
              <table:table-cell office:value-type="float" office:value="27.8077">
                <text:p>27.807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2.4562">
                <text:p>22.4562</text:p>
              </table:table-cell>
              <table:table-cell office:value-type="float" office:value="20.6955">
                <text:p>20.695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18.6994">
                <text:p>-18.6994</text:p>
              </table:table-cell>
              <table:table-cell office:value-type="float" office:value="5.7479">
                <text:p>5.7479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92.2455">
                <text:p>-92.2455</text:p>
              </table:table-cell>
              <table:table-cell office:value-type="float" office:value="50.2671">
                <text:p>50.2671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2.47448">
                <text:p>-2.47448</text:p>
              </table:table-cell>
              <table:table-cell office:value-type="float" office:value="67.3081">
                <text:p>67.308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86.2545">
                <text:p>-86.2545</text:p>
              </table:table-cell>
              <table:table-cell office:value-type="float" office:value="36.5369">
                <text:p>36.5369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17.8811">
                <text:p>-17.8811</text:p>
              </table:table-cell>
              <table:table-cell office:value-type="float" office:value="-1.91846">
                <text:p>-1.91846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8.1168">
                <text:p>28.1168</text:p>
              </table:table-cell>
              <table:table-cell office:value-type="float" office:value="-50.7483">
                <text:p>-50.7483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32.589">
                <text:p>-32.589</text:p>
              </table:table-cell>
              <table:table-cell office:value-type="float" office:value="-45.1475">
                <text:p>-45.1475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29.7479">
                <text:p>-29.7479</text:p>
              </table:table-cell>
              <table:table-cell office:value-type="float" office:value="-36.6033">
                <text:p>-36.6033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89.1226">
                <text:p>-89.1226</text:p>
              </table:table-cell>
              <table:table-cell office:value-type="float" office:value="3.60526">
                <text:p>3.60526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62.3881">
                <text:p>62.3881</text:p>
              </table:table-cell>
              <table:table-cell office:value-type="float" office:value="-50.6947">
                <text:p>-50.6947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80.9035">
                <text:p>-80.9035</text:p>
              </table:table-cell>
              <table:table-cell office:value-type="float" office:value="-21.8234">
                <text:p>-21.8234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86.8378">
                <text:p>-86.8378</text:p>
              </table:table-cell>
              <table:table-cell office:value-type="float" office:value="-80.4428">
                <text:p>-80.4428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70.06">
                <text:p>-70.06</text:p>
              </table:table-cell>
              <table:table-cell office:value-type="float" office:value="-5.50135">
                <text:p>-5.50135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15.5168">
                <text:p>-15.5168</text:p>
              </table:table-cell>
              <table:table-cell office:value-type="float" office:value="-35.6349">
                <text:p>-35.6349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80.9358">
                <text:p>-80.9358</text:p>
              </table:table-cell>
              <table:table-cell office:value-type="float" office:value="-59.9944">
                <text:p>-59.9944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9.83576">
                <text:p>9.83576</text:p>
              </table:table-cell>
              <table:table-cell office:value-type="float" office:value="65.8265">
                <text:p>65.826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11.8386">
                <text:p>-11.8386</text:p>
              </table:table-cell>
              <table:table-cell office:value-type="float" office:value="-17.7407">
                <text:p>-17.7407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9.07184">
                <text:p>-9.07184</text:p>
              </table:table-cell>
              <table:table-cell office:value-type="float" office:value="-79.0172">
                <text:p>-79.0172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3.69808">
                <text:p>-3.69808</text:p>
              </table:table-cell>
              <table:table-cell office:value-type="float" office:value="-30.2822">
                <text:p>-30.2822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24.3422">
                <text:p>-24.3422</text:p>
              </table:table-cell>
              <table:table-cell office:value-type="float" office:value="72.6263">
                <text:p>72.6263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6.9567">
                <text:p>56.9567</text:p>
              </table:table-cell>
              <table:table-cell office:value-type="float" office:value="-45.9761">
                <text:p>-45.9761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75.676">
                <text:p>-75.676</text:p>
              </table:table-cell>
              <table:table-cell office:value-type="float" office:value="40.8344">
                <text:p>40.8344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7.7484">
                <text:p>47.7484</text:p>
              </table:table-cell>
              <table:table-cell office:value-type="float" office:value="79.0139">
                <text:p>79.013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.67385">
                <text:p>4.67385</text:p>
              </table:table-cell>
              <table:table-cell office:value-type="float" office:value="-46.0578">
                <text:p>-46.0578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7.51855">
                <text:p>-7.51855</text:p>
              </table:table-cell>
              <table:table-cell office:value-type="float" office:value="7.86289">
                <text:p>7.86289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5.64341">
                <text:p>-5.64341</text:p>
              </table:table-cell>
              <table:table-cell office:value-type="float" office:value="59.5478">
                <text:p>59.547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2.2138">
                <text:p>22.2138</text:p>
              </table:table-cell>
              <table:table-cell office:value-type="float" office:value="80.503">
                <text:p>80.50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32.3722">
                <text:p>-32.3722</text:p>
              </table:table-cell>
              <table:table-cell office:value-type="float" office:value="-45.0761">
                <text:p>-45.0761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77.487">
                <text:p>-77.487</text:p>
              </table:table-cell>
              <table:table-cell office:value-type="float" office:value="-60.9393">
                <text:p>-60.9393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73.0148">
                <text:p>-73.0148</text:p>
              </table:table-cell>
              <table:table-cell office:value-type="float" office:value="0.641056">
                <text:p>0.641056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3.5393">
                <text:p>13.5393</text:p>
              </table:table-cell>
              <table:table-cell office:value-type="float" office:value="-12.1629">
                <text:p>-12.1629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55.7583">
                <text:p>55.7583</text:p>
              </table:table-cell>
              <table:table-cell office:value-type="float" office:value="-26.6673">
                <text:p>-26.6673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82.2298">
                <text:p>-82.2298</text:p>
              </table:table-cell>
              <table:table-cell office:value-type="float" office:value="-66.5846">
                <text:p>-66.5846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8.59095">
                <text:p>-8.59095</text:p>
              </table:table-cell>
              <table:table-cell office:value-type="float" office:value="-11.7984">
                <text:p>-11.7984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50.5629">
                <text:p>50.5629</text:p>
              </table:table-cell>
              <table:table-cell office:value-type="float" office:value="39.2457">
                <text:p>39.245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76.9972">
                <text:p>76.9972</text:p>
              </table:table-cell>
              <table:table-cell office:value-type="float" office:value="82.7201">
                <text:p>82.720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56.7569">
                <text:p>-56.7569</text:p>
              </table:table-cell>
              <table:table-cell office:value-type="float" office:value="-14.8253">
                <text:p>-14.8253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42.4844">
                <text:p>-42.4844</text:p>
              </table:table-cell>
              <table:table-cell office:value-type="float" office:value="-15.0715">
                <text:p>-15.0715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93.9468">
                <text:p>-93.9468</text:p>
              </table:table-cell>
              <table:table-cell office:value-type="float" office:value="-37.6971">
                <text:p>-37.6971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68.8316">
                <text:p>-68.8316</text:p>
              </table:table-cell>
              <table:table-cell office:value-type="float" office:value="68.3127">
                <text:p>68.3127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95.1561">
                <text:p>-95.1561</text:p>
              </table:table-cell>
              <table:table-cell office:value-type="float" office:value="66.475">
                <text:p>66.475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51.9535">
                <text:p>-51.9535</text:p>
              </table:table-cell>
              <table:table-cell office:value-type="float" office:value="-20.1638">
                <text:p>-20.1638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0.744605">
                <text:p>-0.744605</text:p>
              </table:table-cell>
              <table:table-cell office:value-type="float" office:value="-55.088">
                <text:p>-55.088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18.6656">
                <text:p>-18.6656</text:p>
              </table:table-cell>
              <table:table-cell office:value-type="float" office:value="-47.4779">
                <text:p>-47.4779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50.0824">
                <text:p>50.0824</text:p>
              </table:table-cell>
              <table:table-cell office:value-type="float" office:value="57.3233">
                <text:p>57.323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7.5216">
                <text:p>97.5216</text:p>
              </table:table-cell>
              <table:table-cell office:value-type="float" office:value="8.37046">
                <text:p>8.3704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2.2037">
                <text:p>32.2037</text:p>
              </table:table-cell>
              <table:table-cell office:value-type="float" office:value="-8.82012">
                <text:p>-8.82012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50.6222">
                <text:p>50.6222</text:p>
              </table:table-cell>
              <table:table-cell office:value-type="float" office:value="-32.9724">
                <text:p>-32.9724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62.1941">
                <text:p>-62.1941</text:p>
              </table:table-cell>
              <table:table-cell office:value-type="float" office:value="-84.4129">
                <text:p>-84.4129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.69152">
                <text:p>2.69152</text:p>
              </table:table-cell>
              <table:table-cell office:value-type="float" office:value="90.5181">
                <text:p>90.518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.52767">
                <text:p>3.52767</text:p>
              </table:table-cell>
              <table:table-cell office:value-type="float" office:value="75.699">
                <text:p>75.69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98.73">
                <text:p>-98.73</text:p>
              </table:table-cell>
              <table:table-cell office:value-type="float" office:value="-35.1115">
                <text:p>-35.1115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8.15852">
                <text:p>8.15852</text:p>
              </table:table-cell>
              <table:table-cell office:value-type="float" office:value="-6.87261">
                <text:p>-6.87261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67.0569">
                <text:p>67.0569</text:p>
              </table:table-cell>
              <table:table-cell office:value-type="float" office:value="28.7115">
                <text:p>28.711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97.7033">
                <text:p>-97.7033</text:p>
              </table:table-cell>
              <table:table-cell office:value-type="float" office:value="47.3861">
                <text:p>47.3861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86.8906">
                <text:p>-86.8906</text:p>
              </table:table-cell>
              <table:table-cell office:value-type="float" office:value="-83.2994">
                <text:p>-83.2994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25.681">
                <text:p>-25.681</text:p>
              </table:table-cell>
              <table:table-cell office:value-type="float" office:value="-13.2975">
                <text:p>-13.2975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83.5957">
                <text:p>83.5957</text:p>
              </table:table-cell>
              <table:table-cell office:value-type="float" office:value="17.6344">
                <text:p>17.634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65.2846">
                <text:p>65.2846</text:p>
              </table:table-cell>
              <table:table-cell office:value-type="float" office:value="80.8938">
                <text:p>80.893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4.7781">
                <text:p>24.7781</text:p>
              </table:table-cell>
              <table:table-cell office:value-type="float" office:value="-47.3098">
                <text:p>-47.3098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84.0079">
                <text:p>84.0079</text:p>
              </table:table-cell>
              <table:table-cell office:value-type="float" office:value="60.718">
                <text:p>60.71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67.9566">
                <text:p>-67.9566</text:p>
              </table:table-cell>
              <table:table-cell office:value-type="float" office:value="-18.6299">
                <text:p>-18.6299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3.4719">
                <text:p>33.4719</text:p>
              </table:table-cell>
              <table:table-cell office:value-type="float" office:value="31.0544">
                <text:p>31.054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45.4048">
                <text:p>-45.4048</text:p>
              </table:table-cell>
              <table:table-cell office:value-type="float" office:value="40.5668">
                <text:p>40.5668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59.1281">
                <text:p>59.1281</text:p>
              </table:table-cell>
              <table:table-cell office:value-type="float" office:value="80.4236">
                <text:p>80.423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65.3336">
                <text:p>65.3336</text:p>
              </table:table-cell>
              <table:table-cell office:value-type="float" office:value="44.7883">
                <text:p>44.788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96.9869">
                <text:p>96.9869</text:p>
              </table:table-cell>
              <table:table-cell office:value-type="float" office:value="24.2282">
                <text:p>24.228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9.6533">
                <text:p>39.6533</text:p>
              </table:table-cell>
              <table:table-cell office:value-type="float" office:value="33.393">
                <text:p>33.39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4.6322">
                <text:p>24.6322</text:p>
              </table:table-cell>
              <table:table-cell office:value-type="float" office:value="-96.4262">
                <text:p>-96.4262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32.6296">
                <text:p>-32.6296</text:p>
              </table:table-cell>
              <table:table-cell office:value-type="float" office:value="-75.2995">
                <text:p>-75.2995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43.0992">
                <text:p>-43.0992</text:p>
              </table:table-cell>
              <table:table-cell office:value-type="float" office:value="45.7109">
                <text:p>45.7109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22.2848">
                <text:p>-22.2848</text:p>
              </table:table-cell>
              <table:table-cell office:value-type="float" office:value="98.4612">
                <text:p>98.4612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0.3437">
                <text:p>40.3437</text:p>
              </table:table-cell>
              <table:table-cell office:value-type="float" office:value="63.3178">
                <text:p>63.317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5.88779">
                <text:p>-5.88779</text:p>
              </table:table-cell>
              <table:table-cell office:value-type="float" office:value="52.3433">
                <text:p>52.343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5.74">
                <text:p>25.74</text:p>
              </table:table-cell>
              <table:table-cell office:value-type="float" office:value="-97.6759">
                <text:p>-97.6759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70.9408">
                <text:p>-70.9408</text:p>
              </table:table-cell>
              <table:table-cell office:value-type="float" office:value="-7.51686">
                <text:p>-7.51686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69.9496">
                <text:p>69.9496</text:p>
              </table:table-cell>
              <table:table-cell office:value-type="float" office:value="54.9098">
                <text:p>54.909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8.0467">
                <text:p>28.0467</text:p>
              </table:table-cell>
              <table:table-cell office:value-type="float" office:value="81.1255">
                <text:p>81.125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64.2029">
                <text:p>64.2029</text:p>
              </table:table-cell>
              <table:table-cell office:value-type="float" office:value="29.5645">
                <text:p>29.564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70.2094">
                <text:p>-70.2094</text:p>
              </table:table-cell>
              <table:table-cell office:value-type="float" office:value="90.8905">
                <text:p>90.8905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53.063">
                <text:p>-53.063</text:p>
              </table:table-cell>
              <table:table-cell office:value-type="float" office:value="-78.4884">
                <text:p>-78.4884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63.0296">
                <text:p>63.0296</text:p>
              </table:table-cell>
              <table:table-cell office:value-type="float" office:value="-84.4488">
                <text:p>-84.4488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57.5345">
                <text:p>-57.5345</text:p>
              </table:table-cell>
              <table:table-cell office:value-type="float" office:value="-45.4587">
                <text:p>-45.4587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55.0873">
                <text:p>55.0873</text:p>
              </table:table-cell>
              <table:table-cell office:value-type="float" office:value="24.63">
                <text:p>24.6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39.9231">
                <text:p>-39.9231</text:p>
              </table:table-cell>
              <table:table-cell office:value-type="float" office:value="-15.1177">
                <text:p>-15.1177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70.8269">
                <text:p>-70.8269</text:p>
              </table:table-cell>
              <table:table-cell office:value-type="float" office:value="-86.1071">
                <text:p>-86.1071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4.1602">
                <text:p>44.1602</text:p>
              </table:table-cell>
              <table:table-cell office:value-type="float" office:value="12.8157">
                <text:p>12.815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8.1635">
                <text:p>38.1635</text:p>
              </table:table-cell>
              <table:table-cell office:value-type="float" office:value="-48.1689">
                <text:p>-48.1689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6.1319">
                <text:p>26.1319</text:p>
              </table:table-cell>
              <table:table-cell office:value-type="float" office:value="-52.4663">
                <text:p>-52.4663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91.8094">
                <text:p>-91.8094</text:p>
              </table:table-cell>
              <table:table-cell office:value-type="float" office:value="22.8334">
                <text:p>22.8334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7.887">
                <text:p>17.887</text:p>
              </table:table-cell>
              <table:table-cell office:value-type="float" office:value="-77.7018">
                <text:p>-77.7018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5.2788">
                <text:p>45.2788</text:p>
              </table:table-cell>
              <table:table-cell office:value-type="float" office:value="-90.2378">
                <text:p>-90.2378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74.548">
                <text:p>-74.548</text:p>
              </table:table-cell>
              <table:table-cell office:value-type="float" office:value="-78.2432">
                <text:p>-78.2432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37.8256">
                <text:p>-37.8256</text:p>
              </table:table-cell>
              <table:table-cell office:value-type="float" office:value="-89.3386">
                <text:p>-89.3386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53.5324">
                <text:p>-53.5324</text:p>
              </table:table-cell>
              <table:table-cell office:value-type="float" office:value="22.1046">
                <text:p>22.1046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81.692">
                <text:p>-81.692</text:p>
              </table:table-cell>
              <table:table-cell office:value-type="float" office:value="42.2906">
                <text:p>42.2906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7.7944">
                <text:p>27.7944</text:p>
              </table:table-cell>
              <table:table-cell office:value-type="float" office:value="-74.4558">
                <text:p>-74.4558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.67125">
                <text:p>2.67125</text:p>
              </table:table-cell>
              <table:table-cell office:value-type="float" office:value="82.5854">
                <text:p>82.585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73.2444">
                <text:p>73.2444</text:p>
              </table:table-cell>
              <table:table-cell office:value-type="float" office:value="-44.7479">
                <text:p>-44.7479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57.26">
                <text:p>57.26</text:p>
              </table:table-cell>
              <table:table-cell office:value-type="float" office:value="-91.9389">
                <text:p>-91.9389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8.6953">
                <text:p>58.6953</text:p>
              </table:table-cell>
              <table:table-cell office:value-type="float" office:value="16.0106">
                <text:p>16.010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46.6097">
                <text:p>46.6097</text:p>
              </table:table-cell>
              <table:table-cell office:value-type="float" office:value="-3.68864">
                <text:p>-3.68864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62.1471">
                <text:p>62.1471</text:p>
              </table:table-cell>
              <table:table-cell office:value-type="float" office:value="-7.34584">
                <text:p>-7.34584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86.6557">
                <text:p>-86.6557</text:p>
              </table:table-cell>
              <table:table-cell office:value-type="float" office:value="28.3168">
                <text:p>28.3168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11.9401">
                <text:p>-11.9401</text:p>
              </table:table-cell>
              <table:table-cell office:value-type="float" office:value="-7.82401">
                <text:p>-7.82401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45.054">
                <text:p>-45.054</text:p>
              </table:table-cell>
              <table:table-cell office:value-type="float" office:value="-30.238">
                <text:p>-30.238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-16.545">
                <text:p>-16.545</text:p>
              </table:table-cell>
              <table:table-cell office:value-type="float" office:value="-43.6286">
                <text:p>-43.6286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-60.981">
                <text:p>-60.981</text:p>
              </table:table-cell>
              <table:table-cell office:value-type="float" office:value="-18.2329">
                <text:p>-18.2329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49.8203">
                <text:p>49.8203</text:p>
              </table:table-cell>
              <table:table-cell office:value-type="float" office:value="-21.6954">
                <text:p>-21.6954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-44.5486">
                <text:p>-44.5486</text:p>
              </table:table-cell>
              <table:table-cell office:value-type="float" office:value="-46.8627">
                <text:p>-46.8627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5.9085">
                <text:p>35.9085</text:p>
              </table:table-cell>
              <table:table-cell office:value-type="float" office:value="-93.837">
                <text:p>-93.837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72.3599">
                <text:p>72.3599</text:p>
              </table:table-cell>
              <table:table-cell office:value-type="float" office:value="42.4268">
                <text:p>42.426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0.7296">
                <text:p>10.7296</text:p>
              </table:table-cell>
              <table:table-cell office:value-type="float" office:value="87.4329">
                <text:p>87.432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1.1843">
                <text:p>11.1843</text:p>
              </table:table-cell>
              <table:table-cell office:value-type="float" office:value="22.4028">
                <text:p>22.402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64.9697">
                <text:p>64.9697</text:p>
              </table:table-cell>
              <table:table-cell office:value-type="float" office:value="-67.5782">
                <text:p>-67.5782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76.2553">
                <text:p>76.2553</text:p>
              </table:table-cell>
              <table:table-cell office:value-type="float" office:value="51.2555">
                <text:p>51.255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-88.8055">
                <text:p>-88.8055</text:p>
              </table:table-cell>
              <table:table-cell office:value-type="float" office:value="87.1801">
                <text:p>87.1801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-25.8096">
                <text:p>-25.8096</text:p>
              </table:table-cell>
              <table:table-cell office:value-type="float" office:value="-63.581">
                <text:p>-63.581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4.3449">
                <text:p>24.3449</text:p>
              </table:table-cell>
              <table:table-cell office:value-type="float" office:value="92.8624">
                <text:p>92.862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66.1165">
                <text:p>66.1165</text:p>
              </table:table-cell>
              <table:table-cell office:value-type="float" office:value="-71.8653">
                <text:p>-71.8653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28.4411">
                <text:p>-28.4411</text:p>
              </table:table-cell>
              <table:table-cell office:value-type="float" office:value="-5.60014">
                <text:p>-5.60014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37.9235">
                <text:p>-37.9235</text:p>
              </table:table-cell>
              <table:table-cell office:value-type="float" office:value="-63.0471">
                <text:p>-63.0471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48.9588">
                <text:p>48.9588</text:p>
              </table:table-cell>
              <table:table-cell office:value-type="float" office:value="-45.7394">
                <text:p>-45.7394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-40.1122">
                <text:p>-40.1122</text:p>
              </table:table-cell>
              <table:table-cell office:value-type="float" office:value="78.7751">
                <text:p>78.7751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81.3093">
                <text:p>81.3093</text:p>
              </table:table-cell>
              <table:table-cell office:value-type="float" office:value="-81.0674">
                <text:p>-81.0674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69.8765">
                <text:p>69.8765</text:p>
              </table:table-cell>
              <table:table-cell office:value-type="float" office:value="-13.5972">
                <text:p>-13.5972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85.6628">
                <text:p>-85.6628</text:p>
              </table:table-cell>
              <table:table-cell office:value-type="float" office:value="-10.7905">
                <text:p>-10.7905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9.214">
                <text:p>29.214</text:p>
              </table:table-cell>
              <table:table-cell office:value-type="float" office:value="88.7107">
                <text:p>88.710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-20.0306">
                <text:p>-20.0306</text:p>
              </table:table-cell>
              <table:table-cell office:value-type="float" office:value="92.2815">
                <text:p>92.2815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-90.3194">
                <text:p>-90.3194</text:p>
              </table:table-cell>
              <table:table-cell office:value-type="float" office:value="48.6767">
                <text:p>48.6767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68.6375">
                <text:p>68.6375</text:p>
              </table:table-cell>
              <table:table-cell office:value-type="float" office:value="-20.6588">
                <text:p>-20.6588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4.5639">
                <text:p>34.5639</text:p>
              </table:table-cell>
              <table:table-cell office:value-type="float" office:value="-89.0393">
                <text:p>-89.0393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79.9729">
                <text:p>79.9729</text:p>
              </table:table-cell>
              <table:table-cell office:value-type="float" office:value="97.3328">
                <text:p>97.332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.71767">
                <text:p>2.71767</text:p>
              </table:table-cell>
              <table:table-cell office:value-type="float" office:value="55.008">
                <text:p>55.00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-9.62662">
                <text:p>-9.62662</text:p>
              </table:table-cell>
              <table:table-cell office:value-type="float" office:value="41.7069">
                <text:p>41.706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-65.2084">
                <text:p>-65.2084</text:p>
              </table:table-cell>
              <table:table-cell office:value-type="float" office:value="88.07">
                <text:p>88.07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.9405">
                <text:p>28.9405</text:p>
              </table:table-cell>
              <table:table-cell office:value-type="float" office:value="42.7509">
                <text:p>42.750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-63.9747">
                <text:p>-63.9747</text:p>
              </table:table-cell>
              <table:table-cell office:value-type="float" office:value="-1.53493">
                <text:p>-1.53493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-63.3624">
                <text:p>-63.3624</text:p>
              </table:table-cell>
              <table:table-cell office:value-type="float" office:value="-35.5841">
                <text:p>-35.5841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57.0196">
                <text:p>57.0196</text:p>
              </table:table-cell>
              <table:table-cell office:value-type="float" office:value="-49.6723">
                <text:p>-49.6723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-60.9107">
                <text:p>-60.9107</text:p>
              </table:table-cell>
              <table:table-cell office:value-type="float" office:value="-53.2937">
                <text:p>-53.2937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-32.6467">
                <text:p>-32.6467</text:p>
              </table:table-cell>
              <table:table-cell office:value-type="float" office:value="-4.93782">
                <text:p>-4.93782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-18.4302">
                <text:p>-18.4302</text:p>
              </table:table-cell>
              <table:table-cell office:value-type="float" office:value="18.1258">
                <text:p>18.1258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-67.9356">
                <text:p>-67.9356</text:p>
              </table:table-cell>
              <table:table-cell office:value-type="float" office:value="51.2649">
                <text:p>51.2649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-93.6645">
                <text:p>-93.6645</text:p>
              </table:table-cell>
              <table:table-cell office:value-type="float" office:value="14.0076">
                <text:p>14.0076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-92.1642">
                <text:p>-92.1642</text:p>
              </table:table-cell>
              <table:table-cell office:value-type="float" office:value="-23.7293">
                <text:p>-23.7293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8.07492">
                <text:p>8.07492</text:p>
              </table:table-cell>
              <table:table-cell office:value-type="float" office:value="-23.5059">
                <text:p>-23.5059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68.6041">
                <text:p>68.6041</text:p>
              </table:table-cell>
              <table:table-cell office:value-type="float" office:value="66.4642">
                <text:p>66.464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-36.3361">
                <text:p>-36.3361</text:p>
              </table:table-cell>
              <table:table-cell office:value-type="float" office:value="34.5563">
                <text:p>34.5563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503727">
                <text:p>0.503727</text:p>
              </table:table-cell>
              <table:table-cell office:value-type="float" office:value="-37.1707">
                <text:p>-37.1707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-9.72146">
                <text:p>-9.72146</text:p>
              </table:table-cell>
              <table:table-cell office:value-type="float" office:value="-56.6586">
                <text:p>-56.6586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-9.45902">
                <text:p>-9.45902</text:p>
              </table:table-cell>
              <table:table-cell office:value-type="float" office:value="85.9368">
                <text:p>85.936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-17.7027">
                <text:p>-17.7027</text:p>
              </table:table-cell>
              <table:table-cell office:value-type="float" office:value="-59.5702">
                <text:p>-59.5702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-71.6951">
                <text:p>-71.6951</text:p>
              </table:table-cell>
              <table:table-cell office:value-type="float" office:value="50.4508">
                <text:p>50.4508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-11.8791">
                <text:p>-11.8791</text:p>
              </table:table-cell>
              <table:table-cell office:value-type="float" office:value="17.3461">
                <text:p>17.3461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-12.0291">
                <text:p>-12.0291</text:p>
              </table:table-cell>
              <table:table-cell office:value-type="float" office:value="30.7645">
                <text:p>30.764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-7.50684">
                <text:p>-7.50684</text:p>
              </table:table-cell>
              <table:table-cell office:value-type="float" office:value="60.6452">
                <text:p>60.645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5.7298">
                <text:p>15.7298</text:p>
              </table:table-cell>
              <table:table-cell office:value-type="float" office:value="92.6552">
                <text:p>92.655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85.0918">
                <text:p>85.0918</text:p>
              </table:table-cell>
              <table:table-cell office:value-type="float" office:value="-23.9871">
                <text:p>-23.9871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79.5092">
                <text:p>79.5092</text:p>
              </table:table-cell>
              <table:table-cell office:value-type="float" office:value="-41.9703">
                <text:p>-41.9703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40.4185">
                <text:p>40.4185</text:p>
              </table:table-cell>
              <table:table-cell office:value-type="float" office:value="56.6765">
                <text:p>56.676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46.4869">
                <text:p>46.4869</text:p>
              </table:table-cell>
              <table:table-cell office:value-type="float" office:value="12.6308">
                <text:p>12.630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-6.82239">
                <text:p>-6.82239</text:p>
              </table:table-cell>
              <table:table-cell office:value-type="float" office:value="27.4235">
                <text:p>27.423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-66.7499">
                <text:p>-66.7499</text:p>
              </table:table-cell>
              <table:table-cell office:value-type="float" office:value="43.2092">
                <text:p>43.2092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-62.1922">
                <text:p>-62.1922</text:p>
              </table:table-cell>
              <table:table-cell office:value-type="float" office:value="11.2964">
                <text:p>11.2964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-25.9387">
                <text:p>-25.9387</text:p>
              </table:table-cell>
              <table:table-cell office:value-type="float" office:value="37.4554">
                <text:p>37.4554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-62.435">
                <text:p>-62.435</text:p>
              </table:table-cell>
              <table:table-cell office:value-type="float" office:value="-23.9337">
                <text:p>-23.9337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-97.762">
                <text:p>-97.762</text:p>
              </table:table-cell>
              <table:table-cell office:value-type="float" office:value="71.3077">
                <text:p>71.3077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55.7232">
                <text:p>55.7232</text:p>
              </table:table-cell>
              <table:table-cell office:value-type="float" office:value="40.3947">
                <text:p>40.394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74.3049">
                <text:p>74.3049</text:p>
              </table:table-cell>
              <table:table-cell office:value-type="float" office:value="-82.056">
                <text:p>-82.056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-30.8389">
                <text:p>-30.8389</text:p>
              </table:table-cell>
              <table:table-cell office:value-type="float" office:value="-23.54">
                <text:p>-23.54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9.17918">
                <text:p>9.17918</text:p>
              </table:table-cell>
              <table:table-cell office:value-type="float" office:value="40.6636">
                <text:p>40.663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-75.3312">
                <text:p>-75.3312</text:p>
              </table:table-cell>
              <table:table-cell office:value-type="float" office:value="32.0362">
                <text:p>32.0362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58.2862">
                <text:p>58.2862</text:p>
              </table:table-cell>
              <table:table-cell office:value-type="float" office:value="-99.2709">
                <text:p>-99.2709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-82.2259">
                <text:p>-82.2259</text:p>
              </table:table-cell>
              <table:table-cell office:value-type="float" office:value="-85.9997">
                <text:p>-85.9997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78.0076">
                <text:p>78.0076</text:p>
              </table:table-cell>
              <table:table-cell office:value-type="float" office:value="-94.0403">
                <text:p>-94.0403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-0.834538">
                <text:p>-0.834538</text:p>
              </table:table-cell>
              <table:table-cell office:value-type="float" office:value="15.7915">
                <text:p>15.7915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87.8002">
                <text:p>87.8002</text:p>
              </table:table-cell>
              <table:table-cell office:value-type="float" office:value="4.29692">
                <text:p>4.2969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-15.235">
                <text:p>-15.235</text:p>
              </table:table-cell>
              <table:table-cell office:value-type="float" office:value="-88.3163">
                <text:p>-88.3163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-18.1624">
                <text:p>-18.1624</text:p>
              </table:table-cell>
              <table:table-cell office:value-type="float" office:value="16.9251">
                <text:p>16.9251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-83.4555">
                <text:p>-83.4555</text:p>
              </table:table-cell>
              <table:table-cell office:value-type="float" office:value="-37.3801">
                <text:p>-37.3801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-67.3506">
                <text:p>-67.3506</text:p>
              </table:table-cell>
              <table:table-cell office:value-type="float" office:value="92.2851">
                <text:p>92.2851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73.626">
                <text:p>73.626</text:p>
              </table:table-cell>
              <table:table-cell office:value-type="float" office:value="-10.6011">
                <text:p>-10.6011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.06387">
                <text:p>2.06387</text:p>
              </table:table-cell>
              <table:table-cell office:value-type="float" office:value="30.2794">
                <text:p>30.279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-68.8614">
                <text:p>-68.8614</text:p>
              </table:table-cell>
              <table:table-cell office:value-type="float" office:value="-7.84773">
                <text:p>-7.84773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4.8865">
                <text:p>34.8865</text:p>
              </table:table-cell>
              <table:table-cell office:value-type="float" office:value="-27.8508">
                <text:p>-27.8508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8.41075">
                <text:p>8.41075</text:p>
              </table:table-cell>
              <table:table-cell office:value-type="float" office:value="42.3818">
                <text:p>42.381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67.3144">
                <text:p>67.3144</text:p>
              </table:table-cell>
              <table:table-cell office:value-type="float" office:value="36.9222">
                <text:p>36.922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64.9861">
                <text:p>64.9861</text:p>
              </table:table-cell>
              <table:table-cell office:value-type="float" office:value="78.0501">
                <text:p>78.050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-81.2657">
                <text:p>-81.2657</text:p>
              </table:table-cell>
              <table:table-cell office:value-type="float" office:value="-8.16422">
                <text:p>-8.16422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92.9909">
                <text:p>92.9909</text:p>
              </table:table-cell>
              <table:table-cell office:value-type="float" office:value="-4.66402">
                <text:p>-4.6640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46.1162">
                <text:p>46.1162</text:p>
              </table:table-cell>
              <table:table-cell office:value-type="float" office:value="59.7444">
                <text:p>59.744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-85.7793">
                <text:p>-85.7793</text:p>
              </table:table-cell>
              <table:table-cell office:value-type="float" office:value="48.5849">
                <text:p>48.5849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70.5789">
                <text:p>70.5789</text:p>
              </table:table-cell>
              <table:table-cell office:value-type="float" office:value="39.6042">
                <text:p>39.604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493478">
                <text:p>0.493478</text:p>
              </table:table-cell>
              <table:table-cell office:value-type="float" office:value="-28.2453">
                <text:p>-28.2453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-60.6143">
                <text:p>-60.6143</text:p>
              </table:table-cell>
              <table:table-cell office:value-type="float" office:value="59.4796">
                <text:p>59.4796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-44.6799">
                <text:p>-44.6799</text:p>
              </table:table-cell>
              <table:table-cell office:value-type="float" office:value="-20.1883">
                <text:p>-20.1883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-1.1319">
                <text:p>-1.1319</text:p>
              </table:table-cell>
              <table:table-cell office:value-type="float" office:value="65.4571">
                <text:p>65.457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-33.4552">
                <text:p>-33.4552</text:p>
              </table:table-cell>
              <table:table-cell office:value-type="float" office:value="-26.8556">
                <text:p>-26.8556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9.85366">
                <text:p>9.85366</text:p>
              </table:table-cell>
              <table:table-cell office:value-type="float" office:value="-85.7119">
                <text:p>-85.7119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